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773cm"/>
    </style:style>
    <style:style style:name="Tabela2.C" style:family="table-column">
      <style:table-column-properties style:column-width="3.016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2.A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ela3" style:family="table">
      <style:table-properties style:width="14.155cm" fo:margin-left="1.042cm" table:align="left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11.456cm"/>
    </style:style>
    <style:style style:name="Tabela3.A1" style:family="table-cell">
      <style:table-cell-properties fo:background-color="#c0c0c0" fo:padding="0.176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fo:background-color="#c0c0c0" fo:padding="0.176cm" fo:border="0.05pt solid #000000">
        <style:background-image/>
      </style:table-cell-properties>
    </style:style>
    <style:style style:name="Tabela3.A2" style:family="table-cell">
      <style:table-cell-properties fo:padding="0.176cm" fo:border-left="0.05pt solid #000000" fo:border-right="none" fo:border-top="none" fo:border-bottom="0.05pt solid #000000"/>
    </style:style>
    <style:style style:name="Tabela3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176cm" fo:border-left="0.05pt solid #000000" fo:border-right="none" fo:border-top="none" fo:border-bottom="0.05pt solid #000000"/>
    </style:style>
    <style:style style:name="Tabela3.B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5" style:family="table">
      <style:table-properties style:width="15.028cm" fo:margin-left="0.176cm" table:align="left"/>
    </style:style>
    <style:style style:name="Tabela5.A" style:family="table-column">
      <style:table-column-properties style:column-width="4.233cm"/>
    </style:style>
    <style:style style:name="Tabela5.B" style:family="table-column">
      <style:table-column-properties style:column-width="10.795cm"/>
    </style:style>
    <style:style style:name="Tabela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e6e6e6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2" style:family="table-cell">
      <style:table-cell-properties fo:padding="0.097cm" fo:border-left="0.05pt solid #000000" fo:border-right="none" fo:border-top="none" fo:border-bottom="0.05pt solid #000000"/>
    </style:style>
    <style:style style:name="Tabela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2" style:family="table-cell">
      <style:table-cell-properties fo:padding="0.097cm" fo:border-left="0.05pt solid #000000" fo:border-right="none" fo:border-top="none" fo:border-bottom="0.05pt solid #000000"/>
    </style:style>
    <style:style style:name="Tabela5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3" style:family="table-cell">
      <style:table-cell-properties fo:padding="0.097cm" fo:border-left="0.05pt solid #000000" fo:border-right="none" fo:border-top="none" fo:border-bottom="0.05pt solid #000000"/>
    </style:style>
    <style:style style:name="Tabela5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4" style:family="table-cell">
      <style:table-cell-properties fo:padding="0.097cm" fo:border-left="0.05pt solid #000000" fo:border-right="none" fo:border-top="none" fo:border-bottom="0.05pt solid #000000"/>
    </style:style>
    <style:style style:name="Tabela5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5" style:family="table-cell">
      <style:table-cell-properties fo:padding="0.097cm" fo:border-left="0.05pt solid #000000" fo:border-right="none" fo:border-top="none" fo:border-bottom="0.05pt solid #000000"/>
    </style:style>
    <style:style style:name="Tabela5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6" style:family="table-cell">
      <style:table-cell-properties fo:padding="0.097cm" fo:border-left="0.05pt solid #000000" fo:border-right="none" fo:border-top="none" fo:border-bottom="0.05pt solid #000000"/>
    </style:style>
    <style:style style:name="Tabela5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7" style:family="table-cell">
      <style:table-cell-properties fo:padding="0.097cm" fo:border-left="0.05pt solid #000000" fo:border-right="none" fo:border-top="none" fo:border-bottom="0.05pt solid #000000"/>
    </style:style>
    <style:style style:name="Tabela5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8" style:family="table-cell">
      <style:table-cell-properties fo:padding="0.097cm" fo:border-left="0.05pt solid #000000" fo:border-right="none" fo:border-top="none" fo:border-bottom="0.05pt solid #000000"/>
    </style:style>
    <style:style style:name="Tabela5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9" style:family="table-cell">
      <style:table-cell-properties fo:padding="0.097cm" fo:border-left="0.05pt solid #000000" fo:border-right="none" fo:border-top="none" fo:border-bottom="0.05pt solid #000000"/>
    </style:style>
    <style:style style:name="Tabela5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0" style:family="table-cell">
      <style:table-cell-properties fo:padding="0.097cm" fo:border-left="0.05pt solid #000000" fo:border-right="none" fo:border-top="none" fo:border-bottom="0.05pt solid #000000"/>
    </style:style>
    <style:style style:name="Tabela5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1" style:family="table-cell">
      <style:table-cell-properties fo:padding="0.097cm" fo:border-left="0.05pt solid #000000" fo:border-right="none" fo:border-top="none" fo:border-bottom="0.05pt solid #000000"/>
    </style:style>
    <style:style style:name="Tabela5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2" style:family="table-cell">
      <style:table-cell-properties fo:padding="0.097cm" fo:border-left="0.05pt solid #000000" fo:border-right="none" fo:border-top="none" fo:border-bottom="0.05pt solid #000000"/>
    </style:style>
    <style:style style:name="Tabela5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3" style:family="table-cell">
      <style:table-cell-properties fo:padding="0.097cm" fo:border-left="0.05pt solid #000000" fo:border-right="none" fo:border-top="none" fo:border-bottom="0.05pt solid #000000"/>
    </style:style>
    <style:style style:name="Tabela5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4" style:family="table-cell">
      <style:table-cell-properties fo:padding="0.097cm" fo:border-left="0.05pt solid #000000" fo:border-right="none" fo:border-top="none" fo:border-bottom="0.05pt solid #000000"/>
    </style:style>
    <style:style style:name="Tabela5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5" style:family="table-cell">
      <style:table-cell-properties fo:padding="0.097cm" fo:border-left="0.05pt solid #000000" fo:border-right="none" fo:border-top="none" fo:border-bottom="0.05pt solid #000000"/>
    </style:style>
    <style:style style:name="Tabela5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431cm" fo:margin-left="0.176cm" table:align="left"/>
    </style:style>
    <style:style style:name="Tabela6.A" style:family="table-column">
      <style:table-column-properties style:column-width="8.955cm"/>
    </style:style>
    <style:style style:name="Tabela6.B" style:family="table-column">
      <style:table-column-properties style:column-width="7.475cm"/>
    </style:style>
    <style:style style:name="Tabela6.A1" style:family="table-cell">
      <style:table-cell-properties fo:background-color="#e6e6e6" fo:padding="0.176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e6e6e6" fo:padding="0.176cm" fo:border="0.05pt solid #000000">
        <style:background-image/>
      </style:table-cell-properties>
    </style:style>
    <style:style style:name="Tabela6.A2" style:family="table-cell">
      <style:table-cell-properties fo:padding="0.176cm" fo:border-left="0.05pt solid #000000" fo:border-right="none" fo:border-top="none" fo:border-bottom="0.05pt solid #000000"/>
    </style:style>
    <style:style style:name="Tabela6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176cm" fo:border-left="0.05pt solid #000000" fo:border-right="none" fo:border-top="none" fo:border-bottom="0.05pt solid #000000"/>
    </style:style>
    <style:style style:name="Tabela6.B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176cm" fo:border-left="0.05pt solid #000000" fo:border-right="none" fo:border-top="none" fo:border-bottom="0.05pt solid #000000"/>
    </style:style>
    <style:style style:name="Tabela6.B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176cm" fo:border-left="0.05pt solid #000000" fo:border-right="none" fo:border-top="none" fo:border-bottom="0.05pt solid #000000"/>
    </style:style>
    <style:style style:name="Tabela6.B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176cm" fo:border-left="0.05pt solid #000000" fo:border-right="none" fo:border-top="none" fo:border-bottom="0.05pt solid #000000"/>
    </style:style>
    <style:style style:name="Tabela6.B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176cm" fo:border-left="0.05pt solid #000000" fo:border-right="none" fo:border-top="none" fo:border-bottom="0.05pt solid #000000"/>
    </style:style>
    <style:style style:name="Tabela6.B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176cm" fo:border-left="0.05pt solid #000000" fo:border-right="none" fo:border-top="none" fo:border-bottom="0.05pt solid #000000"/>
    </style:style>
    <style:style style:name="Tabela6.B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176cm" fo:border-left="0.05pt solid #000000" fo:border-right="none" fo:border-top="none" fo:border-bottom="0.05pt solid #000000"/>
    </style:style>
    <style:style style:name="Tabela6.B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176cm" fo:border-left="0.05pt solid #000000" fo:border-right="none" fo:border-top="none" fo:border-bottom="0.05pt solid #000000"/>
    </style:style>
    <style:style style:name="Tabela6.B1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176cm" fo:border-left="0.05pt solid #000000" fo:border-right="none" fo:border-top="none" fo:border-bottom="0.05pt solid #000000"/>
    </style:style>
    <style:style style:name="Tabela6.B1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2" style:family="table-cell">
      <style:table-cell-properties fo:padding="0.176cm" fo:border-left="0.05pt solid #000000" fo:border-right="none" fo:border-top="none" fo:border-bottom="0.05pt solid #000000"/>
    </style:style>
    <style:style style:name="Tabela6.B1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3" style:family="table-cell">
      <style:table-cell-properties fo:padding="0.176cm" fo:border-left="0.05pt solid #000000" fo:border-right="none" fo:border-top="none" fo:border-bottom="0.05pt solid #000000"/>
    </style:style>
    <style:style style:name="Tabela6.B1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4" style:family="table-cell">
      <style:table-cell-properties fo:padding="0.176cm" fo:border-left="0.05pt solid #000000" fo:border-right="none" fo:border-top="none" fo:border-bottom="0.05pt solid #000000"/>
    </style:style>
    <style:style style:name="Tabela6.B1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5" style:family="table-cell">
      <style:table-cell-properties fo:padding="0.176cm" fo:border-left="0.05pt solid #000000" fo:border-right="none" fo:border-top="none" fo:border-bottom="0.05pt solid #000000"/>
    </style:style>
    <style:style style:name="Tabela6.B1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6" style:family="table-cell">
      <style:table-cell-properties fo:padding="0.176cm" fo:border-left="0.05pt solid #000000" fo:border-right="none" fo:border-top="none" fo:border-bottom="0.05pt solid #000000"/>
    </style:style>
    <style:style style:name="Tabela6.B1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7" style:family="table-cell">
      <style:table-cell-properties fo:padding="0.176cm" fo:border-left="0.05pt solid #000000" fo:border-right="none" fo:border-top="none" fo:border-bottom="0.05pt solid #000000"/>
    </style:style>
    <style:style style:name="Tabela6.B1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8" style:family="table-cell">
      <style:table-cell-properties fo:padding="0.176cm" fo:border-left="0.05pt solid #000000" fo:border-right="none" fo:border-top="none" fo:border-bottom="0.05pt solid #000000"/>
    </style:style>
    <style:style style:name="Tabela6.B1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9" style:family="table-cell">
      <style:table-cell-properties fo:padding="0.176cm" fo:border-left="0.05pt solid #000000" fo:border-right="none" fo:border-top="none" fo:border-bottom="0.05pt solid #000000"/>
    </style:style>
    <style:style style:name="Tabela6.B1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0" style:family="table-cell">
      <style:table-cell-properties fo:padding="0.176cm" fo:border-left="0.05pt solid #000000" fo:border-right="none" fo:border-top="none" fo:border-bottom="0.05pt solid #000000"/>
    </style:style>
    <style:style style:name="Tabela6.B2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1" style:family="table-cell">
      <style:table-cell-properties fo:padding="0.176cm" fo:border-left="0.05pt solid #000000" fo:border-right="none" fo:border-top="none" fo:border-bottom="0.05pt solid #000000"/>
    </style:style>
    <style:style style:name="Tabela6.B2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2" style:family="table-cell">
      <style:table-cell-properties fo:padding="0.176cm" fo:border-left="0.05pt solid #000000" fo:border-right="none" fo:border-top="none" fo:border-bottom="0.05pt solid #000000"/>
    </style:style>
    <style:style style:name="Tabela6.B2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3" style:family="table-cell">
      <style:table-cell-properties fo:padding="0.176cm" fo:border-left="0.05pt solid #000000" fo:border-right="none" fo:border-top="none" fo:border-bottom="0.05pt solid #000000"/>
    </style:style>
    <style:style style:name="Tabela6.B2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4" style:family="table-cell">
      <style:table-cell-properties fo:padding="0.176cm" fo:border-left="0.05pt solid #000000" fo:border-right="none" fo:border-top="none" fo:border-bottom="0.05pt solid #000000"/>
    </style:style>
    <style:style style:name="Tabela6.B2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5" style:family="table-cell">
      <style:table-cell-properties fo:padding="0.176cm" fo:border-left="0.05pt solid #000000" fo:border-right="none" fo:border-top="none" fo:border-bottom="0.05pt solid #000000"/>
    </style:style>
    <style:style style:name="Tabela6.B2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6" style:family="table-cell">
      <style:table-cell-properties fo:padding="0.176cm" fo:border-left="0.05pt solid #000000" fo:border-right="none" fo:border-top="none" fo:border-bottom="0.05pt solid #000000"/>
    </style:style>
    <style:style style:name="Tabela6.B2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7" style:family="table-cell">
      <style:table-cell-properties fo:padding="0.176cm" fo:border-left="0.05pt solid #000000" fo:border-right="none" fo:border-top="none" fo:border-bottom="0.05pt solid #000000"/>
    </style:style>
    <style:style style:name="Tabela6.B2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8" style:family="table-cell">
      <style:table-cell-properties fo:padding="0.176cm" fo:border-left="0.05pt solid #000000" fo:border-right="none" fo:border-top="none" fo:border-bottom="0.05pt solid #000000"/>
    </style:style>
    <style:style style:name="Tabela6.B2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9" style:family="table-cell">
      <style:table-cell-properties fo:padding="0.176cm" fo:border-left="0.05pt solid #000000" fo:border-right="none" fo:border-top="none" fo:border-bottom="0.05pt solid #000000"/>
    </style:style>
    <style:style style:name="Tabela6.B2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0" style:family="table-cell">
      <style:table-cell-properties fo:padding="0.176cm" fo:border-left="0.05pt solid #000000" fo:border-right="none" fo:border-top="none" fo:border-bottom="0.05pt solid #000000"/>
    </style:style>
    <style:style style:name="Tabela6.B3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1" style:family="table-cell">
      <style:table-cell-properties fo:padding="0.176cm" fo:border-left="0.05pt solid #000000" fo:border-right="none" fo:border-top="none" fo:border-bottom="0.05pt solid #000000"/>
    </style:style>
    <style:style style:name="Tabela6.B3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2" style:family="table-cell">
      <style:table-cell-properties fo:padding="0.176cm" fo:border-left="0.05pt solid #000000" fo:border-right="none" fo:border-top="none" fo:border-bottom="0.05pt solid #000000"/>
    </style:style>
    <style:style style:name="Tabela6.B3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3" style:family="table-cell">
      <style:table-cell-properties fo:padding="0.176cm" fo:border-left="0.05pt solid #000000" fo:border-right="none" fo:border-top="none" fo:border-bottom="0.05pt solid #000000"/>
    </style:style>
    <style:style style:name="Tabela6.B3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4" style:family="table-cell">
      <style:table-cell-properties fo:padding="0.176cm" fo:border-left="0.05pt solid #000000" fo:border-right="none" fo:border-top="none" fo:border-bottom="0.05pt solid #000000"/>
    </style:style>
    <style:style style:name="Tabela6.B3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5" style:family="table-cell">
      <style:table-cell-properties fo:padding="0.176cm" fo:border-left="0.05pt solid #000000" fo:border-right="none" fo:border-top="none" fo:border-bottom="0.05pt solid #000000"/>
    </style:style>
    <style:style style:name="Tabela6.B3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6" style:family="table-cell">
      <style:table-cell-properties fo:padding="0.176cm" fo:border-left="0.05pt solid #000000" fo:border-right="none" fo:border-top="none" fo:border-bottom="0.05pt solid #000000"/>
    </style:style>
    <style:style style:name="Tabela6.B3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7" style:family="table-cell">
      <style:table-cell-properties fo:padding="0.176cm" fo:border-left="0.05pt solid #000000" fo:border-right="none" fo:border-top="none" fo:border-bottom="0.05pt solid #000000"/>
    </style:style>
    <style:style style:name="Tabela6.B3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8" style:family="table-cell">
      <style:table-cell-properties fo:padding="0.176cm" fo:border-left="0.05pt solid #000000" fo:border-right="none" fo:border-top="none" fo:border-bottom="0.05pt solid #000000"/>
    </style:style>
    <style:style style:name="Tabela6.B3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9" style:family="table-cell">
      <style:table-cell-properties fo:padding="0.176cm" fo:border-left="0.05pt solid #000000" fo:border-right="none" fo:border-top="none" fo:border-bottom="0.05pt solid #000000"/>
    </style:style>
    <style:style style:name="Tabela6.B3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5.609cm"/>
    </style:style>
    <style:style style:name="Tabela8.B" style:family="table-column">
      <style:table-column-properties style:column-width="5.724cm"/>
    </style:style>
    <style:style style:name="Tabela8.C" style:family="table-column">
      <style:table-column-properties style:column-width="5.68cm"/>
    </style:style>
    <style:style style:name="Tabela8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8.B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3" style:family="table-row">
      <style:table-row-properties style:min-row-height="0.743cm"/>
    </style:style>
    <style:style style:name="Tabela8.A4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8.B4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8.C4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A5" style:family="table-cell">
      <style:table-cell-properties fo:padding="0.097cm" fo:border-left="0.05pt solid #000000" fo:border-right="none" fo:border-top="none" fo:border-bottom="0.05pt solid #000000"/>
    </style:style>
    <style:style style:name="Tabela8.B5" style:family="table-cell">
      <style:table-cell-properties fo:padding="0.097cm" fo:border-left="0.05pt solid #000000" fo:border-right="none" fo:border-top="none" fo:border-bottom="0.05pt solid #000000"/>
    </style:style>
    <style:style style:name="Tabela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6" style:family="table-cell">
      <style:table-cell-properties fo:padding="0.097cm" fo:border-left="0.05pt solid #000000" fo:border-right="none" fo:border-top="none" fo:border-bottom="0.05pt solid #000000"/>
    </style:style>
    <style:style style:name="Tabela8.B6" style:family="table-cell">
      <style:table-cell-properties fo:padding="0.097cm" fo:border-left="0.05pt solid #000000" fo:border-right="none" fo:border-top="none" fo:border-bottom="0.05pt solid #000000"/>
    </style:style>
    <style:style style:name="Tabela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A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8.B7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8.C7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A8" style:family="table-cell">
      <style:table-cell-properties fo:padding="0.097cm" fo:border-left="0.05pt solid #000000" fo:border-right="none" fo:border-top="none" fo:border-bottom="0.05pt solid #000000"/>
    </style:style>
    <style:style style:name="Tabela8.B8" style:family="table-cell">
      <style:table-cell-properties fo:padding="0.097cm" fo:border-left="0.05pt solid #000000" fo:border-right="none" fo:border-top="none" fo:border-bottom="0.05pt solid #000000"/>
    </style:style>
    <style:style style:name="Tabela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5.664cm" style:rel-column-width="21833*"/>
    </style:style>
    <style:style style:name="Tabela9.B" style:family="table-column">
      <style:table-column-properties style:column-width="5.667cm" style:rel-column-width="21847*"/>
    </style:style>
    <style:style style:name="Tabela9.C" style:family="table-column">
      <style:table-column-properties style:column-width="5.669cm" style:rel-column-width="21855*"/>
    </style:style>
    <style:style style:name="Tabela9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9.B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6" style:family="table-row">
      <style:table-row-properties style:min-row-height="0.875cm"/>
    </style:style>
    <style:style style:name="Tabela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5.667cm" style:rel-column-width="21845*"/>
    </style:style>
    <style:style style:name="Tabela10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10.B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0.C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5.667cm" style:rel-column-width="21845*"/>
    </style:style>
    <style:style style:name="Tabela11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11.B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5.667cm" style:rel-column-width="21845*"/>
    </style:style>
    <style:style style:name="Tabela12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12.B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5.667cm" style:rel-column-width="21845*"/>
    </style:style>
    <style:style style:name="Tabela13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13.B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4" style:family="table-cell">
      <style:table-cell-properties fo:padding="0.097cm" fo:border-left="0.05pt solid #000000" fo:border-right="none" fo:border-top="none" fo:border-bottom="0.05pt solid #000000"/>
    </style:style>
    <style:style style:name="Tabela13.B4" style:family="table-cell">
      <style:table-cell-properties fo:padding="0.097cm" fo:border-left="0.05pt solid #000000" fo:border-right="none" fo:border-top="none" fo:border-bottom="0.05pt solid #000000"/>
    </style:style>
    <style:style style:name="Tabela1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fo:padding="0.097cm" fo:border-left="0.05pt solid #000000" fo:border-right="none" fo:border-top="none" fo:border-bottom="0.05pt solid #000000"/>
    </style:style>
    <style:style style:name="Tabela13.B5" style:family="table-cell">
      <style:table-cell-properties fo:padding="0.097cm" fo:border-left="0.05pt solid #000000" fo:border-right="none" fo:border-top="none" fo:border-bottom="0.05pt solid #000000"/>
    </style:style>
    <style:style style:name="Tabela1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fo:padding="0.097cm" fo:border-left="0.05pt solid #000000" fo:border-right="none" fo:border-top="none" fo:border-bottom="0.05pt solid #000000"/>
    </style:style>
    <style:style style:name="Tabela13.B6" style:family="table-cell">
      <style:table-cell-properties fo:padding="0.097cm" fo:border-left="0.05pt solid #000000" fo:border-right="none" fo:border-top="none" fo:border-bottom="0.05pt solid #000000"/>
    </style:style>
    <style:style style:name="Tabela1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fo:padding="0.097cm" fo:border-left="0.05pt solid #000000" fo:border-right="none" fo:border-top="none" fo:border-bottom="0.05pt solid #000000"/>
    </style:style>
    <style:style style:name="Tabela13.B7" style:family="table-cell">
      <style:table-cell-properties fo:padding="0.097cm" fo:border-left="0.05pt solid #000000" fo:border-right="none" fo:border-top="none" fo:border-bottom="0.05pt solid #000000"/>
    </style:style>
    <style:style style:name="Tabela1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fo:padding="0.097cm" fo:border-left="0.05pt solid #000000" fo:border-right="none" fo:border-top="none" fo:border-bottom="0.05pt solid #000000"/>
    </style:style>
    <style:style style:name="Tabela13.B8" style:family="table-cell">
      <style:table-cell-properties fo:padding="0.097cm" fo:border-left="0.05pt solid #000000" fo:border-right="none" fo:border-top="none" fo:border-bottom="0.05pt solid #000000"/>
    </style:style>
    <style:style style:name="Tabela1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5.667cm" style:rel-column-width="21845*"/>
    </style:style>
    <style:style style:name="Tabela14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14.B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5.667cm" style:rel-column-width="21845*"/>
    </style:style>
    <style:style style:name="Tabela15.A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a15.B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318cm"/>
    </style:style>
    <style:style style:name="Tabela4.B" style:family="table-column">
      <style:table-column-properties style:column-width="4.101cm"/>
    </style:style>
    <style:style style:name="Tabela4.C" style:family="table-column">
      <style:table-column-properties style:column-width="3.33cm"/>
    </style:style>
    <style:style style:name="Tabela4.D" style:family="table-column">
      <style:table-column-properties style:column-width="4.263cm"/>
    </style:style>
    <style:style style:name="Tabela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D1" style:family="table-cell">
      <style:table-cell-properties fo:background-color="#e6e6e6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2" style:family="table-cell">
      <style:table-cell-properties fo:padding="0.097cm" fo:border-left="0.05pt solid #000000" fo:border-right="none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C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3" style:family="table-cell">
      <style:table-cell-properties fo:padding="0.097cm" fo:border-left="0.05pt solid #000000" fo:border-right="none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4" style:family="table-cell">
      <style:table-cell-properties fo:padding="0.097cm" fo:border-left="0.05pt solid #000000" fo:border-right="none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C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5" style:family="table-cell">
      <style:table-cell-properties fo:padding="0.097cm" fo:border-left="0.05pt solid #000000" fo:border-right="none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C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6" style:family="table-cell">
      <style:table-cell-properties fo:padding="0.097cm" fo:border-left="0.05pt solid #000000" fo:border-right="none" fo:border-top="none" fo:border-bottom="0.05pt solid #000000"/>
    </style:style>
    <style:style style:name="Tabela4.B16" style:family="table-cell">
      <style:table-cell-properties fo:padding="0.097cm" fo:border-left="0.05pt solid #000000" fo:border-right="none" fo:border-top="none" fo:border-bottom="0.05pt solid #000000"/>
    </style:style>
    <style:style style:name="Tabela4.C16" style:family="table-cell">
      <style:table-cell-properties fo:padding="0.097cm" fo:border-left="0.05pt solid #000000" fo:border-right="none" fo:border-top="none" fo:border-bottom="0.05pt solid #000000"/>
    </style:style>
    <style:style style:name="Tabela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7" style:family="table-cell">
      <style:table-cell-properties fo:padding="0.097cm" fo:border-left="0.05pt solid #000000" fo:border-right="none" fo:border-top="none" fo:border-bottom="0.05pt solid #000000"/>
    </style:style>
    <style:style style:name="Tabela4.B17" style:family="table-cell">
      <style:table-cell-properties fo:padding="0.097cm" fo:border-left="0.05pt solid #000000" fo:border-right="none" fo:border-top="none" fo:border-bottom="0.05pt solid #000000"/>
    </style:style>
    <style:style style:name="Tabela4.C17" style:family="table-cell">
      <style:table-cell-properties fo:padding="0.097cm" fo:border-left="0.05pt solid #000000" fo:border-right="none" fo:border-top="none" fo:border-bottom="0.05pt solid #000000"/>
    </style:style>
    <style:style style:name="Tabela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8" style:family="table-cell">
      <style:table-cell-properties fo:padding="0.097cm" fo:border-left="0.05pt solid #000000" fo:border-right="none" fo:border-top="none" fo:border-bottom="0.05pt solid #000000"/>
    </style:style>
    <style:style style:name="Tabela4.B18" style:family="table-cell">
      <style:table-cell-properties fo:padding="0.097cm" fo:border-left="0.05pt solid #000000" fo:border-right="none" fo:border-top="none" fo:border-bottom="0.05pt solid #000000"/>
    </style:style>
    <style:style style:name="Tabela4.C18" style:family="table-cell">
      <style:table-cell-properties fo:padding="0.097cm" fo:border-left="0.05pt solid #000000" fo:border-right="none" fo:border-top="none" fo:border-bottom="0.05pt solid #000000"/>
    </style:style>
    <style:style style:name="Tabela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9" style:family="table-cell">
      <style:table-cell-properties fo:padding="0.097cm" fo:border-left="0.05pt solid #000000" fo:border-right="none" fo:border-top="none" fo:border-bottom="0.05pt solid #000000"/>
    </style:style>
    <style:style style:name="Tabela4.B19" style:family="table-cell">
      <style:table-cell-properties fo:padding="0.097cm" fo:border-left="0.05pt solid #000000" fo:border-right="none" fo:border-top="none" fo:border-bottom="0.05pt solid #000000"/>
    </style:style>
    <style:style style:name="Tabela4.C19" style:family="table-cell">
      <style:table-cell-properties fo:padding="0.097cm" fo:border-left="0.05pt solid #000000" fo:border-right="none" fo:border-top="none" fo:border-bottom="0.05pt solid #000000"/>
    </style:style>
    <style:style style:name="Tabela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20" style:family="table-cell">
      <style:table-cell-properties fo:padding="0.097cm" fo:border-left="0.05pt solid #000000" fo:border-right="none" fo:border-top="none" fo:border-bottom="0.05pt solid #000000"/>
    </style:style>
    <style:style style:name="Tabela4.B20" style:family="table-cell">
      <style:table-cell-properties fo:padding="0.097cm" fo:border-left="0.05pt solid #000000" fo:border-right="none" fo:border-top="none" fo:border-bottom="0.05pt solid #000000"/>
    </style:style>
    <style:style style:name="Tabela4.C20" style:family="table-cell">
      <style:table-cell-properties fo:padding="0.097cm" fo:border-left="0.05pt solid #000000" fo:border-right="none" fo:border-top="none" fo:border-bottom="0.05pt solid #000000"/>
    </style:style>
    <style:style style:name="Tabela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5.741cm"/>
    </style:style>
    <style:style style:name="Tabela7.B" style:family="table-column">
      <style:table-column-properties style:column-width="11.271cm"/>
    </style:style>
    <style:style style:name="Tabela7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fo:background-color="#e6e6e6" fo:padding="0.097cm" fo:border="0.05pt solid #000000">
        <style:background-image/>
      </style:table-cell-properties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3" style:family="table-cell">
      <style:table-cell-properties fo:padding="0.097cm" fo:border-left="0.05pt solid #000000" fo:border-right="none" fo:border-top="none" fo:border-bottom="0.05pt solid #000000"/>
    </style:style>
    <style:style style:name="Tabe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4" style:family="table-cell">
      <style:table-cell-properties fo:padding="0.097cm" fo:border-left="0.05pt solid #000000" fo:border-right="none" fo:border-top="none" fo:border-bottom="0.05pt solid #000000"/>
    </style:style>
    <style:style style:name="Tabe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5" style:family="table-cell">
      <style:table-cell-properties fo:padding="0.097cm" fo:border-left="0.05pt solid #000000" fo:border-right="none" fo:border-top="none" fo:border-bottom="0.05pt solid #000000"/>
    </style:style>
    <style:style style:name="Tabe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6" style:family="table-cell">
      <style:table-cell-properties fo:padding="0.097cm" fo:border-left="0.05pt solid #000000" fo:border-right="none" fo:border-top="none" fo:border-bottom="0.05pt solid #000000"/>
    </style:style>
    <style:style style:name="Tabe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7" style:family="table-cell">
      <style:table-cell-properties fo:padding="0.097cm" fo:border-left="0.05pt solid #000000" fo:border-right="none" fo:border-top="none" fo:border-bottom="0.05pt solid #000000"/>
    </style:style>
    <style:style style:name="Tabe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8" style:family="table-cell">
      <style:table-cell-properties fo:padding="0.097cm" fo:border-left="0.05pt solid #000000" fo:border-right="none" fo:border-top="none" fo:border-bottom="0.05pt solid #000000"/>
    </style:style>
    <style:style style:name="Tabe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9" style:family="table-cell">
      <style:table-cell-properties fo:padding="0.097cm" fo:border-left="0.05pt solid #000000" fo:border-right="none" fo:border-top="none" fo:border-bottom="0.05pt solid #000000"/>
    </style:style>
    <style:style style:name="Tabela7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0" style:family="table-cell">
      <style:table-cell-properties fo:padding="0.097cm" fo:border-left="0.05pt solid #000000" fo:border-right="none" fo:border-top="none" fo:border-bottom="0.05pt solid #000000"/>
    </style:style>
    <style:style style:name="Tabela7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A11" style:family="table-cell">
      <style:table-cell-properties fo:padding="0.097cm" fo:border-left="0.05pt solid #000000" fo:border-right="none" fo:border-top="none" fo:border-bottom="0.05pt solid #000000"/>
    </style:style>
    <style:style style:name="Tabela7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6.976cm" fo:margin-left="0.037cm" table:align="left"/>
    </style:style>
    <style:style style:name="Tabela16.A" style:family="table-column">
      <style:table-column-properties style:column-width="5.715cm"/>
    </style:style>
    <style:style style:name="Tabela16.B" style:family="table-column">
      <style:table-column-properties style:column-width="11.261cm"/>
    </style:style>
    <style:style style:name="Tabela16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fo:background-color="#e6e6e6" fo:padding="0.097cm" fo:border="0.05pt solid #000000">
        <style:background-image/>
      </style:table-cell-properties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3" style:family="table-cell">
      <style:table-cell-properties fo:padding="0.097cm" fo:border-left="0.05pt solid #000000" fo:border-right="none" fo:border-top="none" fo:border-bottom="0.05pt solid #000000"/>
    </style:style>
    <style:style style:name="Tabe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fo:padding="0.097cm" fo:border-left="0.05pt solid #000000" fo:border-right="none" fo:border-top="none" fo:border-bottom="0.05pt solid #000000"/>
    </style:style>
    <style:style style:name="Tabe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6" style:family="paragraph" style:parent-style-name="Standard">
      <style:paragraph-properties fo:line-height="150%" fo:text-align="justify" style:justify-single-word="false"/>
      <style:text-properties fo:color="#000000" style:font-name="Arial" fo:font-size="16pt" style:font-size-asian="16pt" style:font-size-complex="16pt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Arial" fo:font-size="20pt" style:font-size-asian="20pt" style:font-size-complex="20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" fo:font-weight="bold" style:font-weight-asian="bold" style:font-weight-complex="bold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weight="normal" officeooo:rsid="001db76e" officeooo:paragraph-rsid="001db76e" style:font-weight-asian="normal" style:font-weight-complex="normal"/>
    </style:style>
    <style:style style:name="P14" style:family="paragraph" style:parent-style-name="Standard">
      <style:text-properties officeooo:paragraph-rsid="0022dfed"/>
    </style:style>
    <style:style style:name="P15" style:family="paragraph" style:parent-style-name="Standard">
      <style:paragraph-properties fo:text-align="start" style:justify-single-word="false"/>
      <style:text-properties officeooo:paragraph-rsid="0022dfed"/>
    </style:style>
    <style:style style:name="P16" style:family="paragraph" style:parent-style-name="Standard">
      <style:text-properties officeooo:paragraph-rsid="002786a1"/>
    </style:style>
    <style:style style:name="P17" style:family="paragraph" style:parent-style-name="Footer">
      <style:paragraph-properties fo:text-align="end" style:justify-single-word="false"/>
    </style:style>
    <style:style style:name="P18" style:family="paragraph" style:parent-style-name="Standard">
      <style:paragraph-properties fo:margin-top="0cm" fo:margin-bottom="0cm" style:contextual-spacing="false" fo:line-height="115%"/>
    </style:style>
    <style:style style:name="P19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1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2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size="11pt" style:font-size-asian="11pt" style:font-size-complex="11pt"/>
    </style:style>
    <style:style style:name="P2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size="11pt" officeooo:paragraph-rsid="0019e96e" style:font-size-asian="11pt" style:font-size-complex="11pt"/>
    </style:style>
    <style:style style:name="P2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size="11pt" officeooo:rsid="0019e96e" officeooo:paragraph-rsid="0019e96e" style:font-size-asian="11pt" style:font-size-complex="11pt"/>
    </style:style>
    <style:style style:name="P2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size="11pt" officeooo:rsid="001db76e" officeooo:paragraph-rsid="001db76e" style:font-size-asian="11pt" style:font-size-complex="11pt"/>
    </style:style>
    <style:style style:name="P2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style:font-size-asian="11pt" style:font-size-complex="11pt"/>
    </style:style>
    <style:style style:name="P2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paragraph-rsid="000c1c8a" style:font-size-asian="11pt" style:font-size-complex="11pt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paragraph-rsid="00143cf6" style:font-size-asian="11pt" style:font-size-complex="11pt"/>
    </style:style>
    <style:style style:name="P3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rsid="00143cf6" officeooo:paragraph-rsid="00143cf6" style:font-size-asian="11pt" style:font-size-complex="11pt"/>
    </style:style>
    <style:style style:name="P31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1pt" officeooo:rsid="001db76e" officeooo:paragraph-rsid="001db76e" style:font-size-asian="11pt" style:font-size-complex="11pt"/>
    </style:style>
    <style:style style:name="P3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/>
    </style:style>
    <style:style style:name="P3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rsid="0007ba52" officeooo:paragraph-rsid="0007ba52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rsid="00084101" officeooo:paragraph-rsid="00084101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rsid="00148ed3" officeooo:paragraph-rsid="00148ed3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rsid="00212eb6" officeooo:paragraph-rsid="00212eb6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font-variant="normal" fo:text-transform="none" fo:color="#222222" style:font-name="Arial" fo:font-size="11pt" fo:letter-spacing="normal" fo:font-style="normal" fo:font-weight="normal" officeooo:paragraph-rsid="0007ba52" style:font-size-asian="11pt" style:font-size-complex="11pt"/>
    </style:style>
    <style:style style:name="P38" style:family="paragraph" style:parent-style-name="Text_20_body">
      <style:paragraph-properties fo:margin-top="0cm" fo:margin-bottom="0cm" style:contextual-spacing="false" fo:text-align="justify" style:justify-single-word="false" fo:orphans="2" fo:widows="2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39" style:family="paragraph" style:parent-style-name="Text_20_body">
      <style:paragraph-properties fo:margin-top="0cm" fo:margin-bottom="0cm" style:contextual-spacing="false" fo:line-height="150%" fo:text-align="justify" style:justify-single-word="false" fo:orphans="2" fo:widows="2" style:writing-mode="lr-tb"/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size-asian="11pt" style:font-size-complex="11pt"/>
    </style:style>
    <style:style style:name="P40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41" style:family="paragraph" style:parent-style-name="Standard">
      <style:paragraph-properties fo:margin-left="0cm" fo:margin-right="0cm" fo:margin-top="0cm" fo:margin-bottom="0.37cm" style:contextual-spacing="false" fo:line-height="150%" fo:text-align="justify" style:justify-single-word="false" fo:text-indent="1.249cm" style:auto-text-indent="false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fo:color="#000000" style:font-name="Arial" fo:font-weight="bold" style:font-weight-asian="bold" style:font-weight-complex="bold"/>
    </style:style>
    <style:style style:name="P45" style:family="paragraph" style:parent-style-name="Normal">
      <style:paragraph-properties fo:line-height="150%" fo:text-align="justify" style:justify-single-word="false"/>
    </style:style>
    <style:style style:name="P46" style:family="paragraph" style:parent-style-name="Normal">
      <style:paragraph-properties fo:line-height="150%" fo:text-align="justify" style:justify-single-word="false"/>
      <style:text-properties officeooo:paragraph-rsid="00087417"/>
    </style:style>
    <style:style style:name="P47" style:family="paragraph" style:parent-style-name="Normal">
      <style:paragraph-properties fo:line-height="150%" fo:text-align="justify" style:justify-single-word="false"/>
      <style:text-properties officeooo:paragraph-rsid="00272c0b"/>
    </style:style>
    <style:style style:name="P48" style:family="paragraph" style:parent-style-name="Normal">
      <style:paragraph-properties fo:line-height="150%" fo:text-align="center" style:justify-single-word="false"/>
    </style:style>
    <style:style style:name="P49" style:family="paragraph" style:parent-style-name="Normal">
      <style:paragraph-properties fo:text-align="center" style:justify-single-word="fals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50" style:family="paragraph" style:parent-style-name="Normal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51" style:family="paragraph" style:parent-style-name="Normal">
      <style:paragraph-properties fo:line-height="150%" fo:text-align="justify" style:justify-single-word="false"/>
      <style:text-properties style:font-name="Arial" fo:font-size="11pt" officeooo:paragraph-rsid="00272c0b" style:font-size-asian="11pt" style:font-size-complex="11pt"/>
    </style:style>
    <style:style style:name="P52" style:family="paragraph" style:parent-style-name="Normal">
      <style:paragraph-properties fo:text-align="justify" style:justify-single-word="false"/>
      <style:text-properties style:font-name="Arial" fo:font-size="11pt" officeooo:rsid="000a3f40" officeooo:paragraph-rsid="000a3f40" style:font-size-asian="11pt" style:font-size-complex="11pt"/>
    </style:style>
    <style:style style:name="P53" style:family="paragraph" style:parent-style-name="Normal">
      <style:paragraph-properties fo:text-align="justify" style:justify-single-word="false"/>
      <style:text-properties style:font-name="Arial" fo:font-size="11pt" officeooo:rsid="0010fbb6" officeooo:paragraph-rsid="0010fbb6" style:font-size-asian="11pt" style:font-size-complex="11pt"/>
    </style:style>
    <style:style style:name="P54" style:family="paragraph" style:parent-style-name="Normal">
      <style:paragraph-properties fo:text-align="center" style:justify-single-word="false"/>
      <style:text-properties style:font-name="Arial" fo:font-size="11pt" fo:font-weight="bold" officeooo:rsid="00145843" officeooo:paragraph-rsid="00145843" style:font-size-asian="11pt" style:font-weight-asian="bold" style:font-size-complex="11pt" style:font-weight-complex="bold"/>
    </style:style>
    <style:style style:name="P55" style:family="paragraph" style:parent-style-name="Normal">
      <style:paragraph-properties fo:text-align="start" style:justify-single-word="false"/>
      <style:text-properties style:font-name="Arial" fo:font-size="11pt" fo:font-weight="bold" officeooo:rsid="0026fb4d" officeooo:paragraph-rsid="0026fb4d" style:font-size-asian="11pt" style:font-weight-asian="bold" style:font-size-complex="11pt" style:font-weight-complex="bold"/>
    </style:style>
    <style:style style:name="P56" style:family="paragraph" style:parent-style-name="Normal">
      <style:paragraph-properties fo:text-align="start" style:justify-single-word="false"/>
      <style:text-properties style:font-name="Arial" fo:font-size="11pt" officeooo:rsid="002786a1" officeooo:paragraph-rsid="0026fb4d" style:font-size-asian="9.60000038146973pt" style:font-size-complex="11pt"/>
    </style:style>
    <style:style style:name="P57" style:family="paragraph" style:parent-style-name="Normal">
      <style:paragraph-properties fo:line-height="150%" fo:text-align="justify" style:justify-single-word="false"/>
      <style:text-properties style:font-name="Arial"/>
    </style:style>
    <style:style style:name="P58" style:family="paragraph" style:parent-style-name="Normal">
      <style:paragraph-properties fo:text-align="justify" style:justify-single-word="false"/>
      <style:text-properties style:font-name="Arial"/>
    </style:style>
    <style:style style:name="P59" style:family="paragraph" style:parent-style-name="Normal">
      <style:paragraph-properties fo:text-align="justify" style:justify-single-word="false"/>
      <style:text-properties style:font-name="Arial" officeooo:paragraph-rsid="000a3f40"/>
    </style:style>
    <style:style style:name="P60" style:family="paragraph" style:parent-style-name="Normal">
      <style:paragraph-properties fo:text-align="justify" style:justify-single-word="false"/>
      <style:text-properties style:font-name="Arial" officeooo:paragraph-rsid="0010fbb6"/>
    </style:style>
    <style:style style:name="P61" style:family="paragraph" style:parent-style-name="Normal">
      <style:paragraph-properties fo:text-align="start" style:justify-single-word="false"/>
      <style:text-properties officeooo:paragraph-rsid="0026fb4d"/>
    </style:style>
    <style:style style:name="P62" style:family="paragraph" style:parent-style-name="Normal">
      <style:paragraph-properties fo:text-align="start" style:justify-single-word="false"/>
      <style:text-properties fo:color="#ff0000" style:font-name="Arial" fo:font-size="11pt" fo:font-weight="bold" officeooo:rsid="00272c0b" officeooo:paragraph-rsid="0026fb4d" style:font-size-asian="11pt" style:font-weight-asian="bold" style:font-size-complex="11pt" style:font-weight-complex="bold"/>
    </style:style>
    <style:style style:name="P63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64" style:family="paragraph" style:parent-style-name="Text_20_body">
      <style:text-properties officeooo:rsid="0026fb4d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66" style:family="paragraph" style:parent-style-name="Table_20_Contents">
      <style:paragraph-properties fo:line-height="150%"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67" style:family="paragraph" style:parent-style-name="Table_20_Contents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size="11pt" officeooo:paragraph-rsid="0022dfed" style:font-size-asian="11pt" style:font-size-complex="11pt"/>
    </style:style>
    <style:style style:name="P69" style:family="paragraph" style:parent-style-name="Table_20_Contents">
      <style:paragraph-properties fo:line-height="150%" fo:text-align="justify" style:justify-single-word="false"/>
      <style:text-properties style:font-name="Arial"/>
    </style:style>
    <style:style style:name="P70" style:family="paragraph" style:parent-style-name="Table_20_Contents">
      <style:paragraph-properties fo:text-align="justify" style:justify-single-word="false"/>
      <style:text-properties officeooo:paragraph-rsid="0012cad6"/>
    </style:style>
    <style:style style:name="P71" style:family="paragraph" style:parent-style-name="Table_20_Contents">
      <style:paragraph-properties fo:text-align="justify" style:justify-single-word="false"/>
      <style:text-properties fo:font-weight="bold" officeooo:rsid="0010fbb6" officeooo:paragraph-rsid="0010fbb6" style:font-weight-asian="bold" style:font-weight-complex="bold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paragraph-rsid="0022dfed" style:font-weight-asian="bold" style:font-weight-complex="bold"/>
    </style:style>
    <style:style style:name="P73" style:family="paragraph" style:parent-style-name="Table_20_Contents">
      <style:text-properties fo:font-weight="bold" officeooo:paragraph-rsid="0022dfed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1e3d07" officeooo:paragraph-rsid="0022dfed" style:font-weight-asian="bold" style:font-weight-complex="bold"/>
    </style:style>
    <style:style style:name="P75" style:family="paragraph" style:parent-style-name="Table_20_Contents">
      <style:text-properties fo:font-weight="bold" officeooo:rsid="001e3d07" officeooo:paragraph-rsid="0022dfed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1e7d17" officeooo:paragraph-rsid="0022dfed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212eb6" officeooo:paragraph-rsid="0022dfed" style:font-weight-asian="bold" style:font-weight-complex="bold"/>
    </style:style>
    <style:style style:name="P78" style:family="paragraph" style:parent-style-name="Table_20_Contents">
      <style:paragraph-properties fo:text-align="justify" style:justify-single-word="false"/>
      <style:text-properties fo:font-weight="bold" officeooo:rsid="002786a1" officeooo:paragraph-rsid="002786a1" style:font-weight-asian="bold" style:font-weight-complex="bold"/>
    </style:style>
    <style:style style:name="P79" style:family="paragraph" style:parent-style-name="Table_20_Contents">
      <style:paragraph-properties fo:text-align="justify" style:justify-single-word="false"/>
      <style:text-properties officeooo:rsid="0010fbb6" officeooo:paragraph-rsid="0010fbb6"/>
    </style:style>
    <style:style style:name="P80" style:family="paragraph" style:parent-style-name="Table_20_Contents">
      <style:paragraph-properties fo:text-align="justify" style:justify-single-word="false"/>
      <style:text-properties officeooo:rsid="0010fbb6" officeooo:paragraph-rsid="002786a1"/>
    </style:style>
    <style:style style:name="P81" style:family="paragraph" style:parent-style-name="Table_20_Contents">
      <style:paragraph-properties fo:text-align="center" style:justify-single-word="false"/>
      <style:text-properties officeooo:paragraph-rsid="0022dfed"/>
    </style:style>
    <style:style style:name="P82" style:family="paragraph" style:parent-style-name="Table_20_Contents">
      <style:paragraph-properties fo:text-align="start" style:justify-single-word="false"/>
      <style:text-properties officeooo:paragraph-rsid="0022dfed"/>
    </style:style>
    <style:style style:name="P83" style:family="paragraph" style:parent-style-name="Table_20_Contents">
      <style:text-properties officeooo:paragraph-rsid="0022dfed"/>
    </style:style>
    <style:style style:name="P84" style:family="paragraph" style:parent-style-name="Table_20_Contents">
      <style:text-properties officeooo:rsid="001e3d07" officeooo:paragraph-rsid="0022dfed"/>
    </style:style>
    <style:style style:name="P85" style:family="paragraph" style:parent-style-name="Table_20_Contents">
      <style:paragraph-properties fo:text-align="start" style:justify-single-word="false"/>
      <style:text-properties officeooo:rsid="0021fd5c" officeooo:paragraph-rsid="0022dfed"/>
    </style:style>
    <style:style style:name="P86" style:family="paragraph" style:parent-style-name="Table_20_Contents">
      <style:text-properties officeooo:rsid="0022dfed" officeooo:paragraph-rsid="0022dfed"/>
    </style:style>
    <style:style style:name="P87" style:family="paragraph" style:parent-style-name="Table_20_Contents">
      <style:paragraph-properties fo:text-align="start" style:justify-single-word="false"/>
      <style:text-properties fo:color="#ff0000" officeooo:rsid="00257b9a" officeooo:paragraph-rsid="00257b9a"/>
    </style:style>
    <style:style style:name="P88" style:family="paragraph" style:parent-style-name="Table_20_Contents">
      <style:paragraph-properties fo:text-align="justify" style:justify-single-word="false"/>
      <style:text-properties officeooo:rsid="002786a1" officeooo:paragraph-rsid="002786a1"/>
    </style:style>
    <style:style style:name="P89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90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22dfed"/>
    </style:style>
    <style:style style:name="P91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color="#000000" fo:font-weight="normal" officeooo:rsid="0026fb4d" officeooo:paragraph-rsid="0026fb4d" style:font-weight-asian="normal" style:font-weight-complex="normal"/>
    </style:style>
    <style:style style:name="P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94" style:family="paragraph" style:parent-style-name="Standard" style:list-style-name="LS3">
      <style:paragraph-properties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5" style:family="paragraph" style:parent-style-name="Standard" style:list-style-name="LS3">
      <style:paragraph-properties fo:margin-top="0cm" fo:margin-bottom="0cm" style:contextual-spacing="false" fo:line-height="15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6" style:family="paragraph" style:parent-style-name="Heading_20_1">
      <style:paragraph-properties fo:line-height="150%" fo:text-align="justify" style:justify-single-word="false"/>
    </style:style>
    <style:style style:name="P97" style:family="paragraph" style:parent-style-name="Heading_20_1">
      <style:paragraph-properties fo:text-align="justify" style:justify-single-word="false"/>
      <style:text-properties fo:color="#000000" style:font-name="Arial" fo:font-weight="bold" officeooo:rsid="000d21e8" style:font-weight-asian="bold" style:font-weight-complex="bold"/>
    </style:style>
    <style:style style:name="P98" style:family="paragraph" style:parent-style-name="Heading_20_1">
      <style:text-properties fo:color="#000000" fo:font-weight="bold" officeooo:rsid="0026fb4d" style:font-weight-asian="bold" style:font-weight-complex="bold"/>
    </style:style>
    <style:style style:name="P99" style:family="paragraph" style:parent-style-name="Heading_20_2">
      <style:paragraph-properties fo:line-height="150%" fo:text-align="justify" style:justify-single-word="false"/>
    </style:style>
    <style:style style:name="P100" style:family="paragraph" style:parent-style-name="Heading_20_2">
      <style:paragraph-properties fo:line-height="150%" fo:text-align="justify" style:justify-single-word="false"/>
      <style:text-properties fo:color="#000000" style:font-name="Arial" fo:font-weight="bold" style:font-weight-asian="bold" style:font-weight-complex="bold"/>
    </style:style>
    <style:style style:name="P101" style:family="paragraph" style:parent-style-name="Heading_20_2">
      <style:paragraph-properties fo:line-height="150%" fo:text-align="justify" style:justify-single-word="false"/>
      <style:text-properties fo:color="#000000" style:font-name="Arial" fo:font-weight="bold" officeooo:paragraph-rsid="00212eb6" style:font-weight-asian="bold" style:font-weight-complex="bold"/>
    </style:style>
    <style:style style:name="P102" style:family="paragraph" style:parent-style-name="Heading_20_2">
      <style:paragraph-properties fo:line-height="150%" fo:text-align="justify" style:justify-single-word="false"/>
      <style:text-properties fo:color="#000000" style:font-name="Arial" fo:font-weight="bold" officeooo:paragraph-rsid="0022dfed" style:font-weight-asian="bold" style:font-weight-complex="bold"/>
    </style:style>
    <style:style style:name="P103" style:family="paragraph" style:parent-style-name="Heading_20_2">
      <style:paragraph-properties fo:line-height="150%" fo:text-align="justify" style:justify-single-word="false"/>
      <style:text-properties fo:color="#000000" style:font-name="Arial" fo:font-weight="bold" officeooo:paragraph-rsid="000a3f40" style:font-weight-asian="bold" style:font-weight-complex="bold"/>
    </style:style>
    <style:style style:name="P104" style:family="paragraph" style:parent-style-name="Heading_20_2">
      <style:paragraph-properties fo:line-height="150%" fo:text-align="justify" style:justify-single-word="false"/>
      <style:text-properties fo:color="#000000" style:font-name="Arial" fo:font-weight="bold" officeooo:paragraph-rsid="000d21e8" style:font-weight-asian="bold" style:font-weight-complex="bold"/>
    </style:style>
    <style:style style:name="P105" style:family="paragraph" style:parent-style-name="Heading_20_2">
      <style:paragraph-properties fo:line-height="150%" fo:text-align="justify" style:justify-single-word="false"/>
      <style:text-properties fo:color="#000000" style:font-name="Arial" fo:font-weight="bold" officeooo:rsid="001db76e" officeooo:paragraph-rsid="0022dfed" style:font-weight-asian="bold" style:font-weight-complex="bold"/>
    </style:style>
    <style:style style:name="P106" style:family="paragraph" style:parent-style-name="Heading_20_2">
      <style:paragraph-properties fo:line-height="150%" fo:text-align="justify" style:justify-single-word="false"/>
      <style:text-properties fo:color="#000000" style:font-name="Arial" fo:font-weight="bold" officeooo:rsid="0026fb4d" officeooo:paragraph-rsid="000d21e8" style:font-weight-asian="bold" style:font-weight-complex="bold"/>
    </style:style>
    <style:style style:name="P107" style:family="paragraph" style:parent-style-name="Heading_20_2">
      <style:paragraph-properties fo:line-height="150%" fo:text-align="justify" style:justify-single-word="false"/>
      <style:text-properties fo:color="#000000" style:font-name="Arial" fo:font-size="13pt" fo:font-weight="bold" officeooo:paragraph-rsid="000a3f40" style:font-size-asian="13pt" style:font-weight-asian="bold" style:font-size-complex="13pt" style:font-weight-complex="bold"/>
    </style:style>
    <style:style style:name="P108" style:family="paragraph" style:parent-style-name="Heading_20_2">
      <style:text-properties fo:color="#000000" officeooo:paragraph-rsid="0022dfed"/>
    </style:style>
    <style:style style:name="P109" style:family="paragraph" style:parent-style-name="Heading_20_2">
      <style:text-properties fo:color="#000000" fo:font-weight="bold" officeooo:rsid="0026fb4d" style:font-weight-asian="bold" style:font-weight-complex="bold"/>
    </style:style>
    <style:style style:name="P110" style:family="paragraph" style:parent-style-name="Heading_20_2">
      <style:text-properties fo:color="#000000" fo:font-weight="bold" officeooo:rsid="0026fb4d" officeooo:paragraph-rsid="0026fb4d" style:font-weight-asian="bold" style:font-weight-complex="bold"/>
    </style:style>
    <style:style style:name="P111" style:family="paragraph" style:parent-style-name="Heading_20_2">
      <style:text-properties officeooo:paragraph-rsid="0022dfed"/>
    </style:style>
    <style:style style:name="P112" style:family="paragraph" style:parent-style-name="Heading_20_6">
      <style:paragraph-properties fo:margin-left="0cm" fo:margin-right="0cm" fo:line-height="150%" fo:text-align="justify" style:justify-single-word="false" fo:text-indent="1.323cm" style:auto-text-indent="false"/>
    </style:style>
    <style:style style:name="P113" style:family="paragraph" style:parent-style-name="Normal" style:list-style-name="L1">
      <style:paragraph-properties fo:text-align="justify" style:justify-single-word="false"/>
      <style:text-properties style:font-name="Arial" fo:font-size="11pt" officeooo:rsid="000a3f40" officeooo:paragraph-rsid="000a3f40" style:font-size-asian="11pt" style:font-size-complex="11pt"/>
    </style:style>
    <style:style style:name="P114" style:family="paragraph" style:parent-style-name="Normal">
      <style:paragraph-properties fo:line-height="150%" fo:text-align="justify" style:justify-single-word="false"/>
      <style:text-properties officeooo:paragraph-rsid="0026fb4d"/>
    </style:style>
    <style:style style:name="P115" style:family="paragraph" style:parent-style-name="Normal">
      <style:paragraph-properties fo:text-align="start" style:justify-single-word="false"/>
      <style:text-properties officeooo:paragraph-rsid="0029e64f"/>
    </style:style>
    <style:style style:name="P116" style:family="paragraph" style:parent-style-name="Normal">
      <style:paragraph-properties fo:text-align="start" style:justify-single-word="false"/>
      <style:text-properties officeooo:paragraph-rsid="0026fb4d"/>
    </style:style>
    <style:style style:name="P117" style:family="paragraph" style:parent-style-name="Table_20_Contents">
      <style:text-properties fo:color="#dc2300" fo:font-weight="bold" officeooo:rsid="002787a6" officeooo:paragraph-rsid="002787a6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font-weight="bold" officeooo:rsid="002787a6" officeooo:paragraph-rsid="002787a6" style:font-weight-asian="bold" style:font-weight-complex="bold"/>
    </style:style>
    <style:style style:name="P119" style:family="paragraph" style:parent-style-name="Heading_20_10">
      <style:paragraph-properties fo:margin-left="5.08cm" fo:margin-right="0cm" fo:text-indent="-3.048cm" style:auto-text-indent="false"/>
      <style:text-properties fo:color="#000000" fo:font-weight="normal" officeooo:rsid="0026fb4d" officeooo:paragraph-rsid="0026fb4d" style:font-weight-asian="normal" style:font-weight-complex="normal"/>
    </style:style>
    <style:style style:name="P120" style:family="paragraph" style:parent-style-name="Text_20_body">
      <style:paragraph-properties fo:line-height="150%" fo:text-align="justify" style:justify-single-word="false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font-size-asian="9.60000038146973pt" style:font-size-complex="11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a3f40" style:font-size-asian="11pt" style:font-size-complex="11pt"/>
    </style:style>
    <style:style style:name="T5" style:family="text">
      <style:text-properties fo:font-size="11pt" officeooo:rsid="0010fbb6" style:font-size-asian="11pt" style:font-size-complex="11pt"/>
    </style:style>
    <style:style style:name="T6" style:family="text">
      <style:text-properties fo:font-size="11pt" officeooo:rsid="0012cad6" style:font-size-asian="11pt" style:font-size-complex="11pt"/>
    </style:style>
    <style:style style:name="T7" style:family="text">
      <style:text-properties style:font-name="Arial"/>
    </style:style>
    <style:style style:name="T8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9" style:family="text">
      <style:text-properties style:font-name="Arial" fo:font-size="11pt" fo:font-weight="normal" officeooo:rsid="002787a6" style:font-size-asian="11pt" style:font-weight-asian="normal" style:font-size-complex="11pt" style:font-weight-complex="normal"/>
    </style:style>
    <style:style style:name="T10" style:family="text">
      <style:text-properties style:font-name="Arial" fo:font-size="11pt" fo:font-weight="normal" officeooo:rsid="00272c0b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font-weight="normal" officeooo:rsid="002786a1" style:font-size-asian="11pt" style:font-weight-asian="normal" style:font-size-complex="11pt" style:font-weight-complex="normal"/>
    </style:style>
    <style:style style:name="T12" style:family="text">
      <style:text-properties style:font-name="Arial" fo:font-size="11pt" fo:font-weight="normal" officeooo:rsid="0026fb4d" style:font-size-asian="11pt" style:font-weight-asian="normal" style:font-size-complex="11pt" style:font-weight-complex="normal"/>
    </style:style>
    <style:style style:name="T13" style:family="text">
      <style:text-properties style:font-name="Arial" fo:font-size="11pt" style:font-size-asian="11pt" style:font-size-complex="11pt"/>
    </style:style>
    <style:style style:name="T14" style:family="text">
      <style:text-properties style:font-name="Arial" fo:font-size="11pt" officeooo:rsid="0026fb4d" style:font-size-asian="11pt" style:font-size-complex="11pt"/>
    </style:style>
    <style:style style:name="T15" style:family="text">
      <style:text-properties style:font-name="Arial" fo:font-size="11pt" officeooo:rsid="00272c0b" style:font-size-asian="11pt" style:font-size-complex="11pt"/>
    </style:style>
    <style:style style:name="T16" style:family="text">
      <style:text-properties style:font-name="Arial" fo:font-size="11pt" officeooo:rsid="0028a607" style:font-size-asian="11pt" style:font-size-complex="11pt"/>
    </style:style>
    <style:style style:name="T1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8" style:family="text">
      <style:text-properties style:font-name="Arial" fo:font-size="11pt" fo:font-weight="bold" officeooo:rsid="0026fb4d" style:font-size-asian="11pt" style:font-weight-asian="bold" style:font-size-complex="11pt" style:font-weight-complex="bold"/>
    </style:style>
    <style:style style:name="T19" style:family="text">
      <style:text-properties style:font-name="Arial" fo:font-size="11pt" officeooo:rsid="002786a1" style:font-size-asian="9.60000038146973pt" style:font-size-complex="11pt"/>
    </style:style>
    <style:style style:name="T2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Arial" fo:font-size="12pt" style:font-size-asian="12pt" style:font-size-complex="12pt"/>
    </style:style>
    <style:style style:name="T22" style:family="text">
      <style:text-properties style:font-name="Arial" fo:font-size="12pt" fo:background-color="#ffffff" style:font-size-asian="12pt" style:font-size-complex="12pt"/>
    </style:style>
    <style:style style:name="T23" style:family="text">
      <style:text-properties style:font-name="Arial" fo:font-weight="bold" style:font-weight-asian="bold" style:font-weight-complex="bold"/>
    </style:style>
    <style:style style:name="T24" style:family="text">
      <style:text-properties style:font-name="Arial" fo:background-color="#ffffff"/>
    </style:style>
    <style:style style:name="T25" style:family="text">
      <style:text-properties style:font-name="Arial" fo:background-color="#e5ecf9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000000" style:font-name="Arial" fo:font-size="14pt" fo:font-weight="bold" officeooo:rsid="002787a6" style:font-size-asian="14pt" style:font-weight-asian="bold" style:font-size-complex="14pt" style:font-weight-complex="bold"/>
    </style:style>
    <style:style style:name="T29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30" style:family="text">
      <style:text-properties fo:color="#000000" style:font-name="Arial" fo:font-size="12pt" style:font-size-asian="12pt" style:font-size-complex="12pt"/>
    </style:style>
    <style:style style:name="T31" style:family="text">
      <style:text-properties fo:color="#000000" style:font-name="Arial" fo:font-size="11pt" style:font-size-asian="11pt" style:font-size-complex="11pt"/>
    </style:style>
    <style:style style:name="T32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33" style:family="text">
      <style:text-properties fo:color="#000000" style:font-name="Arial" fo:font-size="11pt" fo:font-weight="normal" style:font-size-asian="9.60000038146973pt" style:font-weight-asian="normal" style:font-size-complex="11pt" style:font-weight-complex="normal"/>
    </style:style>
    <style:style style:name="T34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35" style:family="text">
      <style:text-properties fo:color="#000000" style:font-name="Arial" fo:font-size="11pt" fo:font-weight="normal" officeooo:rsid="00087417" style:font-size-asian="11pt" style:font-weight-asian="normal" style:font-size-complex="11pt" style:font-weight-complex="normal"/>
    </style:style>
    <style:style style:name="T36" style:family="text">
      <style:text-properties fo:color="#000000" style:font-name="Arial" fo:font-size="11pt" fo:font-weight="normal" officeooo:rsid="000bf183" style:font-size-asian="11pt" style:font-weight-asian="normal" style:font-size-complex="11pt" style:font-weight-complex="normal"/>
    </style:style>
    <style:style style:name="T37" style:family="text">
      <style:text-properties fo:color="#000000" style:font-name="Arial" fo:font-size="11pt" fo:font-weight="normal" officeooo:rsid="00272c0b" style:font-size-asian="11pt" style:font-weight-asian="normal" style:font-size-complex="11pt" style:font-weight-complex="normal"/>
    </style:style>
    <style:style style:name="T38" style:family="text">
      <style:text-properties fo:color="#000000" style:font-name="Arial" fo:font-weight="bold" style:font-weight-asian="bold" style:font-weight-complex="bold"/>
    </style:style>
    <style:style style:name="T39" style:family="text">
      <style:text-properties fo:color="#000000" style:font-name="Arial" fo:font-weight="bold" officeooo:rsid="001e3d07" fo:background-color="#ffffff" style:font-weight-asian="bold" style:font-weight-complex="bold"/>
    </style:style>
    <style:style style:name="T40" style:family="text">
      <style:text-properties fo:color="#000000" style:font-name="Arial" fo:font-weight="bold" officeooo:rsid="0022dfed" fo:background-color="#ffffff" style:font-weight-asian="bold" style:font-weight-complex="bold"/>
    </style:style>
    <style:style style:name="T41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42" style:family="text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T43" style:family="text">
      <style:text-properties fo:color="#000000" style:font-name="Arial" fo:font-size="13pt" fo:font-weight="bold" officeooo:rsid="001e3d07" fo:background-color="#ffffff" style:font-size-asian="13pt" style:font-weight-asian="bold" style:font-size-complex="13pt" style:font-weight-complex="bold"/>
    </style:style>
    <style:style style:name="T44" style:family="text">
      <style:text-properties fo:color="#000000" fo:font-weight="normal" officeooo:rsid="00272c0b" style:font-weight-asian="normal" style:font-weight-complex="normal"/>
    </style:style>
    <style:style style:name="T45" style:family="text">
      <style:text-properties fo:font-variant="normal" fo:text-transform="none" fo:color="#000000" fo:letter-spacing="normal" fo:font-style="normal" fo:font-weight="normal"/>
    </style:style>
    <style:style style:name="T46" style:family="text">
      <style:text-properties fo:font-variant="normal" fo:text-transform="none" fo:color="#000000" style:font-name="Arial" fo:font-size="11pt" fo:letter-spacing="normal" style:font-size-asian="11pt" style:font-size-complex="11pt"/>
    </style:style>
    <style:style style:name="T47" style:family="text">
      <style:text-properties fo:font-variant="normal" fo:text-transform="none" fo:color="#222222" fo:letter-spacing="normal" fo:font-style="normal" fo:font-weight="normal"/>
    </style:style>
    <style:style style:name="T48" style:family="text">
      <style:text-properties fo:font-variant="normal" fo:text-transform="none" fo:color="#0000ff" style:font-name="Arial" fo:font-size="11pt" fo:letter-spacing="normal" fo:font-style="normal" style:text-underline-style="solid" style:text-underline-width="auto" style:text-underline-color="font-color" fo:font-weight="normal" officeooo:rsid="002786a1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0000ff" style:font-name="arial" fo:font-size="11pt" fo:letter-spacing="normal" fo:font-style="normal" style:text-underline-style="solid" style:text-underline-width="auto" style:text-underline-color="font-color" fo:font-weight="normal" officeooo:rsid="00272c0b" style:font-size-asian="11pt" style:font-weight-asian="bold" style:font-size-complex="11pt" style:font-weight-complex="bold"/>
    </style:style>
    <style:style style:name="T50" style:family="text">
      <style:text-properties fo:font-variant="normal" fo:text-transform="none" fo:color="#0000ff" style:font-name="arial" fo:font-size="11pt" fo:letter-spacing="normal" fo:font-style="normal" style:text-underline-style="solid" style:text-underline-width="auto" style:text-underline-color="font-color" fo:font-weight="normal" officeooo:rsid="00272c0b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ff" style:font-name="arial" fo:font-size="9.75pt" fo:letter-spacing="normal" fo:font-style="normal" style:text-underline-style="solid" style:text-underline-width="auto" style:text-underline-color="font-color" fo:font-weight="normal" officeooo:rsid="00272c0b" style:font-size-asian="11pt" style:font-weight-asian="bold" style:font-size-complex="11pt" style:font-weight-complex="bold"/>
    </style:style>
    <style:style style:name="T52" style:family="text">
      <style:text-properties fo:font-variant="normal" fo:text-transform="none" fo:color="#0000ff" style:font-name="arial" fo:font-size="9.75pt" fo:letter-spacing="normal" fo:font-style="normal" style:text-underline-style="solid" style:text-underline-width="auto" style:text-underline-color="font-color" fo:font-weight="normal" officeooo:rsid="00272c0b" style:font-weight-asian="normal" style:font-weight-complex="normal"/>
    </style:style>
    <style:style style:name="T53" style:family="text">
      <style:text-properties fo:font-variant="normal" fo:text-transform="none" fo:color="#0000ff" style:font-name="arial" fo:font-size="9.75pt" fo:letter-spacing="normal" fo:font-style="normal" style:text-underline-style="solid" style:text-underline-width="auto" style:text-underline-color="font-color" fo:font-weight="normal" officeooo:rsid="0026fb4d" style:font-weight-asian="bold" style:font-weight-complex="bold"/>
    </style:style>
    <style:style style:name="T54" style:family="text">
      <style:text-properties fo:font-variant="normal" fo:text-transform="none" fo:color="#0000ff" style:font-name="Arial" fo:font-size="11pt" fo:letter-spacing="normal" fo:font-style="normal" style:text-underline-style="solid" style:text-underline-width="auto" style:text-underline-color="font-color" fo:font-weight="normal" officeooo:rsid="00272c0b" style:font-size-asian="11pt" style:font-weight-asian="bold" style:font-size-complex="11pt" style:font-weight-complex="bold"/>
    </style:style>
    <style:style style:name="T55" style:family="text">
      <style:text-properties fo:font-variant="normal" fo:text-transform="none" fo:color="#0000ff" style:font-name="Arial" fo:font-size="11pt" fo:letter-spacing="normal" fo:font-style="normal" style:text-underline-style="solid" style:text-underline-width="auto" style:text-underline-color="font-color" fo:font-weight="normal" officeooo:rsid="00272c0b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0000cc" style:font-name="arial" fo:font-size="11pt" fo:letter-spacing="normal" fo:font-style="normal" fo:font-weight="normal" style:font-size-asian="11pt" style:font-size-complex="11pt"/>
    </style:style>
    <style:style style:name="T57" style:family="text">
      <style:text-properties fo:font-variant="normal" fo:text-transform="none" fo:color="#0000cc" style:font-name="Arial" fo:font-size="11pt" fo:letter-spacing="normal" fo:font-style="normal" fo:font-weight="normal" style:font-size-asian="11pt" style:font-size-complex="11pt"/>
    </style:style>
    <style:style style:name="T58" style:family="text">
      <style:text-properties fo:font-variant="normal" fo:text-transform="none" fo:color="#0000cc" style:font-name="Arial" fo:font-size="11pt" fo:letter-spacing="normal" fo:font-style="normal" fo:font-weight="normal" officeooo:rsid="0026fb4d" style:font-size-asian="11pt" style:font-size-complex="11pt"/>
    </style:style>
    <style:style style:name="T59" style:family="text">
      <style:text-properties fo:font-variant="normal" fo:text-transform="none" fo:color="#0000cc" fo:letter-spacing="normal" fo:font-style="normal" fo:font-weight="normal"/>
    </style:style>
    <style:style style:name="T60" style:family="text">
      <style:text-properties fo:font-variant="normal" fo:text-transform="none" fo:color="#555555" style:font-name="arial" fo:font-size="11pt" fo:letter-spacing="normal" fo:font-style="normal" fo:font-weight="normal" style:font-size-asian="11pt" style:font-size-complex="11pt"/>
    </style:style>
    <style:style style:name="T61" style:family="text">
      <style:text-properties fo:font-variant="normal" fo:text-transform="none" fo:color="#555555" style:font-name="Arial" fo:font-size="11pt" fo:letter-spacing="normal" fo:font-style="normal" fo:font-weight="normal" style:font-size-asian="11pt" style:font-size-complex="11pt"/>
    </style:style>
    <style:style style:name="T62" style:family="text">
      <style:text-properties fo:font-variant="normal" fo:text-transform="none" fo:color="#555555" fo:letter-spacing="normal" fo:font-style="normal" fo:font-weight="normal"/>
    </style:style>
    <style:style style:name="T63" style:family="text">
      <style:text-properties officeooo:rsid="000a3f40"/>
    </style:style>
    <style:style style:name="T64" style:family="text">
      <style:text-properties officeooo:rsid="000bf183"/>
    </style:style>
    <style:style style:name="T65" style:family="text">
      <style:text-properties officeooo:rsid="000d21e8"/>
    </style:style>
    <style:style style:name="T66" style:family="text">
      <style:text-properties officeooo:rsid="0010fbb6"/>
    </style:style>
    <style:style style:name="T67" style:family="text">
      <style:text-properties officeooo:rsid="0012cad6"/>
    </style:style>
    <style:style style:name="T68" style:family="text">
      <style:text-properties officeooo:rsid="00143cf6"/>
    </style:style>
    <style:style style:name="T69" style:family="text">
      <style:text-properties officeooo:rsid="001e3d07"/>
    </style:style>
    <style:style style:name="T70" style:family="text">
      <style:text-properties officeooo:rsid="001e7d17"/>
    </style:style>
    <style:style style:name="T71" style:family="text">
      <style:text-properties officeooo:rsid="001f7a24"/>
    </style:style>
    <style:style style:name="T72" style:family="text">
      <style:text-properties officeooo:rsid="00212eb6"/>
    </style:style>
    <style:style style:name="T73" style:family="text">
      <style:text-properties officeooo:rsid="0022dfed"/>
    </style:style>
    <style:style style:name="T74" style:family="text">
      <style:text-properties fo:font-weight="normal" officeooo:rsid="00272c0b" style:font-weight-asian="normal" style:font-weight-complex="normal"/>
    </style:style>
    <style:style style:name="T75" style:family="text">
      <style:text-properties officeooo:rsid="00257b9a"/>
    </style:style>
    <style:style style:name="T76" style:family="text">
      <style:text-properties officeooo:rsid="0026fb4d"/>
    </style:style>
    <style:style style:name="T77" style:family="text">
      <style:text-properties fo:color="#ff0000" fo:font-weight="bold" officeooo:rsid="0026fb4d" style:font-weight-asian="bold" style:font-weight-complex="bold"/>
    </style:style>
    <style:style style:name="T78" style:family="text">
      <style:text-properties fo:color="#ff0000" style:font-name="Arial" fo:font-size="11pt" fo:font-weight="bold" officeooo:rsid="00272c0b" style:font-size-asian="11pt" style:font-weight-asian="bold" style:font-size-complex="11pt" style:font-weight-complex="bold"/>
    </style:style>
    <style:style style:name="T79" style:family="text">
      <style:text-properties fo:color="#ff0000" officeooo:rsid="00272c0b"/>
    </style:style>
    <style:style style:name="T80" style:family="text">
      <style:text-properties fo:color="#ff0000" fo:font-weight="normal" officeooo:rsid="00272c0b" style:font-weight-asian="normal" style:font-weight-complex="normal"/>
    </style:style>
    <style:style style:name="T81" style:family="text">
      <style:text-properties fo:color="#ff0000" style:font-name="Arial" fo:font-size="11pt" fo:font-weight="bold" officeooo:rsid="00272c0b" style:font-size-asian="11pt" style:font-weight-asian="bold" style:font-size-complex="11pt" style:font-weight-complex="bold"/>
    </style:style>
    <style:style style:name="T82" style:family="text">
      <style:text-properties fo:color="#ff0000" style:font-name="Arial" fo:font-size="11pt" fo:font-weight="normal" officeooo:rsid="00272c0b" style:font-size-asian="11pt" style:font-weight-asian="normal" style:font-size-complex="11pt" style:font-weight-complex="normal"/>
    </style:style>
    <style:style style:name="T83" style:family="text">
      <style:text-properties fo:color="#ff0000" fo:font-size="11pt" fo:font-weight="normal" officeooo:rsid="00272c0b" style:font-size-asian="11pt" style:font-weight-asian="normal" style:font-size-complex="11pt" style:font-weight-complex="normal"/>
    </style:style>
    <style:style style:name="T84" style:family="text">
      <style:text-properties officeooo:rsid="0028a607"/>
    </style:style>
    <style:style style:name="T85" style:family="text">
      <style:text-properties style:font-name="Arial" fo:font-size="11pt" style:font-size-asian="11pt" style:font-size-complex="11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8cm" fo:text-indent="-0.635cm" fo:margin-left="7.7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3cm" fo:text-indent="-0.635cm" fo:margin-left="8.36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6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4"><text:span text:style-name="Fonte_20_parág._20_padrão"><text:span text:style-name="T27"/></text:span></text:p>
      <text:p text:style-name="P4"><text:span text:style-name="Fonte_20_parág._20_padrão"><text:span text:style-name="T20">SGB_PLGC_PlanoDeGerenciaDeConfiguracao </text:span></text:span></text:p>
      <text:p text:style-name="P4"><text:bookmark-start text:name="id.gjdgxs"/><text:span text:style-name="Fonte_20_parág._20_padrão"><text:span text:style-name="T27">Versão </text:span></text:span><text:bookmark-end text:name="id.gjdgxs"/><text:span text:style-name="Fonte_20_parág._20_padrão"><text:span text:style-name="T28">2.0</text:span></text:span></text:p>
      <text:p text:style-name="P8"/>
      <text:p text:style-name="P8"/>
      <text:p text:style-name="P8"/>
      <text:p text:style-name="P8"/>
      <text:p text:style-name="P8"><text:soft-page-break/></text:p>
      <text:p text:style-name="P9"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21"><text:span text:style-name="Fonte_20_parág._20_padrão"><text:span text:style-name="T29">Nome</text:span></text:span></text:p>
          </table:table-cell>
          <table:table-cell table:style-name="Tabela2.A1" office:value-type="string">
            <text:p text:style-name="P21"><text:span text:style-name="Fonte_20_parág._20_padrão"><text:span text:style-name="T29">Alterações</text:span></text:span></text:p>
          </table:table-cell>
          <table:table-cell table:style-name="Tabela2.A1" office:value-type="string">
            <text:p text:style-name="P21"><text:span text:style-name="Fonte_20_parág._20_padrão"><text:span text:style-name="T29">Data</text:span></text:span></text:p>
          </table:table-cell>
          <table:table-cell table:style-name="Tabela2.A1" office:value-type="string">
            <text:p text:style-name="P21"><text:span text:style-name="Fonte_20_parág._20_padrão"><text:span text:style-name="T29">Versão</text:span></text:span></text:p>
          </table:table-cell>
        </table:table-row>
        <table:table-row>
          <table:table-cell table:style-name="Tabela2.A2" office:value-type="string">
            <text:p text:style-name="P21"><text:span text:style-name="Fonte_20_parág._20_padrão"><text:span text:style-name="T31">Allan Vieira Ribeiro</text:span></text:span></text:p>
          </table:table-cell>
          <table:table-cell table:style-name="Tabela2.A2" office:value-type="string">
            <text:p text:style-name="P21"><text:span text:style-name="Fonte_20_parág._20_padrão"><text:span text:style-name="T31">Criação do Documento</text:span></text:span></text:p>
          </table:table-cell>
          <table:table-cell table:style-name="Tabela2.A2" office:value-type="string">
            <text:p text:style-name="P21"><text:span text:style-name="Fonte_20_parág._20_padrão"><text:span text:style-name="T31">22/10/2012</text:span></text:span></text:p>
          </table:table-cell>
          <table:table-cell table:style-name="Tabela2.A2" office:value-type="string">
            <text:p text:style-name="P21"><text:span text:style-name="Fonte_20_parág._20_padrão"><text:span text:style-name="T31">0.1</text:span></text:span></text:p>
          </table:table-cell>
        </table:table-row>
        <table:table-row>
          <table:table-cell table:style-name="Tabela2.A2" office:value-type="string">
            <text:p text:style-name="P38">Cássio Augusto S. Freitas</text:p>
            <text:p text:style-name="P63"/>
          </table:table-cell>
          <table:table-cell table:style-name="Tabela2.A2" office:value-type="string">
            <text:p text:style-name="P39">Descrição dos tópicos do Documento(Introdução,Gerência e Atividades de GCO)</text:p>
          </table:table-cell>
          <table:table-cell table:style-name="Tabela2.A2" office:value-type="string">
            <text:p text:style-name="P39">23/10/2012</text:p>
          </table:table-cell>
          <table:table-cell table:style-name="Tabela2.A2" office:value-type="string">
            <text:p text:style-name="P39">0.1</text:p>
          </table:table-cell>
        </table:table-row>
        <table:table-row>
          <table:table-cell table:style-name="Tabela2.A2" office:value-type="string">
            <text:p text:style-name="P22">Allan Vieira Ribeiro</text:p>
          </table:table-cell>
          <table:table-cell table:style-name="Tabela2.A2" office:value-type="string">
            <text:p text:style-name="P22">Criação da Identificação da Configuração</text:p>
          </table:table-cell>
          <table:table-cell table:style-name="Tabela2.A2" office:value-type="string">
            <text:p text:style-name="P22">26/10/2012</text:p>
          </table:table-cell>
          <table:table-cell table:style-name="Tabela2.A2" office:value-type="string">
            <text:p text:style-name="P22">1.0</text:p>
          </table:table-cell>
        </table:table-row>
        <table:table-row>
          <table:table-cell table:style-name="Tabela2.A5" office:value-type="string">
            <text:p text:style-name="P23">Allan Vieira Ribeiro</text:p>
          </table:table-cell>
          <table:table-cell table:style-name="Tabela2.A5" office:value-type="string">
            <text:p text:style-name="P24">Atualização do Plano de Gerência de Configuração</text:p>
          </table:table-cell>
          <table:table-cell table:style-name="Tabela2.A5" office:value-type="string">
            <text:p text:style-name="P24">31/10/2012 <text:s text:c="2"/></text:p>
          </table:table-cell>
          <table:table-cell table:style-name="Tabela2.A5" office:value-type="string">
            <text:p text:style-name="P24">1.0</text:p>
          </table:table-cell>
        </table:table-row>
        <table:table-row>
          <table:table-cell table:style-name="Tabela2.A5" office:value-type="string">
            <text:p text:style-name="P25">Cássio Augusto Silva de Freitas</text:p>
          </table:table-cell>
          <table:table-cell table:style-name="Tabela2.A5" office:value-type="string">
            <text:p text:style-name="P25">Atualização do Plano de Gerência de Configuração, adequação dos diretórios, atualização do plano de auditoria, estabelecimento de baseline, identificação dos itens de configuração do porojeto</text:p>
          </table:table-cell>
          <table:table-cell table:style-name="Tabela2.A5" office:value-type="string">
            <text:p text:style-name="P25">02/11/2012</text:p>
          </table:table-cell>
          <table:table-cell table:style-name="Tabela2.A5" office:value-type="string">
            <text:p text:style-name="P25">2.0</text:p>
          </table:table-cell>
        </table:table-row>
      </table:table>
      <text:p text:style-name="P5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_TOC0_Head">
            <text:p text:style-name="Contents_20_Heading">Sumário</text:p>
          </text:index-title>
          <text:p text:style-name="P92"><text:a xlink:type="simple" xlink:href="#__RefHeading__3196_103755458"><text:span text:style-name="T38">1 Introdução <text:tab/>4</text:span></text:a></text:p>
          <text:p text:style-name="P92"><text:a xlink:type="simple" xlink:href="#__RefHeading__3198_103755458"><text:span text:style-name="T38">2 Propósitos<text:tab/>4</text:span></text:a></text:p>
          <text:p text:style-name="P93"><text:a xlink:type="simple" xlink:href="#__RefHeading__3200_103755458"><text:span text:style-name="T38">2.1 Público Alvo<text:tab/>4</text:span></text:a></text:p>
          <text:p text:style-name="P92"><text:a xlink:type="simple" xlink:href="#__RefHeading__3202_103755458"><text:span text:style-name="T38">3 Escopo<text:tab/>4</text:span></text:a></text:p>
          <text:p text:style-name="P92"><text:a xlink:type="simple" xlink:href="#__RefHeading__3266_398758807"><text:span text:style-name="T38">4 Convenções, Abreviações e Termos<text:tab/>5</text:span></text:a></text:p>
          <text:p text:style-name="P92"><text:a xlink:type="simple" xlink:href="#__RefHeading__3270_398758807"><text:span text:style-name="T38">5 Identificação da Configuração<text:tab/>5</text:span></text:a></text:p>
          <text:p text:style-name="P93"><text:a xlink:type="simple" xlink:href="#__RefHeading__3272_398758807"><text:span text:style-name="T38">5.1 Nomenclatura dos Itens de Configuração<text:tab/>5</text:span></text:a></text:p>
          <text:p text:style-name="P93"><text:a xlink:type="simple" xlink:href="#__RefHeading__3276_398758807"><text:span text:style-name="T38">5.2 Acrônimos<text:tab/>6</text:span></text:a></text:p>
          <text:p text:style-name="P93"><text:a xlink:type="simple" xlink:href="#__RefHeading__3282_398758807"><text:span text:style-name="T38">5.3 Local de Armazenamento<text:tab/>7</text:span></text:a></text:p>
          <text:p text:style-name="P93"><text:a xlink:type="simple" xlink:href="#__RefHeading__3284_398758807"><text:span text:style-name="T38">5.4 Estrutura de Diretórios<text:tab/>7</text:span></text:a></text:p>
          <text:p text:style-name="P93"><text:a xlink:type="simple" xlink:href="#__RefHeading__3361_470301073"><text:span text:style-name="T38">5.5 Lista de Itens de Configuração<text:tab/>9</text:span></text:a></text:p>
          <text:p text:style-name="P92"><text:a xlink:type="simple" xlink:href="#__RefHeading__4082_832312424"><text:span text:style-name="T38">6 Padrões e ferramentas <text:tab/>16</text:span></text:a></text:p>
          <text:p text:style-name="P93"><text:a xlink:type="simple" xlink:href="#__RefHeading__3286_398758807"><text:span text:style-name="T38">6.1 Ferramentas<text:tab/>16</text:span></text:a></text:p>
          <text:p text:style-name="P93"><text:a xlink:type="simple" xlink:href="#__RefHeading__4084_832312424"><text:span text:style-name="T38">6.2 Padrões para versionamento<text:tab/>17</text:span></text:a></text:p>
          <text:p text:style-name="P93"><text:a xlink:type="simple" xlink:href="#__RefHeading__4086_832312424"><text:span text:style-name="T38">6.3 Padrões de mensagens de commit ao repositório<text:tab/>17</text:span></text:a></text:p>
          <text:p text:style-name="P93"><text:a xlink:type="simple" xlink:href="#__RefHeading__3288_398758807"><text:span text:style-name="T38">6.4 Templates de Artefatos<text:tab/>17</text:span></text:a></text:p>
          <text:p text:style-name="P92"><text:a xlink:type="simple" xlink:href="#__RefHeading__3363_470301073"><text:span text:style-name="T38">7 Atividades <text:tab/>18</text:span></text:a></text:p>
          <text:p text:style-name="P93"><text:a xlink:type="simple" xlink:href="#__RefHeading__3365_470301073"><text:span text:style-name="T38">7.1 Planejamento da Configuração<text:tab/>18</text:span></text:a></text:p>
          <text:p text:style-name="P93"><text:a xlink:type="simple" xlink:href="#__RefHeading__3367_470301073"><text:span text:style-name="T38">7.2 Acompanhamento da Configuração<text:tab/>18</text:span></text:a></text:p>
          <text:p text:style-name="P93"><text:a xlink:type="simple" xlink:href="#__RefHeading__4088_832312424"><text:span text:style-name="T38">7.3 Geração de baselines<text:tab/>18</text:span></text:a></text:p>
        </text:index-body>
      </text:table-of-content>
      <text:p text:style-name="P5"/>
      <text:p text:style-name="P5"><text:soft-page-break/></text:p>
      <text:p text:style-name="P8"/>
      <text:p text:style-name="P8"/>
      <text:h text:style-name="P96" text:outline-level="1"><text:bookmark-start text:name="__RefHeading__3196_103755458"/><text:bookmark-start text:name="_Toc338917870"/><text:bookmark-start text:name="h.30j0zll"/><text:span text:style-name="Fonte_20_parág._20_padrão"><text:span text:style-name="T38">1 Introdução</text:span></text:span><text:bookmark-end text:name="_Toc338917870"/><text:bookmark-end text:name="h.30j0zll"/><text:span text:style-name="Fonte_20_parág._20_padrão"><text:span text:style-name="T38"> </text:span></text:span><text:bookmark-end text:name="__RefHeading__3196_103755458"/></text:h>
      <text:p text:style-name="P40"><text:span text:style-name="Fonte_20_parág._20_padrão"><text:span text:style-name="T30"><text:tab/></text:span></text:span><text:bookmark-start text:name="id.30j0zll"/><text:span text:style-name="Fonte_20_parág._20_padrão"><text:span text:style-name="T30">O Plano de Gerência de Configuração visar gerenciar e controlar os artefatos de software gerados para o Sistema de Gestão Bibliográfica(SGB). Este plano definirá os meios utilizados para</text:span></text:span><text:bookmark-end text:name="id.30j0zll"/><text:span text:style-name="Fonte_20_parág._20_padrão"><text:span text:style-name="T30"> manter a integridade, o histórico de alterações e controlar as mudanças realizadas nos artefatos do SGB.</text:span></text:span></text:p>
      <text:h text:style-name="P96" text:outline-level="1"><text:bookmark-start text:name="__RefHeading__3198_103755458"/><text:bookmark-start text:name="_Toc338917871"/><text:bookmark-start text:name="h.1fob9te"/><text:span text:style-name="Fonte_20_parág._20_padrão"><text:span text:style-name="T38">2 </text:span></text:span><text:bookmark-end text:name="_Toc338917871"/><text:bookmark-end text:name="h.1fob9te"/><text:span text:style-name="Fonte_20_parág._20_padrão"><text:span text:style-name="T38">Propósitos</text:span></text:span><text:bookmark-end text:name="__RefHeading__3198_103755458"/></text:h>
      <text:p text:style-name="P42"><text:span text:style-name="T21">Este documento tem como finalidade criar o padrão a ser seguido por todos os membros da equipe permitindo que se mantenha </text:span><text:span text:style-name="Fonte_20_parág._20_padrão"><text:span text:style-name="T22">a integridade dos artefatos gerados de acordo com a nomenclatura e regras para o versionamento, estrutura de diretórios, a identificação de papéis e responsabilidades.</text:span></text:span></text:p>
      <text:p text:style-name="P41"><text:span text:style-name="Fonte_20_parág._20_padrão"><text:span text:style-name="T30">Para que isso aconteça serão detalhados os recursos necessários (equipes, ferramentas e ambiente), as responsabilidades para a gerência de configuração do SGB.</text:span></text:span></text:p>
      <text:h text:style-name="P99" text:outline-level="2"><text:bookmark-start text:name="__RefHeading__3200_103755458"/><text:bookmark-start text:name="_Toc338917872"/><text:bookmark-start text:name="h.3znysh7"/><text:span text:style-name="Fonte_20_parág._20_padrão"><text:span text:style-name="T38">2.1 </text:span></text:span><text:bookmark-end text:name="_Toc338917872"/><text:bookmark-end text:name="h.3znysh7"/><text:span text:style-name="Fonte_20_parág._20_padrão"><text:span text:style-name="T38">Público Alvo</text:span></text:span><text:bookmark-end text:name="__RefHeading__3200_103755458"/></text:h>
      <text:p text:style-name="P4"><text:span text:style-name="Fonte_20_parág._20_padrão"><text:span text:style-name="T30"><text:tab/>Este documento destina-se a todos os membros da equipe, bem como ao Solicitante, Equipe de TI e usuários do sistema.</text:span></text:span></text:p>
      <text:h text:style-name="P96" text:outline-level="1"><text:bookmark-start text:name="__RefHeading__3202_103755458"/><text:span text:style-name="Fonte_20_parág._20_padrão"><text:span text:style-name="T38">3 </text:span></text:span><text:bookmark-start text:name="_Toc338917873"/><text:bookmark-start text:name="h.2et92p0"/><text:span text:style-name="Fonte_20_parág._20_padrão"><text:span text:style-name="T38">E</text:span></text:span><text:bookmark-end text:name="_Toc338917873"/><text:bookmark-end text:name="h.2et92p0"/><text:span text:style-name="Fonte_20_parág._20_padrão"><text:span text:style-name="T38">scopo</text:span></text:span><text:bookmark-end text:name="__RefHeading__3202_103755458"/></text:h>
      <text:p text:style-name="P4"><text:span text:style-name="Fonte_20_parág._20_padrão"><text:span text:style-name="T30"><text:tab/>Este documento descreve as ferramentas necessárias para a realização da configuração pela equipe responsável pelo desenvolvimento dos artefatos de software do SGB. </text:span></text:span></text:p>
      <text:h text:style-name="P96" text:outline-level="1"><text:bookmark-start text:name="__RefHeading__3266_398758807"/><text:soft-page-break/><text:span text:style-name="Fonte_20_parág._20_padrão"><text:span text:style-name="T41">4 Convenções, Abreviações e Termos</text:span></text:span><text:bookmark-end text:name="__RefHeading__3266_398758807"/></text:h>
      <text:p text:style-name="P10"><text:tab/>Definições de todas as convenções, abreviações e termos utilizados neste documento.</text:p>
      <text:p text:style-name="P10"/>
      <text:p text:style-name="P1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1"><text:span text:style-name="Fonte_20_parág._20_padrão"><text:span text:style-name="T17">Termo</text:span></text:span></text:p>
          </table:table-cell>
          <table:table-cell table:style-name="Tabela3.B1" office:value-type="string">
            <text:p text:style-name="P21"><text:span text:style-name="Fonte_20_parág._20_padrão"><text:span text:style-name="T17">Descrição</text:span></text:span></text:p>
          </table:table-cell>
        </table:table-row>
        <table:table-row>
          <table:table-cell table:style-name="Tabela3.A3" office:value-type="string">
            <text:p text:style-name="P21"><text:span text:style-name="Fonte_20_parág._20_padrão"><text:span text:style-name="T13">SGB</text:span></text:span></text:p>
          </table:table-cell>
          <table:table-cell table:style-name="Tabela3.B3" office:value-type="string">
            <text:p text:style-name="P21"><text:span text:style-name="Fonte_20_parág._20_padrão"><text:span text:style-name="T13">Sistema de Gestão Bibliográfica</text:span></text:span></text:p>
          </table:table-cell>
        </table:table-row>
        <table:table-row>
          <table:table-cell table:style-name="Tabela3.A3" office:value-type="string">
            <text:p text:style-name="P21"><text:span text:style-name="Fonte_20_parág._20_padrão"><text:span text:style-name="T13">GCO</text:span></text:span></text:p>
          </table:table-cell>
          <table:table-cell table:style-name="Tabela3.B3" office:value-type="string">
            <text:p text:style-name="P21"><text:span text:style-name="Fonte_20_parág._20_padrão"><text:span text:style-name="T13">Gerente de Configuração</text:span></text:span></text:p>
          </table:table-cell>
        </table:table-row>
      </table:table>
      <text:p text:style-name="P48"><text:bookmark-start text:name="__RefHeading__3268_398758807"/><text:span text:style-name="Fonte_20_parág._20_padrão"><text:span text:style-name="T32">Tabela 1 - Convenções, Abreviações e Termos</text:span></text:span><text:bookmark-end text:name="__RefHeading__3268_398758807"/></text:p>
      <text:h text:style-name="P96" text:outline-level="1"><text:bookmark-start text:name="__RefHeading__3270_398758807"/><text:span text:style-name="Fonte_20_parág._20_padrão"><text:span text:style-name="T41">5 Identificação da Configuração</text:span></text:span><text:bookmark-end text:name="__RefHeading__3270_398758807"/></text:h>
      <text:h text:style-name="P112" text:outline-level="6"><text:span text:style-name="Fonte_20_parág._20_padrão"><text:span text:style-name="T33">Segue <text:s/>abaixo as normas para identificação dos itens de configuração.</text:span></text:span></text:h>
      <text:h text:style-name="P99" text:outline-level="2"><text:bookmark-start text:name="__RefHeading__3272_398758807"/><text:span text:style-name="Fonte_20_parág._20_padrão"><text:span text:style-name="T42">5.1 Nomenclatura dos Itens de Configuração</text:span></text:span><text:bookmark-end text:name="__RefHeading__3272_398758807"/></text:h>
      <text:p text:style-name="P10"><text:tab/><text:span text:style-name="T1">Os documentos do projeto deverão possuir a seguinte nomenclatura:</text:span></text:p>
      <text:p text:style-name="P11">&lt;SIGLA_PROJETO&gt;_&lt;ACRONIMO_ARQUIVO&gt;_&lt;NOME_ARQUIVO&gt;.&lt;EXTENSÃO&gt;.</text:p>
      <text:p text:style-name="P11"><text:tab/>Os campos citados acima deverão ser substituídos pelos dados, sem acentos e espaços em branco, definidos em:</text:p>
      <text:list xml:id="list41651048" text:style-name="LS3">
        <text:list-item>
          <text:p text:style-name="P94">&lt;SIGLA_PROJETO&gt;: A sigla do projeto corrente, ou seja, SGB.</text:p>
        </text:list-item>
        <text:list-item>
          <text:p text:style-name="P94">&lt;ACRONIMO_ARQUIVO&gt;: Acrônimo do tipo do arquivo definido em 5.1.2</text:p>
        </text:list-item>
        <text:list-item>
          <text:p text:style-name="P94">&lt;NOME_ARQUIVO&gt;: Nome do arquivo em Camel Case</text:p>
        </text:list-item>
        <text:list-item>
          <text:p text:style-name="P95">&lt;EXTENSÃO&gt;: Extensão do arquivo</text:p>
        </text:list-item>
      </text:list>
      <text:p text:style-name="P45"><text:bookmark-start text:name="__RefHeading__3274_398758807"/><text:span text:style-name="Fonte_20_parág._20_padrão"><text:span text:style-name="T34"><text:tab/>Um exemplo de nomenclatura de arquivo é utilizando a definição acima é : SGB_GCONF_PlanoDeGerenciaDeConfiguracao.pdf.</text:span></text:span><text:bookmark-end text:name="__RefHeading__3274_398758807"/></text:p>
      <text:p text:style-name="P46"><text:span text:style-name="Fonte_20_parág._20_padrão"><text:span text:style-name="T34"><text:tab/></text:span></text:span><text:span text:style-name="Fonte_20_parág._20_padrão"><text:span text:style-name="T35">Esta regra de nomenclatura não se aplica aos arquivos de codificação que se encontram no diretório Desenvolvimento/Codigo_Fonte, visto de que eles terão sua nomenclatura definida pelo documento SGB_CONJAVA_PadraoDeCodificacaoJava. </text:span></text:span></text:p>
      <text:p text:style-name="P46"><text:soft-page-break/><text:span text:style-name="Fonte_20_parág._20_padrão"><text:span text:style-name="T36"><text:tab/>O Gestor de Configuração é responsável por checar se a nomenclatura está correta. Caso ela não esteja o Gestor de Configuração é responsável por comunicar aos criadores dos documentos a necessidade de correção da nomenclatura. Se não ocorrer a alteração solicitada é permitido ao Gestor alterar o nome do documento para que fique de acordo com o padrão. </text:span></text:span></text:p>
      <text:h text:style-name="P99" text:outline-level="2"><text:bookmark-start text:name="__RefHeading__3276_398758807"/><text:span text:style-name="Fonte_20_parág._20_padrão"><text:span text:style-name="T38">5.2</text:span></text:span><text:bookmark-start text:name="h.iakn9dcgy99q"/><text:bookmark-start text:name="_Toc338918236"/><text:span text:style-name="Fonte_20_parág._20_padrão"><text:span text:style-name="T38"> Acrônimos</text:span></text:span><text:bookmark-end text:name="__RefHeading__3276_398758807"/><text:bookmark-end text:name="h.iakn9dcgy99q"/><text:bookmark-end text:name="_Toc338918236"/></text:h>
      <text:p text:style-name="P10"><text:tab/>Segue abaixo a definição dos acrônimos de todos os artefatos do projeto com a definição do tipo de documento correspondente.</text:p>
      <text:p text:style-name="P1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1"><text:span text:style-name="Fonte_20_parág._20_padrão"><text:span text:style-name="T23">Acrônimo</text:span></text:span></text:p>
          </table:table-cell>
          <table:table-cell table:style-name="Tabela5.B1" office:value-type="string">
            <text:p text:style-name="P21"><text:span text:style-name="Fonte_20_parág._20_padrão"><text:span text:style-name="T23">Tipo de Documento</text:span></text:span></text:p>
          </table:table-cell>
        </table:table-row>
        <table:table-row>
          <table:table-cell table:style-name="Tabela5.A24" office:value-type="string">
            <text:p text:style-name="P32">TAP</text:p>
          </table:table-cell>
          <table:table-cell table:style-name="Tabela5.B24" office:value-type="string">
            <text:p text:style-name="P32">Termo de abertura do projeto</text:p>
          </table:table-cell>
        </table:table-row>
        <table:table-row>
          <table:table-cell table:style-name="Tabela5.A24" office:value-type="string">
            <text:p text:style-name="P32">ANVI</text:p>
          </table:table-cell>
          <table:table-cell table:style-name="Tabela5.B24" office:value-type="string">
            <text:p text:style-name="P32">Análise de Viabilidade </text:p>
          </table:table-cell>
        </table:table-row>
        <table:table-row>
          <table:table-cell table:style-name="Tabela5.A24" office:value-type="string">
            <text:p text:style-name="P32">CONOPS</text:p>
          </table:table-cell>
          <table:table-cell table:style-name="Tabela5.B24" office:value-type="string">
            <text:p text:style-name="P32">Conceito de Operações</text:p>
          </table:table-cell>
        </table:table-row>
        <table:table-row>
          <table:table-cell table:style-name="Tabela5.A24" office:value-type="string">
            <text:p text:style-name="P32">MDCV</text:p>
          </table:table-cell>
          <table:table-cell table:style-name="Tabela5.B24" office:value-type="string">
            <text:p text:style-name="P32">Modelo de Ciclo de Vida</text:p>
          </table:table-cell>
        </table:table-row>
        <table:table-row>
          <table:table-cell table:style-name="Tabela5.A24" office:value-type="string">
            <text:p text:style-name="P32">METEST</text:p>
          </table:table-cell>
          <table:table-cell table:style-name="Tabela5.B24" office:value-type="string">
            <text:p text:style-name="P32">Métricas e Estimativas</text:p>
          </table:table-cell>
        </table:table-row>
        <table:table-row>
          <table:table-cell table:style-name="Tabela5.A24" office:value-type="string">
            <text:p text:style-name="P32">ADF</text:p>
          </table:table-cell>
          <table:table-cell table:style-name="Tabela5.B24" office:value-type="string">
            <text:p text:style-name="P32">Análise e Definição de Ferramentas</text:p>
          </table:table-cell>
        </table:table-row>
        <table:table-row>
          <table:table-cell table:style-name="Tabela5.A24" office:value-type="string">
            <text:p text:style-name="P32">ATAR</text:p>
          </table:table-cell>
          <table:table-cell table:style-name="Tabela5.B24" office:value-type="string">
            <text:p text:style-name="P32">Ata de reunião</text:p>
          </table:table-cell>
        </table:table-row>
        <table:table-row>
          <table:table-cell table:style-name="Tabela5.A24" office:value-type="string">
            <text:p text:style-name="P32">ATARAP</text:p>
          </table:table-cell>
          <table:table-cell table:style-name="Tabela5.B24" office:value-type="string">
            <text:p text:style-name="P32">Ata de reunião da Abertura do projeto</text:p>
          </table:table-cell>
        </table:table-row>
        <table:table-row>
          <table:table-cell table:style-name="Tabela5.A24" office:value-type="string">
            <text:p text:style-name="P32">WBS</text:p>
          </table:table-cell>
          <table:table-cell table:style-name="Tabela5.B24" office:value-type="string">
            <text:p text:style-name="P32">Work Breakdown Structure (EAP)</text:p>
          </table:table-cell>
        </table:table-row>
        <table:table-row>
          <table:table-cell table:style-name="Tabela5.A24" office:value-type="string">
            <text:p text:style-name="P32">ESC</text:p>
          </table:table-cell>
          <table:table-cell table:style-name="Tabela5.B24" office:value-type="string">
            <text:p text:style-name="P32">Escopo preliminar</text:p>
          </table:table-cell>
        </table:table-row>
        <table:table-row>
          <table:table-cell table:style-name="Tabela5.A24" office:value-type="string">
            <text:p text:style-name="P32">ANRI</text:p>
          </table:table-cell>
          <table:table-cell table:style-name="Tabela5.B24" office:value-type="string">
            <text:p text:style-name="P32">Análise de riscos</text:p>
          </table:table-cell>
        </table:table-row>
        <table:table-row>
          <table:table-cell table:style-name="Tabela5.A24" office:value-type="string">
            <text:p text:style-name="P32">ALRH</text:p>
          </table:table-cell>
          <table:table-cell table:style-name="Tabela5.B24" office:value-type="string">
            <text:p text:style-name="P32">Alocação de Recursos Humanos</text:p>
          </table:table-cell>
        </table:table-row>
        <table:table-row>
          <table:table-cell table:style-name="Tabela5.A24" office:value-type="string">
            <text:p text:style-name="P32">CRON</text:p>
          </table:table-cell>
          <table:table-cell table:style-name="Tabela5.B24" office:value-type="string">
            <text:p text:style-name="P32">Cronograma</text:p>
          </table:table-cell>
        </table:table-row>
        <table:table-row>
          <table:table-cell table:style-name="Tabela5.A21" office:value-type="string">
            <text:p text:style-name="P32">PLROD</text:p>
          </table:table-cell>
          <table:table-cell table:style-name="Tabela5.B24" office:value-type="string">
            <text:p text:style-name="P32">Plano de rodízio de integrantes</text:p>
          </table:table-cell>
        </table:table-row>
        <table:table-row>
          <table:table-cell table:style-name="Tabela5.A21" office:value-type="string">
            <text:p text:style-name="P32">PLGC</text:p>
          </table:table-cell>
          <table:table-cell table:style-name="Tabela5.B24" office:value-type="string">
            <text:p text:style-name="P32">Plano de Gerência de Configuração</text:p>
          </table:table-cell>
        </table:table-row>
        <table:table-row>
          <table:table-cell table:style-name="Tabela5.A21" office:value-type="string">
            <text:p text:style-name="P32">PRGC</text:p>
          </table:table-cell>
          <table:table-cell table:style-name="Tabela5.B24" office:value-type="string">
            <text:p text:style-name="P32">Processo de Gerência de Configuração</text:p>
          </table:table-cell>
        </table:table-row>
        <table:table-row>
          <table:table-cell table:style-name="Tabela5.A21" office:value-type="string">
            <text:p text:style-name="P45"><text:bookmark-start text:name="__RefHeading__3278_398758807"/><text:bookmark-start text:name="h.pnsnylqihnl1"/><text:bookmark-start text:name="_Toc338918237"/><text:span text:style-name="Fonte_20_parág._20_padrão"><text:span text:style-name="T31">P</text:span></text:span><text:bookmark-end text:name="h.pnsnylqihnl1"/><text:bookmark-end text:name="_Toc338918237"/><text:span text:style-name="Fonte_20_parág._20_padrão"><text:span text:style-name="T31">RGQA</text:span></text:span><text:bookmark-end text:name="__RefHeading__3278_398758807"/></text:p>
          </table:table-cell>
          <table:table-cell table:style-name="Tabela5.B24" office:value-type="string">
            <text:p text:style-name="P45"><text:bookmark-start text:name="__RefHeading__3280_398758807"/><text:bookmark-start text:name="h.baqodbvlc1h2"/><text:bookmark-start text:name="_Toc338918238"/><text:span text:style-name="Fonte_20_parág._20_padrão"><text:span text:style-name="T31">P</text:span></text:span><text:bookmark-end text:name="h.baqodbvlc1h2"/><text:bookmark-end text:name="_Toc338918238"/><text:span text:style-name="Fonte_20_parág._20_padrão"><text:span text:style-name="T31">rocesso de Gerência de Qualidade</text:span></text:span><text:bookmark-end text:name="__RefHeading__3280_398758807"/></text:p>
          </table:table-cell>
        </table:table-row>
        <table:table-row>
          <table:table-cell table:style-name="Tabela5.A21" office:value-type="string">
            <text:p text:style-name="P50">PLRH</text:p>
          </table:table-cell>
          <table:table-cell table:style-name="Tabela5.B24" office:value-type="string">
            <text:p text:style-name="P50">Plano de Recursos Humanos</text:p>
          </table:table-cell>
        </table:table-row>
        <table:table-row>
          <table:table-cell table:style-name="Tabela5.A21" office:value-type="string">
            <text:p text:style-name="P50">PLCOM</text:p>
          </table:table-cell>
          <table:table-cell table:style-name="Tabela5.B24" office:value-type="string">
            <text:p text:style-name="P50">Plano de Comunicação</text:p>
          </table:table-cell>
        </table:table-row>
        <table:table-row>
          <table:table-cell table:style-name="Tabela5.A21" office:value-type="string">
            <text:p text:style-name="P50">PCE</text:p>
          </table:table-cell>
          <table:table-cell table:style-name="Tabela5.B24" office:value-type="string">
            <text:p text:style-name="P50">Planilha de Capacitação da Equipe</text:p>
          </table:table-cell>
        </table:table-row>
        <table:table-row>
          <table:table-cell table:style-name="Tabela5.A24" office:value-type="string">
            <text:p text:style-name="P32">CHKQA</text:p>
          </table:table-cell>
          <table:table-cell table:style-name="Tabela5.B24" office:value-type="string">
            <text:p text:style-name="P32">Checklist de Qualidade</text:p>
          </table:table-cell>
        </table:table-row>
        <table:table-row>
          <table:table-cell table:style-name="Tabela5.A24" office:value-type="string">
            <text:p text:style-name="Standard">RELNCQA </text:p>
          </table:table-cell>
          <table:table-cell table:style-name="Tabela5.B24" office:value-type="string">
            <text:p text:style-name="P36">Relatório de Não-Conformidade da Garantia da Qualidade</text:p>
          </table:table-cell>
        </table:table-row>
        <text:soft-page-break/>
        <table:table-row>
          <table:table-cell table:style-name="Tabela5.A24" office:value-type="string">
            <text:p text:style-name="Standard">ARNCQA </text:p>
          </table:table-cell>
          <table:table-cell table:style-name="Tabela5.B24" office:value-type="string">
            <text:p text:style-name="P36">Análise de Recorrência da Garantia da Qualidade</text:p>
          </table:table-cell>
        </table:table-row>
        <table:table-row>
          <table:table-cell table:style-name="Tabela5.A25" office:value-type="string">
            <text:p text:style-name="P32">TEMPL</text:p>
          </table:table-cell>
          <table:table-cell table:style-name="Tabela5.B25" office:value-type="string">
            <text:p text:style-name="P32">Documentos de Template</text:p>
          </table:table-cell>
        </table:table-row>
        <table:table-row>
          <table:table-cell table:style-name="Tabela5.A26" office:value-type="string">
            <text:p text:style-name="P32">RAIND</text:p>
          </table:table-cell>
          <table:table-cell table:style-name="Tabela5.B26" office:value-type="string">
            <text:p text:style-name="P32">Relatório de avaliação individual</text:p>
          </table:table-cell>
        </table:table-row>
        <table:table-row>
          <table:table-cell table:style-name="Tabela5.A27" office:value-type="string">
            <text:p text:style-name="P32">ANFER</text:p>
          </table:table-cell>
          <table:table-cell table:style-name="Tabela5.B27" office:value-type="string">
            <text:p text:style-name="P32">Análise e Definição de Ferramentas</text:p>
          </table:table-cell>
        </table:table-row>
        <table:table-row>
          <table:table-cell table:style-name="Tabela5.A30" office:value-type="string">
            <text:p text:style-name="P32">CONJAVA</text:p>
          </table:table-cell>
          <table:table-cell table:style-name="Tabela5.B30" office:value-type="string">
            <text:p text:style-name="P32">Padrão de Codificação Java</text:p>
          </table:table-cell>
        </table:table-row>
        <table:table-row>
          <table:table-cell table:style-name="Tabela5.A30" office:value-type="string">
            <text:p text:style-name="P33">TUTO</text:p>
          </table:table-cell>
          <table:table-cell table:style-name="Tabela5.B30" office:value-type="string">
            <text:p text:style-name="P33">Documentos de tutoriais</text:p>
          </table:table-cell>
        </table:table-row>
        <table:table-row>
          <table:table-cell table:style-name="Tabela5.A30" office:value-type="string">
            <text:p text:style-name="P33">PCP</text:p>
          </table:table-cell>
          <table:table-cell table:style-name="Tabela5.B30" office:value-type="string">
            <text:p text:style-name="P33">Planilha de Custos por Profissional</text:p>
          </table:table-cell>
        </table:table-row>
        <table:table-row>
          <table:table-cell table:style-name="Tabela5.A33" office:value-type="string">
            <text:p text:style-name="P33">MC</text:p>
          </table:table-cell>
          <table:table-cell table:style-name="Tabela5.B33" office:value-type="string">
            <text:p text:style-name="P33">Métricas de custo</text:p>
          </table:table-cell>
        </table:table-row>
        <table:table-row>
          <table:table-cell table:style-name="Tabela5.A33" office:value-type="string">
            <text:p text:style-name="P37">PLEREQ</text:p>
          </table:table-cell>
          <table:table-cell table:style-name="Tabela5.B33" office:value-type="string">
            <text:p text:style-name="P33">Plano de Engenharia de Requisitos</text:p>
          </table:table-cell>
        </table:table-row>
        <table:table-row>
          <table:table-cell table:style-name="Tabela5.A33" office:value-type="string">
            <text:p text:style-name="P37">DESREQ</text:p>
          </table:table-cell>
          <table:table-cell table:style-name="Tabela5.B33" office:value-type="string">
            <text:p text:style-name="P33">Documentos de Especificação de Requisitos</text:p>
          </table:table-cell>
        </table:table-row>
        <table:table-row>
          <table:table-cell table:style-name="Tabela5.A34" office:value-type="string">
            <text:p text:style-name="P34">PS</text:p>
          </table:table-cell>
          <table:table-cell table:style-name="Tabela5.B34" office:value-type="string">
            <text:p text:style-name="P34">Projeto de Software</text:p>
          </table:table-cell>
        </table:table-row>
        <table:table-row>
          <table:table-cell table:style-name="Tabela5.A35" office:value-type="string">
            <text:p text:style-name="P35">MANUAL</text:p>
          </table:table-cell>
          <table:table-cell table:style-name="Tabela5.B35" office:value-type="string">
            <text:p text:style-name="P35">Manuais</text:p>
          </table:table-cell>
        </table:table-row>
      </table:table>
      <text:p text:style-name="P49">Tabela 2 - Acrônimos</text:p>
      <text:h text:style-name="P99" text:outline-level="2"><text:bookmark-start text:name="__RefHeading__3282_398758807"/><text:span text:style-name="Fonte_20_parág._20_padrão"><text:span text:style-name="T38">5</text:span></text:span><text:bookmark-start text:name="_Toc338918239"/><text:bookmark-start text:name="h.b0uld4tue97h"/><text:span text:style-name="Fonte_20_parág._20_padrão"><text:span text:style-name="T38">.</text:span></text:span><text:bookmark-end text:name="h.b0uld4tue97h"/><text:span text:style-name="Fonte_20_parág._20_padrão"><text:span text:style-name="T38">3 Local de Armazenamento</text:span></text:span><text:bookmark-end text:name="__RefHeading__3282_398758807"/><text:bookmark-end text:name="_Toc338918239"/></text:h>
      <text:p text:style-name="P43"><text:span text:style-name="Fonte_20_parág._20_padrão"><text:span text:style-name="T24">Os artefatos resultantes dos projetos serão mantidos em uma biblioteca controlada pela gerência de configuração de software, que administra o processo de modificação com o auxílio do sistema de controle de versão Subversion.</text:span></text:span></text:p>
      <text:p text:style-name="P43"><text:span text:style-name="Fonte_20_parág._20_padrão"><text:span text:style-name="T24">O caminho definido para o armazenamento dos artefatos a serem controlados pela ferramenta é </text:span></text:span><text:a xlink:type="simple" xlink:href="https://sgb-02-2012.googlecode.com/svn/"><text:span text:style-name="Fonte_20_parág._20_padrão"><text:span text:style-name="T25">https://sgb-02-2012.googlecode.com/svn/</text:span></text:span></text:a><text:span text:style-name="Fonte_20_parág._20_padrão"><text:span text:style-name="T24">.</text:span></text:span></text:p>
      <text:p text:style-name="P44"><text:span text:style-name="Fonte_20_parág._20_padrão"><text:span text:style-name="T43"/></text:span></text:p>
      <text:h text:style-name="P101" text:outline-level="2"><text:bookmark-start text:name="__RefHeading__3284_398758807"/>5<text:bookmark-start text:name="h.pw204k7sft3w"/><text:bookmark-start text:name="_Toc338918240"/>.4 Estrutura de Diretórios<text:bookmark-end text:name="__RefHeading__3284_398758807"/><text:bookmark-end text:name="h.pw204k7sft3w"/><text:bookmark-end text:name="_Toc338918240"/></text:h>
      <text:p text:style-name="P10"><text:tab/>O local de armazenamento deverá ter a estrutura definida abaixo. Todos os usuários terão permissão de leitura a todo os documentos do repositório. A permissão de escrita também é definida abaixo indicando quais papéis tem esse direito. <text:span text:style-name="T64">O Gestor de Configuração é o responsável por administrar a estrutura de diretórios, criando, removendo e atualizando esta estrutura. </text:span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6">Diretório</text:p>
          </table:table-cell>
          <table:table-cell table:style-name="Tabela6.B1" office:value-type="string">
            <text:p text:style-name="P26">Permissão Escrita</text:p>
          </table:table-cell>
        </table:table-row>
        <table:table-row>
          <table:table-cell table:style-name="Tabela6.A2" office:value-type="string">
            <text:p text:style-name="P27">Biblioteca_Virtual</text:p>
          </table:table-cell>
          <table:table-cell table:style-name="Tabela6.B2" office:value-type="string">
            <text:p text:style-name="P27">Todos</text:p>
          </table:table-cell>
        </table:table-row>
        <table:table-row>
          <table:table-cell table:style-name="Tabela6.A3" office:value-type="string">
            <text:p text:style-name="P27">Desenvolvimento</text:p>
          </table:table-cell>
          <table:table-cell table:style-name="Tabela6.B3" office:value-type="string">
            <text:p text:style-name="P27">Equipe Técnica</text:p>
          </table:table-cell>
        </table:table-row>
        <table:table-row>
          <table:table-cell table:style-name="Tabela6.A4" office:value-type="string">
            <text:p text:style-name="P27">Desenvolvimento\Projeto</text:p>
          </table:table-cell>
          <table:table-cell table:style-name="Tabela6.B4" office:value-type="string">
            <text:p text:style-name="P27">Projetista</text:p>
          </table:table-cell>
        </table:table-row>
        <text:soft-page-break/>
        <table:table-row>
          <table:table-cell table:style-name="Tabela6.A5" office:value-type="string">
            <text:p text:style-name="P27">Garantia_da_Qualidade</text:p>
          </table:table-cell>
          <table:table-cell table:style-name="Tabela6.B5" office:value-type="string">
            <text:p text:style-name="P27">Gestor de Qualidade do Processo</text:p>
            <text:p text:style-name="P27">Gestor de Qualidade do Produto</text:p>
          </table:table-cell>
        </table:table-row>
        <table:table-row>
          <table:table-cell table:style-name="Tabela6.A6" office:value-type="string">
            <text:p text:style-name="P27">Gerencia_de_Configuracao</text:p>
          </table:table-cell>
          <table:table-cell table:style-name="Tabela6.B6" office:value-type="string">
            <text:p text:style-name="P27">Gestor de Configuração</text:p>
          </table:table-cell>
        </table:table-row>
        <table:table-row>
          <table:table-cell table:style-name="Tabela6.A12" office:value-type="string">
            <text:p text:style-name="P27">Gerencia_de_Configuracao\Template</text:p>
          </table:table-cell>
          <table:table-cell table:style-name="Tabela6.B12" office:value-type="string">
            <text:p text:style-name="P27">Gestor de Configuração</text:p>
          </table:table-cell>
        </table:table-row>
        <table:table-row>
          <table:table-cell table:style-name="Tabela6.A12" office:value-type="string">
            <text:p text:style-name="P31">Gerencia_de_Configuraca\Auditorias</text:p>
          </table:table-cell>
          <table:table-cell table:style-name="Tabela6.B12" office:value-type="string">
            <text:p text:style-name="P31">Gestor de Configuração</text:p>
          </table:table-cell>
        </table:table-row>
        <table:table-row>
          <table:table-cell table:style-name="Tabela6.A12" office:value-type="string">
            <text:p text:style-name="P31">Gerencia_de_Configuraca\Relatorios_Acompanhamento_Configuracao</text:p>
          </table:table-cell>
          <table:table-cell table:style-name="Tabela6.B12" office:value-type="string">
            <text:p text:style-name="P31">Gestor de Configuração</text:p>
          </table:table-cell>
        </table:table-row>
        <table:table-row>
          <table:table-cell table:style-name="Tabela6.A12" office:value-type="string">
            <text:p text:style-name="P31">Gerencia_de_Configuracao\Planos_Mudancas_Baseline</text:p>
          </table:table-cell>
          <table:table-cell table:style-name="Tabela6.B12" office:value-type="string">
            <text:p text:style-name="P31">Gestor de Configuração</text:p>
          </table:table-cell>
        </table:table-row>
        <table:table-row>
          <table:table-cell table:style-name="Tabela6.A12" office:value-type="string">
            <text:p text:style-name="P31">Gerencia_de_Configuracao\Analises_Solicitacoes_Mudancas</text:p>
          </table:table-cell>
          <table:table-cell table:style-name="Tabela6.B12" office:value-type="string">
            <text:p text:style-name="P31">Gestor de Configuração</text:p>
          </table:table-cell>
        </table:table-row>
        <table:table-row>
          <table:table-cell table:style-name="Tabela6.A12" office:value-type="string">
            <text:p text:style-name="P31">Gerencia_de_Configuracao\Solicitacoes_Mudancas</text:p>
          </table:table-cell>
          <table:table-cell table:style-name="Tabela6.B12" office:value-type="string">
            <text:p text:style-name="P31">Gestor de Configuração</text:p>
          </table:table-cell>
        </table:table-row>
        <table:table-row>
          <table:table-cell table:style-name="Tabela6.A13" office:value-type="string">
            <text:p text:style-name="P27">Gerencia_de_Projeto\Aquisicao</text:p>
          </table:table-cell>
          <table:table-cell table:style-name="Tabela6.B13" office:value-type="string">
            <text:p text:style-name="P27">Gestor de Aquisição</text:p>
          </table:table-cell>
        </table:table-row>
        <table:table-row>
          <table:table-cell table:style-name="Tabela6.A14" office:value-type="string">
            <text:p text:style-name="P27">Gerencia_de_Projeto\Comunicacao</text:p>
          </table:table-cell>
          <table:table-cell table:style-name="Tabela6.B14" office:value-type="string">
            <text:p text:style-name="P27">Gestor de Comunicação</text:p>
          </table:table-cell>
        </table:table-row>
        <table:table-row>
          <table:table-cell table:style-name="Tabela6.A15" office:value-type="string">
            <text:p text:style-name="P27">Gerencia_de_Projeto\Comunicacao\Realizada</text:p>
          </table:table-cell>
          <table:table-cell table:style-name="Tabela6.B15" office:value-type="string">
            <text:p text:style-name="P27">Gestor de Comunicação</text:p>
          </table:table-cell>
        </table:table-row>
        <table:table-row>
          <table:table-cell table:style-name="Tabela6.A16" office:value-type="string">
            <text:p text:style-name="P27">Gerencia_de_Projeto\Custo</text:p>
          </table:table-cell>
          <table:table-cell table:style-name="Tabela6.B16" office:value-type="string">
            <text:p text:style-name="P27">Gestor de Custo</text:p>
          </table:table-cell>
        </table:table-row>
        <table:table-row>
          <table:table-cell table:style-name="Tabela6.A17" office:value-type="string">
            <text:p text:style-name="P27">Gerencia_de_Projeto\Escopo</text:p>
          </table:table-cell>
          <table:table-cell table:style-name="Tabela6.B17" office:value-type="string">
            <text:p text:style-name="P27">Gestor de Escopo</text:p>
          </table:table-cell>
        </table:table-row>
        <table:table-row>
          <table:table-cell table:style-name="Tabela6.A18" office:value-type="string">
            <text:p text:style-name="P27">Gerencia_de_Projeto\Integracao</text:p>
          </table:table-cell>
          <table:table-cell table:style-name="Tabela6.B18" office:value-type="string">
            <text:p text:style-name="P27">Gestor de Integração</text:p>
          </table:table-cell>
        </table:table-row>
        <table:table-row>
          <table:table-cell table:style-name="Tabela6.A19" office:value-type="string">
            <text:p text:style-name="P27">Gerencia_de_Projeto\Recursos_Humanos</text:p>
          </table:table-cell>
          <table:table-cell table:style-name="Tabela6.B19" office:value-type="string">
            <text:p text:style-name="P27">Gestor de Recursos Humanos</text:p>
          </table:table-cell>
        </table:table-row>
        <table:table-row>
          <table:table-cell table:style-name="Tabela6.A20" office:value-type="string">
            <text:p text:style-name="P27">Gerencia_de_Projeto\Recursos_Humanos\Atestados_E_Justificativas</text:p>
          </table:table-cell>
          <table:table-cell table:style-name="Tabela6.B20" office:value-type="string">
            <text:p text:style-name="P27">Gestor de Recursos Humanos</text:p>
          </table:table-cell>
        </table:table-row>
        <table:table-row>
          <table:table-cell table:style-name="Tabela6.A21" office:value-type="string">
            <text:p text:style-name="P27">Gerencia_de_Projeto\Risco</text:p>
          </table:table-cell>
          <table:table-cell table:style-name="Tabela6.B21" office:value-type="string">
            <text:p text:style-name="P27">Gestor de Riscos</text:p>
          </table:table-cell>
        </table:table-row>
        <table:table-row>
          <table:table-cell table:style-name="Tabela6.A22" office:value-type="string">
            <text:p text:style-name="P27">Gerencia_de_Projeto\Template</text:p>
          </table:table-cell>
          <table:table-cell table:style-name="Tabela6.B22" office:value-type="string">
            <text:p text:style-name="P27">Equipe de Gestão</text:p>
          </table:table-cell>
        </table:table-row>
        <table:table-row>
          <table:table-cell table:style-name="Tabela6.A23" office:value-type="string">
            <text:p text:style-name="P27">Gerencia_de_Projeto\Tempo</text:p>
          </table:table-cell>
          <table:table-cell table:style-name="Tabela6.B23" office:value-type="string">
            <text:p text:style-name="P27">Gestor de Tempo</text:p>
          </table:table-cell>
        </table:table-row>
        <table:table-row>
          <table:table-cell table:style-name="Tabela6.A24" office:value-type="string">
            <text:p text:style-name="P27">Medição</text:p>
          </table:table-cell>
          <table:table-cell table:style-name="Tabela6.B24" office:value-type="string">
            <text:p text:style-name="P27">Gestor de Medição</text:p>
          </table:table-cell>
        </table:table-row>
        <table:table-row>
          <table:table-cell table:style-name="Tabela6.A25" office:value-type="string">
            <text:p text:style-name="P27">Relatorios_Individuais</text:p>
          </table:table-cell>
          <table:table-cell table:style-name="Tabela6.B25" office:value-type="string">
            <text:p text:style-name="P27">Gestor de Configuração</text:p>
          </table:table-cell>
        </table:table-row>
        <table:table-row>
          <table:table-cell table:style-name="Tabela6.A35" office:value-type="string">
            <text:p text:style-name="P27">Relatorios_Individuais\Concepcao</text:p>
          </table:table-cell>
          <table:table-cell table:style-name="Tabela6.B35" office:value-type="string">
            <text:p text:style-name="P27">Todos</text:p>
          </table:table-cell>
        </table:table-row>
        <text:soft-page-break/>
        <table:table-row>
          <table:table-cell table:style-name="Tabela6.A35" office:value-type="string">
            <text:p text:style-name="P28">Relatorios_Individuais\Con<text:span text:style-name="T68">strucao_Iteracao1</text:span></text:p>
          </table:table-cell>
          <table:table-cell table:style-name="Tabela6.B35" office:value-type="string">
            <text:p text:style-name="P28">Todos</text:p>
          </table:table-cell>
        </table:table-row>
        <table:table-row>
          <table:table-cell table:style-name="Tabela6.A35" office:value-type="string">
            <text:p text:style-name="P29">Relatorios_Individuais\Con<text:span text:style-name="T68">strucao_Iteracao2</text:span></text:p>
          </table:table-cell>
          <table:table-cell table:style-name="Tabela6.B35" office:value-type="string">
            <text:p text:style-name="P28">Todos</text:p>
          </table:table-cell>
        </table:table-row>
        <table:table-row>
          <table:table-cell table:style-name="Tabela6.A35" office:value-type="string">
            <text:p text:style-name="P30">Relatorios_Individuais\Construcao_Iteracao3</text:p>
          </table:table-cell>
          <table:table-cell table:style-name="Tabela6.B35" office:value-type="string">
            <text:p text:style-name="P28">Todos</text:p>
          </table:table-cell>
        </table:table-row>
        <table:table-row>
          <table:table-cell table:style-name="Tabela6.A35" office:value-type="string">
            <text:p text:style-name="P29">Relatorios_Individuais\Con<text:span text:style-name="T68">strucao_Iteracao4</text:span></text:p>
          </table:table-cell>
          <table:table-cell table:style-name="Tabela6.B35" office:value-type="string">
            <text:p text:style-name="P28">Todos</text:p>
          </table:table-cell>
        </table:table-row>
        <table:table-row>
          <table:table-cell table:style-name="Tabela6.A35" office:value-type="string">
            <text:p text:style-name="P29">Relatorios_Individuais\Con<text:span text:style-name="T68">strucao_Iteracao5</text:span></text:p>
          </table:table-cell>
          <table:table-cell table:style-name="Tabela6.B35" office:value-type="string">
            <text:p text:style-name="P28">Todos</text:p>
          </table:table-cell>
        </table:table-row>
        <table:table-row>
          <table:table-cell table:style-name="Tabela6.A35" office:value-type="string">
            <text:p text:style-name="P29">Relatorios_Individuais\Con<text:span text:style-name="T68">strucao_Iteracao6</text:span></text:p>
          </table:table-cell>
          <table:table-cell table:style-name="Tabela6.B35" office:value-type="string">
            <text:p text:style-name="P28">Todos</text:p>
          </table:table-cell>
        </table:table-row>
        <table:table-row>
          <table:table-cell table:style-name="Tabela6.A35" office:value-type="string">
            <text:p text:style-name="P29">Relatorios_Individuais\Con<text:span text:style-name="T68">strucao_Iteracao7</text:span></text:p>
          </table:table-cell>
          <table:table-cell table:style-name="Tabela6.B35" office:value-type="string">
            <text:p text:style-name="P28">Todos</text:p>
          </table:table-cell>
        </table:table-row>
        <table:table-row>
          <table:table-cell table:style-name="Tabela6.A35" office:value-type="string">
            <text:p text:style-name="P28">Relatorios_Individuais\<text:span text:style-name="T68">Encerramento</text:span></text:p>
          </table:table-cell>
          <table:table-cell table:style-name="Tabela6.B35" office:value-type="string">
            <text:p text:style-name="P28">Todos</text:p>
          </table:table-cell>
        </table:table-row>
        <table:table-row>
          <table:table-cell table:style-name="Tabela6.A35" office:value-type="string">
            <text:p text:style-name="P29">Relatorios_Individuais\<text:span text:style-name="T68">Planejamento</text:span></text:p>
          </table:table-cell>
          <table:table-cell table:style-name="Tabela6.B35" office:value-type="string">
            <text:p text:style-name="P30">Todos</text:p>
          </table:table-cell>
        </table:table-row>
        <table:table-row>
          <table:table-cell table:style-name="Tabela6.A36" office:value-type="string">
            <text:p text:style-name="P27">Requisitos</text:p>
          </table:table-cell>
          <table:table-cell table:style-name="Tabela6.B36" office:value-type="string">
            <text:p text:style-name="P27">Engenheiro de Requisitos</text:p>
            <text:p text:style-name="P27">Engenheiro de Usabilidade</text:p>
          </table:table-cell>
        </table:table-row>
        <table:table-row>
          <table:table-cell table:style-name="Tabela6.A37" office:value-type="string">
            <text:p text:style-name="P27">Requisitos\Analise</text:p>
          </table:table-cell>
          <table:table-cell table:style-name="Tabela6.B37" office:value-type="string">
            <text:p text:style-name="P27">Engenheiro de Requisitos</text:p>
            <text:p text:style-name="P27">Engenheiro de Usabilidade</text:p>
          </table:table-cell>
        </table:table-row>
        <table:table-row>
          <table:table-cell table:style-name="Tabela6.A38" office:value-type="string">
            <text:p text:style-name="P27">Requisitos\Gerencia</text:p>
          </table:table-cell>
          <table:table-cell table:style-name="Tabela6.B38" office:value-type="string">
            <text:p text:style-name="P27">Engenheiro de Requisitos</text:p>
          </table:table-cell>
        </table:table-row>
        <table:table-row>
          <table:table-cell table:style-name="Tabela6.A39" office:value-type="string">
            <text:p text:style-name="P27">Requisitos\Template</text:p>
          </table:table-cell>
          <table:table-cell table:style-name="Tabela6.B39" office:value-type="string">
            <text:p text:style-name="P27">Engenheiro de Requisitos</text:p>
            <text:p text:style-name="P27">Engenheiro de Usabilidade</text:p>
          </table:table-cell>
        </table:table-row>
      </table:table>
      <text:p text:style-name="P12">Tabela 3 – Estrutura de Diretórios</text:p>
      <text:p text:style-name="P13"><text:tab/>Embora as permissões de escritas estejam aqui planejadas, devido ao uso da ferramenta googleCode ainda não foi possível adicionar as permissões aos diretórios. Assumimos então provisoriamente <text:s/>o risco de permissão de escrita para Todos os envolvidos sendo a necessidade de um gestor de configuração full time de olho para que não haja violação das permissões aqui planejadas.</text:p>
      <text:h text:style-name="P111" text:outline-level="2"><text:span text:style-name="Fonte_20_parág._20_padrão"><text:span text:style-name="T39"/></text:span></text:h>
      <text:h text:style-name="P111" text:outline-level="2"><text:span text:style-name="Fonte_20_parág._20_padrão"><text:span text:style-name="T39"/></text:span></text:h>
      <text:h text:style-name="P111" text:outline-level="2"><text:span text:style-name="Fonte_20_parág._20_padrão"><text:span text:style-name="T39"/></text:span></text:h>
      <text:h text:style-name="P111" text:outline-level="2"><text:span text:style-name="Fonte_20_parág._20_padrão"><text:span text:style-name="T39"/></text:span></text:h>
      <text:h text:style-name="P111" text:outline-level="2"><text:span text:style-name="Fonte_20_parág._20_padrão"><text:span text:style-name="T39"/></text:span></text:h>
      <text:h text:style-name="P111" text:outline-level="2"><text:bookmark-start text:name="__RefHeading__3361_470301073"/><text:soft-page-break/><text:span text:style-name="Fonte_20_parág._20_padrão"><text:span text:style-name="T39">5.</text:span></text:span><text:span text:style-name="Fonte_20_parág._20_padrão"><text:span text:style-name="T40">5</text:span></text:span><text:span text:style-name="Fonte_20_parág._20_padrão"><text:span text:style-name="T39"> </text:span></text:span><text:span text:style-name="Fonte_20_parág._20_padrão"><text:span text:style-name="T43">Lista de Itens de Configuração</text:span></text:span><text:bookmark-end text:name="__RefHeading__3361_470301073"/></text:h>
      <text:h text:style-name="P111" text:outline-level="2"><text:span text:style-name="Fonte_20_parág._20_padrão"><text:span text:style-name="T43"/></text:span></text:h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table:number-columns-spanned="3" office:value-type="string">
            <text:p text:style-name="P74">Desenvolvimento</text:p>
          </table:table-cell>
          <table:covered-table-cell/>
          <table:covered-table-cell/>
        </table:table-row>
        <table:table-row>
          <table:table-cell table:style-name="Tabela8.A2" table:number-rows-spanned="2" office:value-type="string">
            <text:p text:style-name="P74">Nome do Item</text:p>
          </table:table-cell>
          <table:table-cell table:style-name="Tabela8.B2" table:number-columns-spanned="2" office:value-type="string">
            <text:p text:style-name="P74">Características</text:p>
          </table:table-cell>
          <table:covered-table-cell/>
        </table:table-row>
        <table:table-row table:style-name="Tabela8.3">
          <table:covered-table-cell/>
          <table:table-cell table:style-name="Tabela8.A2" office:value-type="string">
            <text:p text:style-name="P74">Físicas</text:p>
          </table:table-cell>
          <table:table-cell table:style-name="Tabela8.B2" office:value-type="string">
            <text:p text:style-name="P74">Funcionais</text:p>
          </table:table-cell>
        </table:table-row>
        <table:table-row>
          <table:table-cell table:style-name="Tabela8.A4" office:value-type="string">
            <text:p text:style-name="P75">Documentos</text:p>
          </table:table-cell>
          <table:table-cell table:style-name="Tabela8.B4" office:value-type="string">
            <text:p text:style-name="P14"/>
          </table:table-cell>
          <table:table-cell table:style-name="Tabela8.C4" office:value-type="string">
            <text:p text:style-name="P14"/>
          </table:table-cell>
        </table:table-row>
        <table:table-row>
          <table:table-cell table:style-name="Tabela8.A5" office:value-type="string">
            <text:p text:style-name="P83">SGB_AS_ArquiteturaDeSoftware.odt </text:p>
          </table:table-cell>
          <table:table-cell table:style-name="Tabela8.B5" office:value-type="string">
            <text:p text:style-name="P83"><text:a xlink:type="simple" xlink:href="http://code.google.com/p/sgb-02-2012/source/browse/trunk/">trunk</text:a>/ <text:a xlink:type="simple" xlink:href="http://code.google.com/p/sgb-02-2012/source/browse/trunk/Desenvolvimento/">Desenvolvimento</text:a>/ <text:a xlink:type="simple" xlink:href="http://code.google.com/p/sgb-02-2012/source/browse/trunk/Desenvolvimento/Projeto/">Projeto</text:a>/ , formato ODT</text:p>
          </table:table-cell>
          <table:table-cell table:style-name="Tabela8.C5" office:value-type="string">
            <text:p text:style-name="P14">Fornecer uma visão arquitetural abrangente do sistema</text:p>
          </table:table-cell>
        </table:table-row>
        <table:table-row>
          <table:table-cell table:style-name="Tabela8.A6" office:value-type="string">
            <text:p text:style-name="P14"><text:bookmark text:name="crumb_links"/>SGB_PS_ProjetoDeSoftware_(Design).odt</text:p>
          </table:table-cell>
          <table:table-cell table:style-name="Tabela8.B6" office:value-type="string">
            <text:p text:style-name="P83"><text:a xlink:type="simple" xlink:href="http://code.google.com/p/sgb-02-2012/source/browse/trunk/">trunk</text:a>/ <text:a xlink:type="simple" xlink:href="http://code.google.com/p/sgb-02-2012/source/browse/trunk/Desenvolvimento/">Desenvolvimento</text:a>/ <text:a xlink:type="simple" xlink:href="http://code.google.com/p/sgb-02-2012/source/browse/trunk/Desenvolvimento/Projeto/">Projeto</text:a>/  , formato ODT</text:p>
          </table:table-cell>
          <table:table-cell table:style-name="Tabela8.C6" office:value-type="string">
            <text:p text:style-name="P14"><text:span text:style-name="Fonte_20_parág._20_padrão">Fornece </text:span><text:span text:style-name="Fonte_20_parág._20_padrão">orientação das etapas de desenvolvimento do sistema proposto através do desenho do banco de dados, das interfaces e da arquitetura do software, e da implementação do sistema e testes</text:span></text:p>
          </table:table-cell>
        </table:table-row>
        <table:table-row>
          <table:table-cell table:style-name="Tabela8.A7" office:value-type="string">
            <text:p text:style-name="P73"><text:span text:style-name="T69">Códigos</text:span><text:span text:style-name="T72">(Pacotes)</text:span></text:p>
          </table:table-cell>
          <table:table-cell table:style-name="Tabela8.B7" office:value-type="string">
            <text:p text:style-name="P83"/>
          </table:table-cell>
          <table:table-cell table:style-name="Tabela8.C7" office:value-type="string">
            <text:p text:style-name="P83"/>
          </table:table-cell>
        </table:table-row>
        <table:table-row>
          <table:table-cell table:style-name="Tabela8.A8" office:value-type="string">
            <text:p text:style-name="P84"/>
          </table:table-cell>
          <table:table-cell table:style-name="Tabela8.B8" office:value-type="string">
            <text:p text:style-name="P14"/>
          </table:table-cell>
          <table:table-cell table:style-name="Tabela8.C8" office:value-type="string">
            <text:p text:style-name="P14"/>
          </table:table-cell>
        </table:table-row>
      </table:table>
      <text:h text:style-name="P111" text:outline-level="2"><text:span text:style-name="Fonte_20_parág._20_padrão"><text:span text:style-name="T43"/></text:span></text:h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><text:soft-page-break/></text:h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table:number-columns-spanned="3" office:value-type="string">
            <text:p text:style-name="P74">Garantia da Qualidade</text:p>
          </table:table-cell>
          <table:covered-table-cell/>
          <table:covered-table-cell/>
        </table:table-row>
        <table:table-row>
          <table:table-cell table:style-name="Tabela9.A2" table:number-rows-spanned="2" office:value-type="string">
            <text:p text:style-name="P74">Nome do Item</text:p>
          </table:table-cell>
          <table:table-cell table:style-name="Tabela9.B2" table:number-columns-spanned="2" office:value-type="string">
            <text:p text:style-name="P74">Características</text:p>
          </table:table-cell>
          <table:covered-table-cell/>
        </table:table-row>
        <table:table-row>
          <table:covered-table-cell/>
          <table:table-cell table:style-name="Tabela9.A2" office:value-type="string">
            <text:p text:style-name="P74">Físicas</text:p>
          </table:table-cell>
          <table:table-cell table:style-name="Tabela9.B2" office:value-type="string">
            <text:p text:style-name="P74">Funcionais</text:p>
          </table:table-cell>
        </table:table-row>
        <table:table-row>
          <table:table-cell table:style-name="Tabela9.A9" office:value-type="string">
            <text:p text:style-name="P83">SGB_PRGQA_ProcessoDeGerenciaDeQualidade.odt </text:p>
          </table:table-cell>
          <table:table-cell table:style-name="Tabela9.B4" office:value-type="string">
            <text:p text:style-name="P83"><text:a xlink:type="simple" xlink:href="http://code.google.com/p/sgb-02-2012/source/browse/trunk/"><text:span text:style-name="T3">trunk</text:span></text:a><text:span text:style-name="T3">/ </text:span><text:a xlink:type="simple" xlink:href="http://code.google.com/p/sgb-02-2012/source/browse/trunk/Garantia_da_Qualidade/"><text:span text:style-name="T3">Garantia_da_Qualidade</text:span></text:a><text:span text:style-name="T3">/ </text:span><text:a xlink:type="simple" xlink:href="http://code.google.com/p/sgb-02-2012/source/browse/trunk/Garantia_da_Qualidade/Qualidade+do+Processo/"><text:span text:style-name="T3">Qualidade do Processo</text:span></text:a><text:span text:style-name="T3">/ </text:span></text:p>
          </table:table-cell>
          <table:table-cell table:style-name="Tabela9.C4" office:value-type="string">
            <text:p text:style-name="P14"><text:span text:style-name="Fonte_20_parág._20_padrão">A</text:span><text:span text:style-name="Fonte_20_parág._20_padrão">ssegurar que os produtos de trabalho e a execução dos processos estejam em conformidade com os planos e recursos predefinidos.</text:span></text:p>
          </table:table-cell>
        </table:table-row>
        <table:table-row>
          <table:table-cell table:style-name="Tabela9.A9" office:value-type="string">
            <text:p text:style-name="P82">SGB_TEMPL_ChecklistDeAcompanhamentoDasAcoesCorretivas.odt </text:p>
          </table:table-cell>
          <table:table-cell table:style-name="Tabela9.B5" office:value-type="string">
            <text:p text:style-name="P82"><text:a xlink:type="simple" xlink:href="http://code.google.com/p/sgb-02-2012/source/browse/trunk/"><text:span text:style-name="T56">trunk</text:span></text:a><text:span text:style-name="T60">/ </text:span><text:a xlink:type="simple" xlink:href="http://code.google.com/p/sgb-02-2012/source/browse/trunk/Garantia_da_Qualidade/"><text:span text:style-name="T56">Garantia_da_Qualidade</text:span></text:a><text:span text:style-name="T60">/ </text:span><text:a xlink:type="simple" xlink:href="http://code.google.com/p/sgb-02-2012/source/browse/trunk/Garantia_da_Qualidade/Qualidade+do+Processo/"><text:span text:style-name="T56">Qualidade do Processo</text:span></text:a><text:span text:style-name="T60">/ </text:span><text:a xlink:type="simple" xlink:href="http://code.google.com/p/sgb-02-2012/source/browse/trunk/Garantia_da_Qualidade/Qualidade+do+Processo/Templates/"><text:span text:style-name="T56">Templates</text:span></text:a><text:span text:style-name="T60">/</text:span><text:span text:style-name="T3"> </text:span></text:p>
          </table:table-cell>
          <table:table-cell table:style-name="Tabela9.C5" office:value-type="string">
            <text:p text:style-name="P85">Template para preenchimento de Gestor de Qualidade</text:p>
          </table:table-cell>
        </table:table-row>
        <table:table-row table:style-name="Tabela9.6">
          <table:table-cell table:style-name="Tabela9.A9" office:value-type="string">
            <text:p text:style-name="P83">SGB_TEMPL_ChecklistDeVerificacaoDaAquisição.odt </text:p>
          </table:table-cell>
          <table:table-cell table:style-name="Tabela9.B6" office:value-type="string">
            <text:p text:style-name="P82"><text:a xlink:type="simple" xlink:href="http://code.google.com/p/sgb-02-2012/source/browse/trunk/"><text:span text:style-name="T56">trunk</text:span></text:a><text:span text:style-name="T60">/ </text:span><text:a xlink:type="simple" xlink:href="http://code.google.com/p/sgb-02-2012/source/browse/trunk/Garantia_da_Qualidade/"><text:span text:style-name="T56">Garantia_da_Qualidade</text:span></text:a><text:span text:style-name="T60">/ </text:span><text:a xlink:type="simple" xlink:href="http://code.google.com/p/sgb-02-2012/source/browse/trunk/Garantia_da_Qualidade/Qualidade+do+Processo/"><text:span text:style-name="T56">Qualidade do Processo</text:span></text:a><text:span text:style-name="T60">/ </text:span><text:a xlink:type="simple" xlink:href="http://code.google.com/p/sgb-02-2012/source/browse/trunk/Garantia_da_Qualidade/Qualidade+do+Processo/Templates/"><text:span text:style-name="T56">Templates</text:span></text:a><text:span text:style-name="T60">/</text:span><text:span text:style-name="T3"> </text:span></text:p>
          </table:table-cell>
          <table:table-cell table:style-name="Tabela9.C6" office:value-type="string">
            <text:p text:style-name="P85">Template para preenchimento de Gestor de Qualidade</text:p>
          </table:table-cell>
        </table:table-row>
        <table:table-row>
          <table:table-cell table:style-name="Tabela9.A9" office:value-type="string">
            <text:p text:style-name="P83">SGB_TEMPL_ChecklistDeVerificacaoDaGarantiaDaQualidade.odt </text:p>
          </table:table-cell>
          <table:table-cell table:style-name="Tabela9.B7" office:value-type="string">
            <text:p text:style-name="P82"><text:a xlink:type="simple" xlink:href="http://code.google.com/p/sgb-02-2012/source/browse/trunk/"><text:span text:style-name="T56">trunk</text:span></text:a><text:span text:style-name="T60">/ </text:span><text:a xlink:type="simple" xlink:href="http://code.google.com/p/sgb-02-2012/source/browse/trunk/Garantia_da_Qualidade/"><text:span text:style-name="T56">Garantia_da_Qualidade</text:span></text:a><text:span text:style-name="T60">/ </text:span><text:a xlink:type="simple" xlink:href="http://code.google.com/p/sgb-02-2012/source/browse/trunk/Garantia_da_Qualidade/Qualidade+do+Processo/"><text:span text:style-name="T56">Qualidade do Processo</text:span></text:a><text:span text:style-name="T60">/ </text:span><text:a xlink:type="simple" xlink:href="http://code.google.com/p/sgb-02-2012/source/browse/trunk/Garantia_da_Qualidade/Qualidade+do+Processo/Templates/"><text:span text:style-name="T56">Templates</text:span></text:a><text:span text:style-name="T60">/</text:span><text:span text:style-name="T3"> </text:span></text:p>
          </table:table-cell>
          <table:table-cell table:style-name="Tabela9.C7" office:value-type="string">
            <text:p text:style-name="P85">Template para preenchimento de Gestor de Qualidade</text:p>
          </table:table-cell>
        </table:table-row>
        <table:table-row>
          <table:table-cell table:style-name="Tabela9.A9" office:value-type="string">
            <text:p text:style-name="P82">SGB_TEMPL_ChecklistDeVerificacaoDaGerenciaDeConfiguração.odt </text:p>
          </table:table-cell>
          <table:table-cell table:style-name="Tabela9.B8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arantia_da_Qualidade/"><text:span text:style-name="T57">Garantia_da_Qualidade</text:span></text:a><text:span text:style-name="T61">/ </text:span><text:a xlink:type="simple" xlink:href="http://code.google.com/p/sgb-02-2012/source/browse/trunk/Garantia_da_Qualidade/Qualidade+do+Processo/"><text:span text:style-name="T57">Qualidade do Processo</text:span></text:a><text:span text:style-name="T61">/ </text:span><text:a xlink:type="simple" xlink:href="http://code.google.com/p/sgb-02-2012/source/browse/trunk/Garantia_da_Qualidade/Qualidade+do+Processo/Templates/"><text:span text:style-name="T57">Templates</text:span></text:a><text:span text:style-name="T61">/</text:span><text:span text:style-name="T13"> </text:span></text:p>
          </table:table-cell>
          <table:table-cell table:style-name="Tabela9.C8" office:value-type="string">
            <text:p text:style-name="P85">Template para preenchimento de Gestor de Qualidade</text:p>
          </table:table-cell>
        </table:table-row>
        <table:table-row>
          <table:table-cell table:style-name="Tabela9.A9" office:value-type="string">
            <text:p text:style-name="P83">SGB_TEMPL_ChecklistDeVerificacaoDaGerenciaDePortfolioDeProjeto.odt </text:p>
          </table:table-cell>
          <table:table-cell table:style-name="Tabela9.B9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arantia_da_Qualidade/"><text:span text:style-name="T57">Garantia_da_Qualidade</text:span></text:a><text:span text:style-name="T61">/ </text:span><text:a xlink:type="simple" xlink:href="http://code.google.com/p/sgb-02-2012/source/browse/trunk/Garantia_da_Qualidade/Qualidade+do+Processo/"><text:span text:style-name="T57">Qualidade do Processo</text:span></text:a><text:span text:style-name="T61">/ </text:span><text:a xlink:type="simple" xlink:href="http://code.google.com/p/sgb-02-2012/source/browse/trunk/Garantia_da_Qualidade/Qualidade+do+Processo/Templates/"><text:span text:style-name="T57">Templates</text:span></text:a><text:span text:style-name="T61">/</text:span><text:span text:style-name="T13"> </text:span></text:p>
          </table:table-cell>
          <table:table-cell table:style-name="Tabela9.C9" office:value-type="string">
            <text:p text:style-name="P85">Template para preenchimento de Gestor de Qualidade</text:p>
          </table:table-cell>
        </table:table-row>
        <table:table-row>
          <table:table-cell table:style-name="Tabela9.A12" office:value-type="string">
            <text:p text:style-name="P83">SGB_TEMPL_ChecklistDeVerificacaoDaGerenciaDeProjetos.odt </text:p>
          </table:table-cell>
          <table:table-cell table:style-name="Tabela9.B10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arantia_da_Qualidade/"><text:span text:style-name="T57">Garantia_da_Qualidade</text:span></text:a><text:span text:style-name="T61">/ </text:span><text:a xlink:type="simple" xlink:href="http://code.google.com/p/sgb-02-2012/source/browse/trunk/Garantia_da_Qualidade/Qualidade+do+Processo/"><text:span text:style-name="T57">Qualidade do Processo</text:span></text:a><text:span text:style-name="T61">/ </text:span><text:a xlink:type="simple" xlink:href="http://code.google.com/p/sgb-02-2012/source/browse/trunk/Garantia_da_Qualidade/Qualidade+do+Processo/Templates/"><text:span text:style-name="T57">Templates</text:span></text:a><text:span text:style-name="T61">/</text:span><text:span text:style-name="T13"> </text:span></text:p>
          </table:table-cell>
          <table:table-cell table:style-name="Tabela9.C10" office:value-type="string">
            <text:p text:style-name="P85">Template para preenchimento de Gestor de Qualidade</text:p>
          </table:table-cell>
        </table:table-row>
        <table:table-row>
          <table:table-cell table:style-name="Tabela9.A12" office:value-type="string">
            <text:p text:style-name="P83">SGB_TEMPL_ChecklistDeVerificacaoDaGerenciaDeRequisitos.odt </text:p>
          </table:table-cell>
          <table:table-cell table:style-name="Tabela9.B11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arantia_da_Qualidade/"><text:span text:style-name="T57">Garantia_da_Qualidade</text:span></text:a><text:span text:style-name="T61">/ </text:span><text:a xlink:type="simple" xlink:href="http://code.google.com/p/sgb-02-2012/source/browse/trunk/Garantia_da_Qualidade/Qualidade+do+Processo/"><text:span text:style-name="T57">Qualidade do Processo</text:span></text:a><text:span text:style-name="T61">/ </text:span><text:a xlink:type="simple" xlink:href="http://code.google.com/p/sgb-02-2012/source/browse/trunk/Garantia_da_Qualidade/Qualidade+do+Processo/Templates/"><text:span text:style-name="T57">Templates</text:span></text:a><text:span text:style-name="T61">/</text:span><text:span text:style-name="T13"> </text:span></text:p>
          </table:table-cell>
          <table:table-cell table:style-name="Tabela9.C11" office:value-type="string">
            <text:p text:style-name="P85">Template para preenchimento de Gestor de Qualidade</text:p>
          </table:table-cell>
        </table:table-row>
        <table:table-row>
          <table:table-cell table:style-name="Tabela9.A12" office:value-type="string">
            <text:p text:style-name="P83">SGB_TEMPL_ChecklistDeVerificacaoDaMedicao.odt </text:p>
          </table:table-cell>
          <table:table-cell table:style-name="Tabela9.B12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arantia_da_Qualidade/"><text:span text:style-name="T57">Garantia_da_Qualidade</text:span></text:a><text:span text:style-name="T61">/ </text:span><text:a xlink:type="simple" xlink:href="http://code.google.com/p/sgb-02-2012/source/browse/trunk/Garantia_da_Qualidade/Qualidade+do+Processo/"><text:span text:style-name="T57">Qualidade do Processo</text:span></text:a><text:span text:style-name="T61">/ </text:span><text:a xlink:type="simple" xlink:href="http://code.google.com/p/sgb-02-2012/source/browse/trunk/Garantia_da_Qualidade/Qualidade+do+Processo/Templates/"><text:span text:style-name="T57">Templates</text:span></text:a><text:span text:style-name="T61">/</text:span><text:span text:style-name="T13"> </text:span></text:p>
          </table:table-cell>
          <table:table-cell table:style-name="Tabela9.C12" office:value-type="string">
            <text:p text:style-name="P85">Template para preenchimento de Gestor de Qualidade</text:p>
          </table:table-cell>
        </table:table-row>
        <text:soft-page-break/>
        <table:table-row>
          <table:table-cell table:style-name="Tabela9.A13" office:value-type="string">
            <text:p text:style-name="P83">SGB_TEMPL_ChecklistDeVerificacaoDoTermoDeAbertura.odt </text:p>
          </table:table-cell>
          <table:table-cell table:style-name="Tabela9.B13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arantia_da_Qualidade/"><text:span text:style-name="T57">Garantia_da_Qualidade</text:span></text:a><text:span text:style-name="T61">/ </text:span><text:a xlink:type="simple" xlink:href="http://code.google.com/p/sgb-02-2012/source/browse/trunk/Garantia_da_Qualidade/Qualidade+do+Processo/"><text:span text:style-name="T57">Qualidade do Processo</text:span></text:a><text:span text:style-name="T61">/ </text:span><text:a xlink:type="simple" xlink:href="http://code.google.com/p/sgb-02-2012/source/browse/trunk/Garantia_da_Qualidade/Qualidade+do+Processo/Templates/"><text:span text:style-name="T57">Templates</text:span></text:a><text:span text:style-name="T61">/</text:span><text:span text:style-name="T13"> </text:span></text:p>
          </table:table-cell>
          <table:table-cell table:style-name="Tabela9.C13" office:value-type="string">
            <text:p text:style-name="P85">Template para preenchimento de Gestor de Qualidade</text:p>
          </table:table-cell>
        </table:table-row>
        <table:table-row>
          <table:table-cell table:style-name="Tabela9.A14" office:value-type="string">
            <text:p text:style-name="P83">SGB_CHKQA_ChecklistDeVerificacaoDoTermoDeAbertura.odt </text:p>
          </table:table-cell>
          <table:table-cell table:style-name="Tabela9.B14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arantia_da_Qualidade/"><text:span text:style-name="T57">Garantia_da_Qualidade</text:span></text:a><text:span text:style-name="T61">/ </text:span><text:a xlink:type="simple" xlink:href="http://code.google.com/p/sgb-02-2012/source/browse/trunk/Garantia_da_Qualidade/Qualidade+do+Processo/"><text:span text:style-name="T57">Qualidade do Processo</text:span></text:a><text:span text:style-name="T61">/ </text:span><text:a xlink:type="simple" xlink:href="http://code.google.com/p/sgb-02-2012/source/browse/trunk/Garantia_da_Qualidade/Qualidade+do+Processo/Checklists/"><text:span text:style-name="T57">Checklists</text:span></text:a><text:span text:style-name="T61">/ </text:span><text:span text:style-name="T13"> </text:span></text:p>
          </table:table-cell>
          <table:table-cell table:style-name="Tabela9.C14" office:value-type="string">
            <text:p text:style-name="P85">Checklist para Verificar as conformidades do Termo de Abertura do Projeto.</text:p>
          </table:table-cell>
        </table:table-row>
        <table:table-row>
          <table:table-cell table:style-name="Tabela9.A15" office:value-type="string">
            <text:p text:style-name="P83">SGB_CAQ_CriteriosParaAvaliacaoDaQualidade.odt </text:p>
          </table:table-cell>
          <table:table-cell table:style-name="Tabela9.B15" office:value-type="string">
            <text:p text:style-name="P83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arantia_da_Qualidade/"><text:span text:style-name="T57">Garantia_da_Qualidade</text:span></text:a><text:span text:style-name="T61">/ </text:span><text:a xlink:type="simple" xlink:href="http://code.google.com/p/sgb-02-2012/source/browse/trunk/Garantia_da_Qualidade/Qualidade+do+Produto/"><text:span text:style-name="T57">Qualidade do Produto</text:span></text:a><text:span text:style-name="T61">/ </text:span><text:span text:style-name="T13"> </text:span></text:p>
          </table:table-cell>
          <table:table-cell table:style-name="Tabela9.C15" office:value-type="string">
            <text:p text:style-name="P14"><text:span text:style-name="Fonte_20_parág._20_padrão">Os critérios para avaliar a qualidade dos produtos do projeto visa identificar o nível desejado de qualidade e determinar se ele foi atingido</text:span></text:p>
          </table:table-cell>
        </table:table-row>
      </table:table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able:table table:name="Tabela10" table:style-name="Tabela10">
        <table:table-column table:style-name="Tabela10.A" table:number-columns-repeated="3"/>
        <text:soft-page-break/>
        <table:table-row>
          <table:table-cell table:style-name="Tabela10.A1" table:number-columns-spanned="3" office:value-type="string">
            <text:p text:style-name="P76">Gerência de Configuração</text:p>
          </table:table-cell>
          <table:covered-table-cell/>
          <table:covered-table-cell/>
        </table:table-row>
        <table:table-row>
          <table:table-cell table:style-name="Tabela10.A2" table:number-rows-spanned="2" office:value-type="string">
            <text:p text:style-name="P76">Nome do Item</text:p>
          </table:table-cell>
          <table:table-cell table:style-name="Tabela10.B2" table:number-columns-spanned="2" office:value-type="string">
            <text:p text:style-name="P76">Características</text:p>
          </table:table-cell>
          <table:covered-table-cell/>
        </table:table-row>
        <table:table-row>
          <table:covered-table-cell/>
          <table:table-cell table:style-name="Tabela10.A2" office:value-type="string">
            <text:p text:style-name="P76">Físicas</text:p>
          </table:table-cell>
          <table:table-cell table:style-name="Tabela10.B2" office:value-type="string">
            <text:p text:style-name="P76">Funcionais</text:p>
          </table:table-cell>
        </table:table-row>
        <table:table-row>
          <table:table-cell table:style-name="Tabela10.A12" office:value-type="string">
            <text:p text:style-name="P83">SGB_TEMPL_RelatorioIndividual.odt </text:p>
          </table:table-cell>
          <table:table-cell table:style-name="Tabela10.B12" office:value-type="string">
            <text:p text:style-name="P90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Configuracao/"><text:span text:style-name="T57">Gerencia_de_Configuracao</text:span></text:a><text:span text:style-name="T61">/ </text:span><text:a xlink:type="simple" xlink:href="http://code.google.com/p/sgb-02-2012/source/browse/trunk/Gerencia_de_Configuracao/Template/"><text:span text:style-name="T57">Template</text:span></text:a><text:span text:style-name="T61">/</text:span><text:span text:style-name="T13"> </text:span></text:p>
          </table:table-cell>
          <table:table-cell table:style-name="Tabela10.C12" office:value-type="string">
            <text:p text:style-name="P86">Template de preenchimento do Gestor de Configuração</text:p>
          </table:table-cell>
        </table:table-row>
        <table:table-row>
          <table:table-cell table:style-name="Tabela10.A12" office:value-type="string">
            <text:p text:style-name="P83">SGB_TEMPL_SolicitacaoMudanca.odt </text:p>
          </table:table-cell>
          <table:table-cell table:style-name="Tabela10.B12" office:value-type="string">
            <text:p text:style-name="P90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Configuracao/"><text:span text:style-name="T57">Gerencia_de_Configuracao</text:span></text:a><text:span text:style-name="T61">/ </text:span><text:a xlink:type="simple" xlink:href="http://code.google.com/p/sgb-02-2012/source/browse/trunk/Gerencia_de_Configuracao/Template/"><text:span text:style-name="T57">Template</text:span></text:a><text:span text:style-name="T61">/</text:span><text:span text:style-name="T13"> </text:span></text:p>
          </table:table-cell>
          <table:table-cell table:style-name="Tabela10.C12" office:value-type="string">
            <text:p text:style-name="P86">Template de preenchimento do Gestor de Configuração</text:p>
          </table:table-cell>
        </table:table-row>
        <table:table-row>
          <table:table-cell table:style-name="Tabela10.A12" office:value-type="string">
            <text:p text:style-name="P83">SGB_TEMPL_TemplateChecklistDeAuditoriaDeConfiguracaoFuncional.odt </text:p>
          </table:table-cell>
          <table:table-cell table:style-name="Tabela10.B12" office:value-type="string">
            <text:p text:style-name="P90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Configuracao/"><text:span text:style-name="T57">Gerencia_de_Configuracao</text:span></text:a><text:span text:style-name="T61">/ </text:span><text:a xlink:type="simple" xlink:href="http://code.google.com/p/sgb-02-2012/source/browse/trunk/Gerencia_de_Configuracao/Template/"><text:span text:style-name="T57">Template</text:span></text:a><text:span text:style-name="T61">/</text:span><text:span text:style-name="T13"> </text:span></text:p>
          </table:table-cell>
          <table:table-cell table:style-name="Tabela10.C12" office:value-type="string">
            <text:p text:style-name="P83"><text:span text:style-name="T73">Template de preenchimento do </text:span><text:span text:style-name="T73">Gestor de Configuração</text:span></text:p>
          </table:table-cell>
        </table:table-row>
        <table:table-row>
          <table:table-cell table:style-name="Tabela10.A12" office:value-type="string">
            <text:p text:style-name="P83">SGB_TEMPL_TemplateChecklistDeAuditoriaDeConfiguraçãoFísica.odt </text:p>
          </table:table-cell>
          <table:table-cell table:style-name="Tabela10.B12" office:value-type="string">
            <text:p text:style-name="P90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Configuracao/"><text:span text:style-name="T57">Gerencia_de_Configuracao</text:span></text:a><text:span text:style-name="T61">/ </text:span><text:a xlink:type="simple" xlink:href="http://code.google.com/p/sgb-02-2012/source/browse/trunk/Gerencia_de_Configuracao/Template/"><text:span text:style-name="T57">Template</text:span></text:a><text:span text:style-name="T61">/</text:span><text:span text:style-name="T13"> </text:span></text:p>
          </table:table-cell>
          <table:table-cell table:style-name="Tabela10.C12" office:value-type="string">
            <text:p text:style-name="P86">Template de preenchimento do Gestor de Configuração</text:p>
          </table:table-cell>
        </table:table-row>
        <table:table-row>
          <table:table-cell table:style-name="Tabela10.A12" office:value-type="string">
            <text:p text:style-name="P83">SGB_TEMPL_TemplateDocumentos.odt </text:p>
          </table:table-cell>
          <table:table-cell table:style-name="Tabela10.B12" office:value-type="string">
            <text:p text:style-name="P90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Configuracao/"><text:span text:style-name="T57">Gerencia_de_Configuracao</text:span></text:a><text:span text:style-name="T61">/ </text:span><text:a xlink:type="simple" xlink:href="http://code.google.com/p/sgb-02-2012/source/browse/trunk/Gerencia_de_Configuracao/Template/"><text:span text:style-name="T57">Template</text:span></text:a><text:span text:style-name="T61">/</text:span><text:span text:style-name="T13"> </text:span></text:p>
          </table:table-cell>
          <table:table-cell table:style-name="Tabela10.C12" office:value-type="string">
            <text:p text:style-name="P86">Template de preenchimento do Gestor de Configuração</text:p>
          </table:table-cell>
        </table:table-row>
        <table:table-row>
          <table:table-cell table:style-name="Tabela10.A12" office:value-type="string">
            <text:p text:style-name="P83">SGB_TEMPL_TemplateRelatorioDeEstabelecimentoDeBaseline.odt </text:p>
          </table:table-cell>
          <table:table-cell table:style-name="Tabela10.B12" office:value-type="string">
            <text:p text:style-name="P90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Configuracao/"><text:span text:style-name="T57">Gerencia_de_Configuracao</text:span></text:a><text:span text:style-name="T61">/ </text:span><text:a xlink:type="simple" xlink:href="http://code.google.com/p/sgb-02-2012/source/browse/trunk/Gerencia_de_Configuracao/Template/"><text:span text:style-name="T57">Template</text:span></text:a><text:span text:style-name="T61">/</text:span><text:span text:style-name="T13"> </text:span></text:p>
          </table:table-cell>
          <table:table-cell table:style-name="Tabela10.C12" office:value-type="string">
            <text:p text:style-name="P86">Template de preenchimento do Gestor de Configuração</text:p>
          </table:table-cell>
        </table:table-row>
        <table:table-row>
          <table:table-cell table:style-name="Tabela10.A12" office:value-type="string">
            <text:p text:style-name="P86">SGB_TEMPL_TemplatePlanoMudancaBaseline.odt</text:p>
          </table:table-cell>
          <table:table-cell table:style-name="Tabela10.B12" office:value-type="string">
            <text:p text:style-name="P90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Configuracao/"><text:span text:style-name="T57">Gerencia_de_Configuracao</text:span></text:a><text:span text:style-name="T61">/ </text:span><text:a xlink:type="simple" xlink:href="http://code.google.com/p/sgb-02-2012/source/browse/trunk/Gerencia_de_Configuracao/Template/"><text:span text:style-name="T57">Template</text:span></text:a><text:span text:style-name="T61">/</text:span><text:span text:style-name="T13"> </text:span></text:p>
          </table:table-cell>
          <table:table-cell table:style-name="Tabela10.C12" office:value-type="string">
            <text:p text:style-name="P86">Template de preenchimento do Gestor de Configuração</text:p>
          </table:table-cell>
        </table:table-row>
        <table:table-row>
          <table:table-cell table:style-name="Tabela10.A12" office:value-type="string">
            <text:p text:style-name="P86">SGB_TEMPL_TemplateRelatorioDeNaoConformidadeDaAuditoriaDaConfiguração.odt</text:p>
          </table:table-cell>
          <table:table-cell table:style-name="Tabela10.B12" office:value-type="string">
            <text:p text:style-name="P90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Configuracao/"><text:span text:style-name="T57">Gerencia_de_Configuracao</text:span></text:a><text:span text:style-name="T61">/ </text:span><text:a xlink:type="simple" xlink:href="http://code.google.com/p/sgb-02-2012/source/browse/trunk/Gerencia_de_Configuracao/Template/"><text:span text:style-name="T57">Template</text:span></text:a><text:span text:style-name="T61">/</text:span><text:span text:style-name="T13"> </text:span></text:p>
          </table:table-cell>
          <table:table-cell table:style-name="Tabela10.C12" office:value-type="string">
            <text:p text:style-name="P86">Template de preenchimento do Gestor de Configuração</text:p>
          </table:table-cell>
        </table:table-row>
        <table:table-row>
          <table:table-cell table:style-name="Tabela10.A12" office:value-type="string">
            <text:p text:style-name="P86">SGB_TEMPL_TemplateRelatorioDeAcompanhamentoDaConfiguracao.odt</text:p>
          </table:table-cell>
          <table:table-cell table:style-name="Tabela10.B12" office:value-type="string">
            <text:p text:style-name="P90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Configuracao/"><text:span text:style-name="T57">Gerencia_de_Configuracao</text:span></text:a><text:span text:style-name="T61">/ </text:span><text:a xlink:type="simple" xlink:href="http://code.google.com/p/sgb-02-2012/source/browse/trunk/Gerencia_de_Configuracao/Template/"><text:span text:style-name="T57">Template</text:span></text:a><text:span text:style-name="T61">/</text:span><text:span text:style-name="T13"> </text:span></text:p>
          </table:table-cell>
          <table:table-cell table:style-name="Tabela10.C12" office:value-type="string">
            <text:p text:style-name="P86">Template de preenchimento do Gestor de Configuração</text:p>
          </table:table-cell>
        </table:table-row>
        <table:table-row>
          <table:table-cell table:style-name="Tabela10.A15" office:value-type="string">
            <text:p text:style-name="P86">SGB_TEMPL_TemplateAnaliseDeSolicitacaoMudanca.odt</text:p>
          </table:table-cell>
          <table:table-cell table:style-name="Tabela10.B15" office:value-type="string">
            <text:p text:style-name="P90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Configuracao/"><text:span text:style-name="T57">Gerencia_de_Configuracao</text:span></text:a><text:span text:style-name="T61">/ </text:span><text:a xlink:type="simple" xlink:href="http://code.google.com/p/sgb-02-2012/source/browse/trunk/Gerencia_de_Configuracao/Template/"><text:span text:style-name="T57">Template</text:span></text:a><text:span text:style-name="T61">/</text:span><text:span text:style-name="T13"> </text:span></text:p>
          </table:table-cell>
          <table:table-cell table:style-name="Tabela10.C15" office:value-type="string">
            <text:p text:style-name="P86">Template de preenchimento do Gestor de Configuração</text:p>
          </table:table-cell>
        </table:table-row>
        <table:table-row>
          <table:table-cell table:style-name="Tabela10.A15" office:value-type="string">
            <text:p text:style-name="P83">SGB_PLGC_PlanoDeGerenciaDeConfiguracao.odt </text:p>
          </table:table-cell>
          <table:table-cell table:style-name="Tabela10.B15" office:value-type="string">
            <text:p text:style-name="P90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Configuracao/"><text:span text:style-name="T57">Gerencia_de_Configuracao</text:span></text:a><text:span text:style-name="T61">/</text:span><text:span text:style-name="T13"> </text:span></text:p>
          </table:table-cell>
          <table:table-cell table:style-name="Tabela10.C15" office:value-type="string">
            <text:p text:style-name="P83"/>
          </table:table-cell>
        </table:table-row>
        <text:soft-page-break/>
        <table:table-row>
          <table:table-cell table:style-name="Tabela10.A15" office:value-type="string">
            <text:p text:style-name="P83">SGB_PRGC_ProcessoDeGerenciaDeConfiguracao.odt </text:p>
          </table:table-cell>
          <table:table-cell table:style-name="Tabela10.B15" office:value-type="string">
            <text:p text:style-name="P90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Configuracao/"><text:span text:style-name="T57">Gerencia_de_Configuracao</text:span></text:a><text:span text:style-name="T61">/</text:span><text:span text:style-name="T13"> </text:span></text:p>
          </table:table-cell>
          <table:table-cell table:style-name="Tabela10.C15" office:value-type="string">
            <text:p text:style-name="P83"/>
          </table:table-cell>
        </table:table-row>
        <table:table-row>
          <table:table-cell table:style-name="Tabela10.A16" office:value-type="string">
            <text:p text:style-name="P83"/>
          </table:table-cell>
          <table:table-cell table:style-name="Tabela10.B16" office:value-type="string">
            <text:p text:style-name="P90"/>
          </table:table-cell>
          <table:table-cell table:style-name="Tabela10.C16" office:value-type="string">
            <text:p text:style-name="P83"/>
          </table:table-cell>
        </table:table-row>
      </table:table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/>
      <text:h text:style-name="P108" text:outline-level="2"><text:soft-page-break/></text:h>
      <table:table table:name="Tabela11" table:style-name="Tabela11">
        <table:table-column table:style-name="Tabela11.A" table:number-columns-repeated="3"/>
        <table:table-row>
          <table:table-cell table:style-name="Tabela11.A1" table:number-columns-spanned="3" office:value-type="string">
            <text:p text:style-name="P76">Gerência de Projetos</text:p>
          </table:table-cell>
          <table:covered-table-cell/>
          <table:covered-table-cell/>
        </table:table-row>
        <table:table-row>
          <table:table-cell table:style-name="Tabela11.A2" table:number-rows-spanned="2" office:value-type="string">
            <text:p text:style-name="P76">Nome do Item</text:p>
          </table:table-cell>
          <table:table-cell table:style-name="Tabela11.B2" table:number-columns-spanned="2" office:value-type="string">
            <text:p text:style-name="P76">Características</text:p>
          </table:table-cell>
          <table:covered-table-cell/>
        </table:table-row>
        <table:table-row>
          <table:covered-table-cell/>
          <table:table-cell table:style-name="Tabela11.A2" office:value-type="string">
            <text:p text:style-name="P76">Físicas</text:p>
          </table:table-cell>
          <table:table-cell table:style-name="Tabela11.B2" office:value-type="string">
            <text:p text:style-name="P76">Funcionais</text:p>
          </table:table-cell>
        </table:table-row>
        <table:table-row>
          <table:table-cell table:style-name="Tabela11.A9" office:value-type="string">
            <text:p text:style-name="Table_20_Contents">Processo de Aquisição de Ferramentas e Serviços.png </text:p>
          </table:table-cell>
          <table:table-cell table:style-name="Tabela11.B9" office:value-type="string">
            <text:p text:style-name="P89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Aquisicao/"><text:span text:style-name="T57">Aquisicao</text:span></text:a><text:span text:style-name="T61">/ </text:span><text:span text:style-name="T13"> </text:span></text:p>
          </table:table-cell>
          <table:table-cell table:style-name="Tabela11.C9" office:value-type="string">
            <text:p text:style-name="P117">&lt;Corrigir nome do documento&gt;</text:p>
          </table:table-cell>
        </table:table-row>
        <table:table-row>
          <table:table-cell table:style-name="Tabela11.A5" office:value-type="string">
            <text:p text:style-name="Table_20_Contents">SGB_PLCOM_PlanoComunicacao.odt</text:p>
          </table:table-cell>
          <table:table-cell table:style-name="Tabela11.B9" office:value-type="string">
            <text:p text:style-name="P15"><text:bookmark text:name="crumb_links1"/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Comunicacao/"><text:span text:style-name="T57">Comunicacao</text:span></text:a><text:span text:style-name="T61">/</text:span></text:p>
          </table:table-cell>
          <table:table-cell table:style-name="Tabela11.C9" office:value-type="string">
            <text:p text:style-name="P82"/>
          </table:table-cell>
        </table:table-row>
        <table:table-row>
          <table:table-cell table:style-name="Tabela11.A9" office:value-type="string">
            <text:p text:style-name="Table_20_Contents">SGB_ANVI_AnaliseViabilidade.odt </text:p>
          </table:table-cell>
          <table:table-cell table:style-name="Tabela11.B9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Custo/"><text:span text:style-name="T57">Custo</text:span></text:a><text:span text:style-name="T61">/</text:span><text:span text:style-name="T13"> </text:span></text:p>
          </table:table-cell>
          <table:table-cell table:style-name="Tabela11.C9" office:value-type="string">
            <text:p text:style-name="P82"/>
          </table:table-cell>
        </table:table-row>
        <table:table-row>
          <table:table-cell table:style-name="Tabela11.A9" office:value-type="string">
            <text:p text:style-name="Table_20_Contents">SGB_ANVI_AnaliseViabilidadeFaseDePlanejamento.doc </text:p>
          </table:table-cell>
          <table:table-cell table:style-name="Tabela11.B9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Custo/"><text:span text:style-name="T57">Custo</text:span></text:a><text:span text:style-name="T61">/</text:span><text:span text:style-name="T13"> </text:span></text:p>
          </table:table-cell>
          <table:table-cell table:style-name="Tabela11.C9" office:value-type="string">
            <text:p text:style-name="P82"/>
          </table:table-cell>
        </table:table-row>
        <table:table-row>
          <table:table-cell table:style-name="Tabela11.A9" office:value-type="string">
            <text:p text:style-name="Table_20_Contents">SGB_MC_Metricas_de_Custo.pdf </text:p>
          </table:table-cell>
          <table:table-cell table:style-name="Tabela11.B9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Custo/"><text:span text:style-name="T57">Custo</text:span></text:a><text:span text:style-name="T61">/</text:span><text:span text:style-name="T13"> </text:span></text:p>
          </table:table-cell>
          <table:table-cell table:style-name="Tabela11.C9" office:value-type="string">
            <text:p text:style-name="P82"/>
          </table:table-cell>
        </table:table-row>
        <table:table-row>
          <table:table-cell table:style-name="Tabela11.A9" office:value-type="string">
            <text:p text:style-name="Table_20_Contents">SGB_PCP_PlanilhaDeCustosPorProfissional.jpg </text:p>
          </table:table-cell>
          <table:table-cell table:style-name="Tabela11.B9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Custo/"><text:span text:style-name="T57">Custo</text:span></text:a><text:span text:style-name="T61">/</text:span><text:span text:style-name="T13"> </text:span></text:p>
          </table:table-cell>
          <table:table-cell table:style-name="Tabela11.C9" office:value-type="string">
            <text:p text:style-name="P82"/>
          </table:table-cell>
        </table:table-row>
        <table:table-row>
          <table:table-cell table:style-name="Tabela11.A14" office:value-type="string">
            <text:p text:style-name="Table_20_Contents">SGB_CicloDeVidaDoProjeto.odt </text:p>
          </table:table-cell>
          <table:table-cell table:style-name="Tabela11.B14" office:value-type="string">
            <text:p text:style-name="P87">Ajeitar <text:s/>item no Repositório de acordo com os p<text:span text:style-name="T84">a</text:span>dr<text:span text:style-name="T84">õ</text:span>es de nomenclatura</text:p>
          </table:table-cell>
          <table:table-cell table:style-name="Tabela11.C14" office:value-type="string">
            <text:p text:style-name="P82"/>
          </table:table-cell>
        </table:table-row>
        <table:table-row>
          <table:table-cell table:style-name="Tabela11.A14" office:value-type="string">
            <text:p text:style-name="Table_20_Contents">SGB_EAP_EstruturaAnaliticaDoProjeto.odt </text:p>
          </table:table-cell>
          <table:table-cell table:style-name="Tabela11.B14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Escopo/"><text:span text:style-name="T57">Escopo</text:span></text:a><text:span text:style-name="T61">/</text:span><text:span text:style-name="T13"> </text:span></text:p>
          </table:table-cell>
          <table:table-cell table:style-name="Tabela11.C14" office:value-type="string">
            <text:p text:style-name="P82"/>
          </table:table-cell>
        </table:table-row>
        <table:table-row>
          <table:table-cell table:style-name="Tabela11.A14" office:value-type="string">
            <text:p text:style-name="Table_20_Contents">SGB_MEAPC_ModelagemEAPConcepcao.png </text:p>
          </table:table-cell>
          <table:table-cell table:style-name="Tabela11.B14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Escopo/"><text:span text:style-name="T57">Escopo</text:span></text:a><text:span text:style-name="T61">/</text:span><text:span text:style-name="T13"> </text:span></text:p>
          </table:table-cell>
          <table:table-cell table:style-name="Tabela11.C14" office:value-type="string">
            <text:p text:style-name="P82"/>
          </table:table-cell>
        </table:table-row>
        <table:table-row>
          <table:table-cell table:style-name="Tabela11.A14" office:value-type="string">
            <text:p text:style-name="Table_20_Contents">SGB_MEAPP_ModelagemEAPPlanejamento.png </text:p>
          </table:table-cell>
          <table:table-cell table:style-name="Tabela11.B14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Escopo/"><text:span text:style-name="T57">Escopo</text:span></text:a><text:span text:style-name="T61">/</text:span><text:span text:style-name="T13"> </text:span></text:p>
          </table:table-cell>
          <table:table-cell table:style-name="Tabela11.C14" office:value-type="string">
            <text:p text:style-name="P82"/>
          </table:table-cell>
        </table:table-row>
        <table:table-row>
          <table:table-cell table:style-name="Tabela11.A14" office:value-type="string">
            <text:p text:style-name="Table_20_Contents">SGB_PLGE_PlanoDeGerenciaDeEscopo.odt </text:p>
          </table:table-cell>
          <table:table-cell table:style-name="Tabela11.B14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Escopo/"><text:span text:style-name="T57">Escopo</text:span></text:a><text:span text:style-name="T61">/</text:span><text:span text:style-name="T13"> </text:span></text:p>
          </table:table-cell>
          <table:table-cell table:style-name="Tabela11.C14" office:value-type="string">
            <text:p text:style-name="P82"/>
          </table:table-cell>
        </table:table-row>
        <table:table-row>
          <table:table-cell table:style-name="Tabela11.A20" office:value-type="string">
            <text:p text:style-name="Table_20_Contents">SGB_ATAR_AtaDeReuniao001.odt </text:p>
          </table:table-cell>
          <table:table-cell table:style-name="Tabela11.B20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Integracao/"><text:span text:style-name="T57">Integracao</text:span></text:a><text:span text:style-name="T61">/</text:span><text:span text:style-name="T13"> </text:span></text:p>
          </table:table-cell>
          <table:table-cell table:style-name="Tabela11.C20" office:value-type="string">
            <text:p text:style-name="P82"/>
          </table:table-cell>
        </table:table-row>
        <text:soft-page-break/>
        <table:table-row>
          <table:table-cell table:style-name="Tabela11.A20" office:value-type="string">
            <text:p text:style-name="Table_20_Contents">SGB_ATAR_AtaDeReuniao002.odt </text:p>
          </table:table-cell>
          <table:table-cell table:style-name="Tabela11.B20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Integracao/"><text:span text:style-name="T57">Integracao</text:span></text:a><text:span text:style-name="T61">/</text:span><text:span text:style-name="T13"> </text:span></text:p>
          </table:table-cell>
          <table:table-cell table:style-name="Tabela11.C20" office:value-type="string">
            <text:p text:style-name="P82"/>
          </table:table-cell>
        </table:table-row>
        <table:table-row>
          <table:table-cell table:style-name="Tabela11.A20" office:value-type="string">
            <text:p text:style-name="Table_20_Contents">SGB_GINT_PlanoDeGerênciaDeIntegração.odt </text:p>
          </table:table-cell>
          <table:table-cell table:style-name="Tabela11.B20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Integracao/"><text:span text:style-name="T57">Integracao</text:span></text:a><text:span text:style-name="T61">/</text:span><text:span text:style-name="T13"> </text:span></text:p>
          </table:table-cell>
          <table:table-cell table:style-name="Tabela11.C20" office:value-type="string">
            <text:p text:style-name="P82"/>
          </table:table-cell>
        </table:table-row>
        <table:table-row>
          <table:table-cell table:style-name="Tabela11.A20" office:value-type="string">
            <text:p text:style-name="Table_20_Contents">SGB_GINT_ProblemasEAções.odt </text:p>
          </table:table-cell>
          <table:table-cell table:style-name="Tabela11.B20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Integracao/"><text:span text:style-name="T57">Integracao</text:span></text:a><text:span text:style-name="T61">/</text:span><text:span text:style-name="T13"> </text:span></text:p>
          </table:table-cell>
          <table:table-cell table:style-name="Tabela11.C20" office:value-type="string">
            <text:p text:style-name="P82"/>
          </table:table-cell>
        </table:table-row>
        <table:table-row>
          <table:table-cell table:style-name="Tabela11.A20" office:value-type="string">
            <text:p text:style-name="Table_20_Contents">SGB_TAP_TermoDeAberturaDeProjeto.odt </text:p>
          </table:table-cell>
          <table:table-cell table:style-name="Tabela11.B20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Integracao/"><text:span text:style-name="T57">Integracao</text:span></text:a><text:span text:style-name="T61">/</text:span><text:span text:style-name="T13"> </text:span></text:p>
          </table:table-cell>
          <table:table-cell table:style-name="Tabela11.C20" office:value-type="string">
            <text:p text:style-name="P82"/>
          </table:table-cell>
        </table:table-row>
        <table:table-row>
          <table:table-cell table:style-name="Tabela11.A20" office:value-type="string">
            <text:p text:style-name="Table_20_Contents">SGB_ALRH_AlocacaoRecursosHumanos.xlsx </text:p>
          </table:table-cell>
          <table:table-cell table:style-name="Tabela11.B20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Recursos_Humanos/"><text:span text:style-name="T57">Recursos_Humanos</text:span></text:a><text:span text:style-name="T61">/</text:span><text:span text:style-name="T13"> </text:span></text:p>
          </table:table-cell>
          <table:table-cell table:style-name="Tabela11.C20" office:value-type="string">
            <text:p text:style-name="P82"/>
          </table:table-cell>
        </table:table-row>
        <table:table-row>
          <table:table-cell table:style-name="Tabela11.A25" office:value-type="string">
            <text:p text:style-name="Table_20_Contents">SGB_PCE_PlanilhaCapacitacaoEquipe.ods </text:p>
          </table:table-cell>
          <table:table-cell table:style-name="Tabela11.B25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Recursos_Humanos/"><text:span text:style-name="T57">Recursos_Humanos</text:span></text:a><text:span text:style-name="T61">/</text:span><text:span text:style-name="T13"> </text:span></text:p>
          </table:table-cell>
          <table:table-cell table:style-name="Tabela11.C25" office:value-type="string">
            <text:p text:style-name="P82"/>
          </table:table-cell>
        </table:table-row>
        <table:table-row>
          <table:table-cell table:style-name="Tabela11.A25" office:value-type="string">
            <text:p text:style-name="Table_20_Contents">SGB_PLRH_PlanoRecursosHumanos.odt </text:p>
          </table:table-cell>
          <table:table-cell table:style-name="Tabela11.B25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Recursos_Humanos/"><text:span text:style-name="T57">Recursos_Humanos</text:span></text:a><text:span text:style-name="T61">/</text:span><text:span text:style-name="T13"> </text:span></text:p>
          </table:table-cell>
          <table:table-cell table:style-name="Tabela11.C25" office:value-type="string">
            <text:p text:style-name="P82"/>
          </table:table-cell>
        </table:table-row>
        <table:table-row>
          <table:table-cell table:style-name="Tabela11.A25" office:value-type="string">
            <text:p text:style-name="Table_20_Contents">SGB_AT_<text:span text:style-name="T75">Atestados</text:span></text:p>
          </table:table-cell>
          <table:table-cell table:style-name="Tabela11.B25" office:value-type="string">
            <text:p text:style-name="P15"><text:span text:style-name="T46"> </text:span><text:bookmark text:name="crumb_links2"/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Recursos_Humanos/"><text:span text:style-name="T57">Recursos_Humanos</text:span></text:a><text:span text:style-name="T61">/ </text:span><text:a xlink:type="simple" xlink:href="http://code.google.com/p/sgb-02-2012/source/browse/trunk/Gerencia_de_Projetos/Recursos_Humanos/Atestados_E_Justificativas/"><text:span text:style-name="T57">Atestados_E_Justificativas</text:span></text:a><text:span text:style-name="T61">/ </text:span><text:span text:style-name="T13"> </text:span></text:p>
          </table:table-cell>
          <table:table-cell table:style-name="Tabela11.C25" office:value-type="string">
            <text:p text:style-name="P82"/>
          </table:table-cell>
        </table:table-row>
        <table:table-row>
          <table:table-cell table:style-name="Tabela11.A25" office:value-type="string">
            <text:p text:style-name="Table_20_Contents">SGB_ANRI_AnáliseDeRiscos.odt </text:p>
          </table:table-cell>
          <table:table-cell table:style-name="Tabela11.B25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Risco/"><text:span text:style-name="T57">Risco</text:span></text:a><text:span text:style-name="T61">/ </text:span><text:span text:style-name="T13"> </text:span></text:p>
          </table:table-cell>
          <table:table-cell table:style-name="Tabela11.C25" office:value-type="string">
            <text:p text:style-name="P82"/>
          </table:table-cell>
        </table:table-row>
        <table:table-row>
          <table:table-cell table:style-name="Tabela11.A25" office:value-type="string">
            <text:p text:style-name="Table_20_Contents">SGB_PLGRI_PlanoDeGerênciaDeRiscos.odt </text:p>
          </table:table-cell>
          <table:table-cell table:style-name="Tabela11.B25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Gerencia_de_Projetos/"><text:span text:style-name="T57">Gerencia_de_Projetos</text:span></text:a><text:span text:style-name="T61">/ </text:span><text:a xlink:type="simple" xlink:href="http://code.google.com/p/sgb-02-2012/source/browse/trunk/Gerencia_de_Projetos/Risco/"><text:span text:style-name="T57">Risco</text:span></text:a><text:span text:style-name="T61">/ </text:span><text:span text:style-name="T13"> </text:span></text:p>
          </table:table-cell>
          <table:table-cell table:style-name="Tabela11.C25" office:value-type="string">
            <text:p text:style-name="P82"/>
          </table:table-cell>
        </table:table-row>
        <table:table-row>
          <table:table-cell table:style-name="Tabela11.A28" office:value-type="string">
            <text:p text:style-name="Table_20_Contents">SGB_CTC_ComprometimentoTarefasConcepcao.pdf </text:p>
          </table:table-cell>
          <table:table-cell table:style-name="Tabela11.B28" office:value-type="string">
            <text:p text:style-name="P68"><text:a xlink:type="simple" xlink:href="http://code.google.com/p/sgb-02-2012/source/browse/trunk/"><text:span text:style-name="T59">trunk</text:span></text:a><text:span text:style-name="T62">/ </text:span><text:a xlink:type="simple" xlink:href="http://code.google.com/p/sgb-02-2012/source/browse/trunk/Gerencia_de_Projetos/"><text:span text:style-name="T59">Gerencia_de_Projetos</text:span></text:a><text:span text:style-name="T62">/ </text:span><text:a xlink:type="simple" xlink:href="http://code.google.com/p/sgb-02-2012/source/browse/trunk/Gerencia_de_Projetos/Tempo/"><text:span text:style-name="T59">Tempo</text:span></text:a><text:span text:style-name="T62">/ </text:span> </text:p>
          </table:table-cell>
          <table:table-cell table:style-name="Tabela11.C28" office:value-type="string">
            <text:p text:style-name="P82"/>
          </table:table-cell>
        </table:table-row>
        <table:table-row>
          <table:table-cell table:style-name="Tabela11.A28" office:value-type="string">
            <text:p text:style-name="Table_20_Contents">SGB_PLGT_PlanodeGerênciaDeTempo.odt </text:p>
          </table:table-cell>
          <table:table-cell table:style-name="Tabela11.B28" office:value-type="string">
            <text:p text:style-name="P68"><text:a xlink:type="simple" xlink:href="http://code.google.com/p/sgb-02-2012/source/browse/trunk/"><text:span text:style-name="T59">trunk</text:span></text:a><text:span text:style-name="T62">/ </text:span><text:a xlink:type="simple" xlink:href="http://code.google.com/p/sgb-02-2012/source/browse/trunk/Gerencia_de_Projetos/"><text:span text:style-name="T59">Gerencia_de_Projetos</text:span></text:a><text:span text:style-name="T62">/ </text:span><text:a xlink:type="simple" xlink:href="http://code.google.com/p/sgb-02-2012/source/browse/trunk/Gerencia_de_Projetos/Tempo/"><text:span text:style-name="T59">Tempo</text:span></text:a><text:span text:style-name="T62">/ </text:span> </text:p>
          </table:table-cell>
          <table:table-cell table:style-name="Tabela11.C28" office:value-type="string">
            <text:p text:style-name="P82"/>
          </table:table-cell>
        </table:table-row>
        <table:table-row>
          <table:table-cell table:style-name="Tabela11.A28" office:value-type="string">
            <text:p text:style-name="Table_20_Contents">SGB_RGH_RelatorioGanttHTML_v0.1.rar </text:p>
          </table:table-cell>
          <table:table-cell table:style-name="Tabela11.B28" office:value-type="string">
            <text:p text:style-name="P68"><text:a xlink:type="simple" xlink:href="http://code.google.com/p/sgb-02-2012/source/browse/trunk/"><text:span text:style-name="T59">trunk</text:span></text:a><text:span text:style-name="T62">/ </text:span><text:a xlink:type="simple" xlink:href="http://code.google.com/p/sgb-02-2012/source/browse/trunk/Gerencia_de_Projetos/"><text:span text:style-name="T59">Gerencia_de_Projetos</text:span></text:a><text:span text:style-name="T62">/ </text:span><text:a xlink:type="simple" xlink:href="http://code.google.com/p/sgb-02-2012/source/browse/trunk/Gerencia_de_Projetos/Tempo/"><text:span text:style-name="T59">Tempo</text:span></text:a><text:span text:style-name="T62">/ </text:span> </text:p>
          </table:table-cell>
          <table:table-cell table:style-name="Tabela11.C28" office:value-type="string">
            <text:p text:style-name="P82"/>
          </table:table-cell>
        </table:table-row>
        <table:table-row>
          <table:table-cell table:style-name="Tabela11.A29" office:value-type="string">
            <text:p text:style-name="Table_20_Contents">SGB_RG_RelatorioGantt_v0.1.pdf </text:p>
          </table:table-cell>
          <table:table-cell table:style-name="Tabela11.B29" office:value-type="string">
            <text:p text:style-name="P68"><text:a xlink:type="simple" xlink:href="http://code.google.com/p/sgb-02-2012/source/browse/trunk/"><text:span text:style-name="T59">trunk</text:span></text:a><text:span text:style-name="T62">/ </text:span><text:a xlink:type="simple" xlink:href="http://code.google.com/p/sgb-02-2012/source/browse/trunk/Gerencia_de_Projetos/"><text:span text:style-name="T59">Gerencia_de_Projetos</text:span></text:a><text:span text:style-name="T62">/ </text:span><text:a xlink:type="simple" xlink:href="http://code.google.com/p/sgb-02-2012/source/browse/trunk/Gerencia_de_Projetos/Tempo/"><text:span text:style-name="T59">Tempo</text:span></text:a><text:span text:style-name="T62">/ </text:span> </text:p>
          </table:table-cell>
          <table:table-cell table:style-name="Tabela11.C29" office:value-type="string">
            <text:p text:style-name="P118">&lt;Ajustar nome do Documento&gt;</text:p>
          </table:table-cell>
        </table:table-row>
      </table:table>
      <text:h text:style-name="P108" text:outline-level="2"/>
      <text:h text:style-name="P108" text:outline-level="2"/>
      <table:table table:name="Tabela12" table:style-name="Tabela12">
        <table:table-column table:style-name="Tabela12.A" table:number-columns-repeated="3"/>
        <text:soft-page-break/>
        <table:table-row>
          <table:table-cell table:style-name="Tabela12.A1" table:number-columns-spanned="3" office:value-type="string">
            <text:p text:style-name="P72"><text:span text:style-name="T70">Mediç</text:span><text:span text:style-name="T71">ã</text:span><text:span text:style-name="T70">o</text:span></text:p>
          </table:table-cell>
          <table:covered-table-cell/>
          <table:covered-table-cell/>
        </table:table-row>
        <table:table-row>
          <table:table-cell table:style-name="Tabela12.A2" table:number-rows-spanned="2" office:value-type="string">
            <text:p text:style-name="P76">Nome do Item</text:p>
          </table:table-cell>
          <table:table-cell table:style-name="Tabela12.B2" table:number-columns-spanned="2" office:value-type="string">
            <text:p text:style-name="P76">Características</text:p>
          </table:table-cell>
          <table:covered-table-cell/>
        </table:table-row>
        <table:table-row>
          <table:covered-table-cell/>
          <table:table-cell table:style-name="Tabela12.A2" office:value-type="string">
            <text:p text:style-name="P76">Físicas</text:p>
          </table:table-cell>
          <table:table-cell table:style-name="Tabela12.B2" office:value-type="string">
            <text:p text:style-name="P76">Funcionais</text:p>
          </table:table-cell>
        </table:table-row>
        <table:table-row>
          <table:table-cell table:style-name="Tabela12.B5" office:value-type="string">
            <text:p text:style-name="P81"/>
          </table:table-cell>
          <table:table-cell table:style-name="Tabela12.B5" office:value-type="string">
            <text:p text:style-name="P81"/>
          </table:table-cell>
          <table:table-cell table:style-name="Tabela12.C5" office:value-type="string">
            <text:p text:style-name="P81"/>
          </table:table-cell>
        </table:table-row>
        <table:table-row>
          <table:table-cell table:style-name="Tabela12.B5" office:value-type="string">
            <text:p text:style-name="P81"/>
          </table:table-cell>
          <table:table-cell table:style-name="Tabela12.B5" office:value-type="string">
            <text:p text:style-name="P81"/>
          </table:table-cell>
          <table:table-cell table:style-name="Tabela12.C5" office:value-type="string">
            <text:p text:style-name="P81"/>
          </table:table-cell>
        </table:table-row>
      </table:table>
      <text:h text:style-name="P108" text:outline-level="2"/>
      <text:h text:style-name="P108" text:outline-level="2"/>
      <table:table table:name="Tabela13" table:style-name="Tabela13">
        <table:table-column table:style-name="Tabela13.A" table:number-columns-repeated="3"/>
        <table:table-row>
          <table:table-cell table:style-name="Tabela13.A1" table:number-columns-spanned="3" office:value-type="string">
            <text:p text:style-name="P77">Requisitos</text:p>
          </table:table-cell>
          <table:covered-table-cell/>
          <table:covered-table-cell/>
        </table:table-row>
        <table:table-row>
          <table:table-cell table:style-name="Tabela13.A2" table:number-rows-spanned="2" office:value-type="string">
            <text:p text:style-name="P76">Nome do Item</text:p>
          </table:table-cell>
          <table:table-cell table:style-name="Tabela13.B2" table:number-columns-spanned="2" office:value-type="string">
            <text:p text:style-name="P76">Características</text:p>
          </table:table-cell>
          <table:covered-table-cell/>
        </table:table-row>
        <table:table-row>
          <table:covered-table-cell/>
          <table:table-cell table:style-name="Tabela13.A2" office:value-type="string">
            <text:p text:style-name="P76">Físicas</text:p>
          </table:table-cell>
          <table:table-cell table:style-name="Tabela13.B2" office:value-type="string">
            <text:p text:style-name="P76">Funcionais</text:p>
          </table:table-cell>
        </table:table-row>
        <table:table-row>
          <table:table-cell table:style-name="Tabela13.A5" office:value-type="string">
            <text:p text:style-name="Table_20_Contents">SGB_CONOPS_DocumentoConOps.odt </text:p>
          </table:table-cell>
          <table:table-cell table:style-name="Tabela13.B5" office:value-type="string">
            <text:p text:style-name="P83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Requisitos/"><text:span text:style-name="T57">Requisitos</text:span></text:a><text:span text:style-name="T61">/ </text:span><text:a xlink:type="simple" xlink:href="http://code.google.com/p/sgb-02-2012/source/browse/trunk/Requisitos/Analise/"><text:span text:style-name="T57">Analise</text:span></text:a><text:span text:style-name="T61">/</text:span><text:span text:style-name="T13"> </text:span></text:p>
          </table:table-cell>
          <table:table-cell table:style-name="Tabela13.C5" office:value-type="string">
            <text:p text:style-name="P83"/>
          </table:table-cell>
        </table:table-row>
        <table:table-row>
          <table:table-cell table:style-name="Tabela13.A5" office:value-type="string">
            <text:p text:style-name="Table_20_Contents">SGB_DESREQ_EspecificaçãoRequisitos.odt </text:p>
          </table:table-cell>
          <table:table-cell table:style-name="Tabela13.B5" office:value-type="string">
            <text:p text:style-name="P83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Requisitos/"><text:span text:style-name="T57">Requisitos</text:span></text:a><text:span text:style-name="T61">/ </text:span><text:a xlink:type="simple" xlink:href="http://code.google.com/p/sgb-02-2012/source/browse/trunk/Requisitos/Analise/"><text:span text:style-name="T57">Analise</text:span></text:a><text:span text:style-name="T61">/</text:span><text:span text:style-name="T13"> </text:span></text:p>
          </table:table-cell>
          <table:table-cell table:style-name="Tabela13.C5" office:value-type="string">
            <text:p text:style-name="P83"/>
          </table:table-cell>
        </table:table-row>
        <table:table-row>
          <table:table-cell table:style-name="Tabela13.A7" office:value-type="string">
            <text:p text:style-name="Table_20_Contents">SGB_PLEREQ_PlanoEngenhariaRequisitos.odt </text:p>
          </table:table-cell>
          <table:table-cell table:style-name="Tabela13.B7" office:value-type="string">
            <text:p text:style-name="P83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Requisitos/"><text:span text:style-name="T57">Requisitos</text:span></text:a><text:span text:style-name="T61">/ </text:span><text:a xlink:type="simple" xlink:href="http://code.google.com/p/sgb-02-2012/source/browse/trunk/Requisitos/Gerencia/"><text:span text:style-name="T57">Gerencia</text:span></text:a><text:span text:style-name="T61">/ </text:span><text:span text:style-name="T13"> </text:span></text:p>
          </table:table-cell>
          <table:table-cell table:style-name="Tabela13.C7" office:value-type="string">
            <text:p text:style-name="P83"/>
          </table:table-cell>
        </table:table-row>
        <table:table-row>
          <table:table-cell table:style-name="Tabela13.A7" office:value-type="string">
            <text:p text:style-name="Table_20_Contents">SGB_TEMPL_DocumentoConOps.odt </text:p>
          </table:table-cell>
          <table:table-cell table:style-name="Tabela13.B7" office:value-type="string">
            <text:p text:style-name="P83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Requisitos/"><text:span text:style-name="T57">Requisitos</text:span></text:a><text:span text:style-name="T61">/ </text:span><text:a xlink:type="simple" xlink:href="http://code.google.com/p/sgb-02-2012/source/browse/trunk/Requisitos/Template/"><text:span text:style-name="T57">Template</text:span></text:a><text:span text:style-name="T61">/</text:span><text:span text:style-name="T13"> </text:span></text:p>
          </table:table-cell>
          <table:table-cell table:style-name="Tabela13.C7" office:value-type="string">
            <text:p text:style-name="P83"/>
          </table:table-cell>
        </table:table-row>
        <table:table-row>
          <table:table-cell table:style-name="Tabela13.A8" office:value-type="string">
            <text:p text:style-name="Table_20_Contents">SGB_TEMPL_EspecificaçãoRequisitos.odt </text:p>
          </table:table-cell>
          <table:table-cell table:style-name="Tabela13.B8" office:value-type="string">
            <text:p text:style-name="P83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Requisitos/"><text:span text:style-name="T57">Requisitos</text:span></text:a><text:span text:style-name="T61">/ </text:span><text:a xlink:type="simple" xlink:href="http://code.google.com/p/sgb-02-2012/source/browse/trunk/Requisitos/Template/"><text:span text:style-name="T57">Template</text:span></text:a><text:span text:style-name="T61">/</text:span><text:span text:style-name="T13"> </text:span></text:p>
          </table:table-cell>
          <table:table-cell table:style-name="Tabela13.C8" office:value-type="string">
            <text:p text:style-name="P83"/>
          </table:table-cell>
        </table:table-row>
      </table:table>
      <text:h text:style-name="P102" text:outline-level="2"/>
      <table:table table:name="Tabela14" table:style-name="Tabela14">
        <table:table-column table:style-name="Tabela14.A" table:number-columns-repeated="3"/>
        <table:table-row>
          <table:table-cell table:style-name="Tabela14.A1" table:number-columns-spanned="3" office:value-type="string">
            <text:p text:style-name="P77">Reutilização</text:p>
          </table:table-cell>
          <table:covered-table-cell/>
          <table:covered-table-cell/>
        </table:table-row>
        <table:table-row>
          <table:table-cell table:style-name="Tabela14.A2" table:number-rows-spanned="2" office:value-type="string">
            <text:p text:style-name="P76">Nome do Item</text:p>
          </table:table-cell>
          <table:table-cell table:style-name="Tabela14.B2" table:number-columns-spanned="2" office:value-type="string">
            <text:p text:style-name="P76">Características</text:p>
          </table:table-cell>
          <table:covered-table-cell/>
        </table:table-row>
        <table:table-row>
          <table:covered-table-cell/>
          <table:table-cell table:style-name="Tabela14.A2" office:value-type="string">
            <text:p text:style-name="P76">Físicas</text:p>
          </table:table-cell>
          <table:table-cell table:style-name="Tabela14.B2" office:value-type="string">
            <text:p text:style-name="P76">Funcionais</text:p>
          </table:table-cell>
        </table:table-row>
        <table:table-row>
          <table:table-cell table:style-name="Tabela14.B5" office:value-type="string">
            <text:p text:style-name="Table_20_Contents">SGB_PLRU_PlanoDeGerênciaDeReutilização.odt </text:p>
          </table:table-cell>
          <table:table-cell table:style-name="Tabela14.B5" office:value-type="string">
            <text:p text:style-name="P89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Reutilizacao/"><text:span text:style-name="T57">Reutilizacao</text:span></text:a><text:span text:style-name="T61">/</text:span><text:span text:style-name="T13"> </text:span></text:p>
          </table:table-cell>
          <table:table-cell table:style-name="Tabela14.C5" office:value-type="string">
            <text:p text:style-name="Table_20_Contents"/>
          </table:table-cell>
        </table:table-row>
        <text:soft-page-break/>
        <table:table-row>
          <table:table-cell table:style-name="Tabela14.B5" office:value-type="string">
            <text:p text:style-name="Table_20_Contents"/>
          </table:table-cell>
          <table:table-cell table:style-name="Tabela14.B5" office:value-type="string">
            <text:p text:style-name="Table_20_Contents"/>
          </table:table-cell>
          <table:table-cell table:style-name="Tabela14.C5" office:value-type="string">
            <text:p text:style-name="Table_20_Contents"/>
          </table:table-cell>
        </table:table-row>
      </table:table>
      <text:h text:style-name="P102" text:outline-level="2"/>
      <table:table table:name="Tabela15" table:style-name="Tabela15">
        <table:table-column table:style-name="Tabela15.A" table:number-columns-repeated="3"/>
        <table:table-row>
          <table:table-cell table:style-name="Tabela15.A1" table:number-columns-spanned="3" office:value-type="string">
            <text:p text:style-name="P77">Bibliotecas e Tutoriais</text:p>
          </table:table-cell>
          <table:covered-table-cell/>
          <table:covered-table-cell/>
        </table:table-row>
        <table:table-row>
          <table:table-cell table:style-name="Tabela15.A2" table:number-rows-spanned="2" office:value-type="string">
            <text:p text:style-name="P76">Nome do Item</text:p>
          </table:table-cell>
          <table:table-cell table:style-name="Tabela15.B2" table:number-columns-spanned="2" office:value-type="string">
            <text:p text:style-name="P76">Características</text:p>
          </table:table-cell>
          <table:covered-table-cell/>
        </table:table-row>
        <table:table-row>
          <table:covered-table-cell/>
          <table:table-cell table:style-name="Tabela15.A2" office:value-type="string">
            <text:p text:style-name="P76">Físicas</text:p>
          </table:table-cell>
          <table:table-cell table:style-name="Tabela15.B2" office:value-type="string">
            <text:p text:style-name="P76">Funcionais</text:p>
          </table:table-cell>
        </table:table-row>
        <table:table-row>
          <table:table-cell table:style-name="Tabela15.B5" office:value-type="string">
            <text:p text:style-name="Table_20_Contents">SGB_CONJAVA_ConvecoesCodificacaoJava.pdf </text:p>
          </table:table-cell>
          <table:table-cell table:style-name="Tabela15.B5" office:value-type="string">
            <text:p text:style-name="P82"><text:a xlink:type="simple" xlink:href="http://code.google.com/p/sgb-02-2012/source/browse/trunk/"><text:span text:style-name="T57">trunk</text:span></text:a><text:span text:style-name="T61">/ </text:span><text:a xlink:type="simple" xlink:href="http://code.google.com/p/sgb-02-2012/source/browse/trunk/Biblioteca_Virtual/"><text:span text:style-name="T57">Biblioteca_Virtual</text:span></text:a><text:span text:style-name="T61">/ </text:span><text:span text:style-name="T13"> </text:span></text:p>
          </table:table-cell>
          <table:table-cell table:style-name="Tabela15.C5" office:value-type="string">
            <text:p text:style-name="P81"/>
          </table:table-cell>
        </table:table-row>
        <table:table-row>
          <table:table-cell table:style-name="Tabela15.B5" office:value-type="string">
            <text:p text:style-name="P81"/>
          </table:table-cell>
          <table:table-cell table:style-name="Tabela15.B5" office:value-type="string">
            <text:p text:style-name="P81"/>
          </table:table-cell>
          <table:table-cell table:style-name="Tabela15.C5" office:value-type="string">
            <text:p text:style-name="P81"/>
          </table:table-cell>
        </table:table-row>
      </table:table>
      <text:h text:style-name="P105" text:outline-level="2"/>
      <text:h text:style-name="P97" text:outline-level="1"><text:bookmark-start text:name="__RefHeading__4082_832312424"/>6 Padrões e ferramentas <text:bookmark-end text:name="__RefHeading__4082_832312424"/></text:h>
      <text:h text:style-name="P100" text:outline-level="2"><text:bookmark-start text:name="__RefHeading__3286_398758807"/><text:span text:style-name="T65">6</text:span><text:bookmark-start text:name="h.6w98cny1efjm"/><text:bookmark-start text:name="_Toc338918241"/>.<text:span text:style-name="T65">1</text:span> Ferramentas<text:bookmark-end text:name="__RefHeading__3286_398758807"/><text:bookmark-end text:name="h.6w98cny1efjm"/><text:bookmark-end text:name="_Toc338918241"/></text:h>
      <text:p text:style-name="P57"><text:tab/><text:span text:style-name="T2">Segue abaixo a lista de ferramentas utilizadas no projeto SGB.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65">Tipo</text:p>
          </table:table-cell>
          <table:table-cell table:style-name="Tabela4.A1" office:value-type="string">
            <text:p text:style-name="P65">Ferramenta</text:p>
          </table:table-cell>
          <table:table-cell table:style-name="Tabela4.A1" office:value-type="string">
            <text:p text:style-name="P65">Plataforma</text:p>
          </table:table-cell>
          <table:table-cell table:style-name="Tabela4.D1" office:value-type="string">
            <text:p text:style-name="P66">Versão</text:p>
          </table:table-cell>
        </table:table-row>
        <table:table-row>
          <table:table-cell table:style-name="Tabela4.A10" office:value-type="string">
            <text:p text:style-name="P69">Suíte de Escritório</text:p>
          </table:table-cell>
          <table:table-cell table:style-name="Tabela4.B2" office:value-type="string">
            <text:p text:style-name="P69">Libre Office</text:p>
          </table:table-cell>
          <table:table-cell table:style-name="Tabela4.C10" office:value-type="string">
            <text:p text:style-name="P69">Multiplataforma</text:p>
          </table:table-cell>
          <table:table-cell table:style-name="Tabela4.D2" office:value-type="string">
            <text:p text:style-name="P67">3.2 <text:span text:style-name="T45">ou superior</text:span> </text:p>
          </table:table-cell>
        </table:table-row>
        <table:table-row>
          <table:table-cell table:style-name="Tabela4.A3" office:value-type="string">
            <text:p text:style-name="P69">Controle de Versão</text:p>
          </table:table-cell>
          <table:table-cell table:style-name="Tabela4.B3" office:value-type="string">
            <text:p text:style-name="P69">Subversion</text:p>
          </table:table-cell>
          <table:table-cell table:style-name="Tabela4.C3" office:value-type="string">
            <text:p text:style-name="P69">Multiplataforma</text:p>
          </table:table-cell>
          <table:table-cell table:style-name="Tabela4.D3" office:value-type="string">
            <text:p text:style-name="P67">1.6 <text:span text:style-name="T45">ou superior</text:span> </text:p>
          </table:table-cell>
        </table:table-row>
        <table:table-row>
          <table:table-cell table:style-name="Tabela4.A10" office:value-type="string">
            <text:p text:style-name="P69">Modelagem UML</text:p>
          </table:table-cell>
          <table:table-cell table:style-name="Tabela4.B4" office:value-type="string">
            <text:p text:style-name="P69">Astah Community</text:p>
          </table:table-cell>
          <table:table-cell table:style-name="Tabela4.C10" office:value-type="string">
            <text:p text:style-name="P69">Multiplataforma</text:p>
          </table:table-cell>
          <table:table-cell table:style-name="Tabela4.D4" office:value-type="string">
            <text:p text:style-name="P67">6.x <text:span text:style-name="T45">ou superior</text:span> </text:p>
          </table:table-cell>
        </table:table-row>
        <table:table-row>
          <table:table-cell table:style-name="Tabela4.A10" office:value-type="string">
            <text:p text:style-name="P69">Integração Contínua</text:p>
          </table:table-cell>
          <table:table-cell table:style-name="Tabela4.B7" office:value-type="string">
            <text:p text:style-name="P69">Hudson</text:p>
          </table:table-cell>
          <table:table-cell table:style-name="Tabela4.C10" office:value-type="string">
            <text:p text:style-name="P69">Web</text:p>
          </table:table-cell>
          <table:table-cell table:style-name="Tabela4.D7" office:value-type="string">
            <text:p text:style-name="P67"><text:span text:style-name="T45">2.2.x ou superior</text:span> </text:p>
          </table:table-cell>
        </table:table-row>
        <table:table-row>
          <table:table-cell table:style-name="Tabela4.A10" office:value-type="string">
            <text:p text:style-name="P69">Qualidade de Código</text:p>
          </table:table-cell>
          <table:table-cell table:style-name="Tabela4.B7" office:value-type="string">
            <text:p text:style-name="P69">Sonar</text:p>
          </table:table-cell>
          <table:table-cell table:style-name="Tabela4.C10" office:value-type="string">
            <text:p text:style-name="P69">Web</text:p>
          </table:table-cell>
          <table:table-cell table:style-name="Tabela4.D7" office:value-type="string">
            <text:p text:style-name="P67"><text:span text:style-name="T45">3.0.x ou superior</text:span> </text:p>
          </table:table-cell>
        </table:table-row>
        <table:table-row>
          <table:table-cell table:style-name="Tabela4.A10" office:value-type="string">
            <text:p text:style-name="P69">Gerenciador de artefatos</text:p>
          </table:table-cell>
          <table:table-cell table:style-name="Tabela4.B7" office:value-type="string">
            <text:p text:style-name="P69">Artifactory</text:p>
          </table:table-cell>
          <table:table-cell table:style-name="Tabela4.C10" office:value-type="string">
            <text:p text:style-name="P69">Web</text:p>
          </table:table-cell>
          <table:table-cell table:style-name="Tabela4.D7" office:value-type="string">
            <text:p text:style-name="P67"><text:span text:style-name="T45">2.6.x ou superior</text:span> </text:p>
          </table:table-cell>
        </table:table-row>
        <table:table-row>
          <table:table-cell table:style-name="Tabela4.A10" office:value-type="string">
            <text:p text:style-name="P69">Banco de dados</text:p>
          </table:table-cell>
          <table:table-cell table:style-name="Tabela4.B8" office:value-type="string">
            <text:p text:style-name="P69">MySql</text:p>
          </table:table-cell>
          <table:table-cell table:style-name="Tabela4.C10" office:value-type="string">
            <text:p text:style-name="P69">Multiplataforma</text:p>
          </table:table-cell>
          <table:table-cell table:style-name="Tabela4.D8" office:value-type="string">
            <text:p text:style-name="P67"><text:span text:style-name="T45">5.5.x ou superior</text:span> </text:p>
          </table:table-cell>
        </table:table-row>
        <table:table-row>
          <table:table-cell table:style-name="Tabela4.A10" office:value-type="string">
            <text:p text:style-name="P69">Modelagem de banco de dados</text:p>
          </table:table-cell>
          <table:table-cell table:style-name="Tabela4.B9" office:value-type="string">
            <text:p text:style-name="P69">MySql Workbench</text:p>
          </table:table-cell>
          <table:table-cell table:style-name="Tabela4.C10" office:value-type="string">
            <text:p text:style-name="P69">Multiplataforma</text:p>
          </table:table-cell>
          <table:table-cell table:style-name="Tabela4.D9" office:value-type="string">
            <text:p text:style-name="P67">5.2 ou superior</text:p>
          </table:table-cell>
        </table:table-row>
        <table:table-row>
          <table:table-cell table:style-name="Tabela4.A10" office:value-type="string">
            <text:p text:style-name="P69">Gerenciador de builds</text:p>
          </table:table-cell>
          <table:table-cell table:style-name="Tabela4.B10" office:value-type="string">
            <text:p text:style-name="P69">Maven</text:p>
          </table:table-cell>
          <table:table-cell table:style-name="Tabela4.C10" office:value-type="string">
            <text:p text:style-name="P69">Multiplataforma</text:p>
          </table:table-cell>
          <table:table-cell table:style-name="Tabela4.D10" office:value-type="string">
            <text:p text:style-name="P67">2.2.1 ou superior </text:p>
          </table:table-cell>
        </table:table-row>
        <table:table-row>
          <table:table-cell table:style-name="Tabela4.A15" office:value-type="string">
            <text:p text:style-name="P69">Linguagem de Programação</text:p>
          </table:table-cell>
          <table:table-cell table:style-name="Tabela4.B15" office:value-type="string">
            <text:p text:style-name="P69">Java</text:p>
          </table:table-cell>
          <table:table-cell table:style-name="Tabela4.C15" office:value-type="string">
            <text:p text:style-name="P69">Multiplataforma</text:p>
          </table:table-cell>
          <table:table-cell table:style-name="Tabela4.D15" office:value-type="string">
            <text:p text:style-name="P67">1.6 ou superior<text:soft-page-break/></text:p>
          </table:table-cell>
        </table:table-row>
        <table:table-row>
          <table:table-cell table:style-name="Tabela4.A15" office:value-type="string">
            <text:p text:style-name="P69">Teste de Unidade</text:p>
          </table:table-cell>
          <table:table-cell table:style-name="Tabela4.B15" office:value-type="string">
            <text:p text:style-name="P69">Junit</text:p>
          </table:table-cell>
          <table:table-cell table:style-name="Tabela4.C15" office:value-type="string">
            <text:p text:style-name="P69">Multiplataforma</text:p>
          </table:table-cell>
          <table:table-cell table:style-name="Tabela4.D15" office:value-type="string">
            <text:p text:style-name="P67">3.8 ou superior</text:p>
          </table:table-cell>
        </table:table-row>
        <table:table-row>
          <table:table-cell table:style-name="Tabela4.A15" office:value-type="string">
            <text:p text:style-name="P69">Teste de Unidade</text:p>
          </table:table-cell>
          <table:table-cell table:style-name="Tabela4.B15" office:value-type="string">
            <text:p text:style-name="P69">Mockito</text:p>
          </table:table-cell>
          <table:table-cell table:style-name="Tabela4.C15" office:value-type="string">
            <text:p text:style-name="P69">Multiplataforma</text:p>
          </table:table-cell>
          <table:table-cell table:style-name="Tabela4.D15" office:value-type="string">
            <text:p text:style-name="P67">1.8 ou superior</text:p>
          </table:table-cell>
        </table:table-row>
        <table:table-row>
          <table:table-cell table:style-name="Tabela4.A15" office:value-type="string">
            <text:p text:style-name="P69">Framework Mapeamento Objeto Relacional</text:p>
          </table:table-cell>
          <table:table-cell table:style-name="Tabela4.B15" office:value-type="string">
            <text:p text:style-name="P69">Hibernate</text:p>
          </table:table-cell>
          <table:table-cell table:style-name="Tabela4.C15" office:value-type="string">
            <text:p text:style-name="P69">Multiplataforma</text:p>
          </table:table-cell>
          <table:table-cell table:style-name="Tabela4.D15" office:value-type="string">
            <text:p text:style-name="P67">3.4 ou superior</text:p>
          </table:table-cell>
        </table:table-row>
        <table:table-row>
          <table:table-cell table:style-name="Tabela4.A15" office:value-type="string">
            <text:p text:style-name="P69">IDE</text:p>
          </table:table-cell>
          <table:table-cell table:style-name="Tabela4.B15" office:value-type="string">
            <text:p text:style-name="P69">NetBeans</text:p>
          </table:table-cell>
          <table:table-cell table:style-name="Tabela4.C15" office:value-type="string">
            <text:p text:style-name="P69">Multiplataforma</text:p>
          </table:table-cell>
          <table:table-cell table:style-name="Tabela4.D15" office:value-type="string">
            <text:p text:style-name="P67">7 ou superior</text:p>
          </table:table-cell>
        </table:table-row>
        <table:table-row>
          <table:table-cell table:style-name="Tabela4.A19" office:value-type="string">
            <text:p text:style-name="P69">Framework MVC</text:p>
          </table:table-cell>
          <table:table-cell table:style-name="Tabela4.B19" office:value-type="string">
            <text:p text:style-name="P69">JSF</text:p>
          </table:table-cell>
          <table:table-cell table:style-name="Tabela4.C19" office:value-type="string">
            <text:p text:style-name="P69">Multiplataforma</text:p>
          </table:table-cell>
          <table:table-cell table:style-name="Tabela4.D19" office:value-type="string">
            <text:p text:style-name="P67">2.0 ou superior</text:p>
          </table:table-cell>
        </table:table-row>
        <table:table-row>
          <table:table-cell table:style-name="Tabela4.A19" office:value-type="string">
            <text:p text:style-name="P69">Framework Inversão de Controle</text:p>
          </table:table-cell>
          <table:table-cell table:style-name="Tabela4.B19" office:value-type="string">
            <text:p text:style-name="P69">Spring</text:p>
          </table:table-cell>
          <table:table-cell table:style-name="Tabela4.C19" office:value-type="string">
            <text:p text:style-name="P69">Multiplataforma</text:p>
          </table:table-cell>
          <table:table-cell table:style-name="Tabela4.D19" office:value-type="string">
            <text:p text:style-name="P67">3.0.7 ou superior</text:p>
          </table:table-cell>
        </table:table-row>
        <table:table-row>
          <table:table-cell table:style-name="Tabela4.A19" office:value-type="string">
            <text:p text:style-name="P69">Servidor de Aplicação</text:p>
          </table:table-cell>
          <table:table-cell table:style-name="Tabela4.B19" office:value-type="string">
            <text:p text:style-name="P69">Tomcat</text:p>
          </table:table-cell>
          <table:table-cell table:style-name="Tabela4.C19" office:value-type="string">
            <text:p text:style-name="P69">Multiplataforma</text:p>
          </table:table-cell>
          <table:table-cell table:style-name="Tabela4.D19" office:value-type="string">
            <text:p text:style-name="P67">6 ou superior</text:p>
          </table:table-cell>
        </table:table-row>
        <table:table-row>
          <table:table-cell table:style-name="Tabela4.A19" office:value-type="string">
            <text:p text:style-name="P69">Gerenciamento de Projeto</text:p>
          </table:table-cell>
          <table:table-cell table:style-name="Tabela4.B19" office:value-type="string">
            <text:p text:style-name="P69">Redmine</text:p>
          </table:table-cell>
          <table:table-cell table:style-name="Tabela4.C19" office:value-type="string">
            <text:p text:style-name="P69">Multiplataforma</text:p>
          </table:table-cell>
          <table:table-cell table:style-name="Tabela4.D19" office:value-type="string">
            <text:p text:style-name="P67">2.0.4 ou superior</text:p>
          </table:table-cell>
        </table:table-row>
        <table:table-row>
          <table:table-cell table:style-name="Tabela4.A20" office:value-type="string">
            <text:p text:style-name="P67"><text:span text:style-name="T47">Framework de Segurança</text:span> </text:p>
          </table:table-cell>
          <table:table-cell table:style-name="Tabela4.B20" office:value-type="string">
            <text:p text:style-name="P69">Spring Security</text:p>
          </table:table-cell>
          <table:table-cell table:style-name="Tabela4.C20" office:value-type="string">
            <text:p text:style-name="P69">Multiplataforma</text:p>
          </table:table-cell>
          <table:table-cell table:style-name="Tabela4.D20" office:value-type="string">
            <text:p text:style-name="P67">3.0.7 ou superior</text:p>
          </table:table-cell>
        </table:table-row>
      </table:table>
      <text:p text:style-name="P12">Tabela 4 - Ferramentas</text:p>
      <text:h text:style-name="P103" text:outline-level="2"><text:bookmark-start text:name="__RefHeading__4084_832312424"/><text:bookmark-start text:name="h.urtckcx2msd11"/><text:bookmark-start text:name="_Toc3389182421"/><text:span text:style-name="T63">6.</text:span><text:span text:style-name="T65">2</text:span> <text:bookmark-end text:name="h.urtckcx2msd11"/><text:bookmark-end text:name="_Toc3389182421"/><text:span text:style-name="T63">Padrões para versionamento</text:span><text:bookmark-end text:name="__RefHeading__4084_832312424"/></text:h>
      <text:p text:style-name="P58"><text:span text:style-name="T63"><text:tab/></text:span><text:span text:style-name="T4">Todos os artefatos gerados que sofrerem alterações e evoluírem durante a execução do projeto, com exceção do código fonte e documentos que não se encaixam nessa restrição, devem seguir o padrão de versionamento definido abaixo.</text:span></text:p>
      <text:p text:style-name="P52"><text:tab/>O padrão utilizado será baseado na notação XX.YY. Onde X representa o número principal da versão do artefato, que é alterado quando há grandes mudanças e Y representa o número de pequenas alterações em uma versão maior, sendo alterado quando há poucas mudanças.</text:p>
      <text:p text:style-name="P52"><text:tab/> São exemplos de versões válidas 0.5, 1.05, 1.1, 10.0 e 4.99.</text:p>
      <text:h text:style-name="P107" text:outline-level="2"><text:bookmark-start text:name="__RefHeading__4086_832312424"/><text:bookmark-start text:name="h.urtckcx2msd111"/><text:bookmark-start text:name="_Toc33891824211"/><text:span text:style-name="T63">6.</text:span><text:span text:style-name="T65">3</text:span><text:span text:style-name="T63"> </text:span><text:bookmark-end text:name="h.urtckcx2msd111"/><text:bookmark-end text:name="_Toc33891824211"/><text:span text:style-name="T63">Padrões de mensagens de commit ao repositório</text:span><text:bookmark-end text:name="__RefHeading__4086_832312424"/></text:h>
      <text:p text:style-name="P59"><text:span text:style-name="T63"><text:tab/>S</text:span><text:span text:style-name="T4">empre que for realizado um commit ao repositório de versionamento é obrigatório o envio da mensagem. Esta mensagem seguirá o padrão:</text:span></text:p>
      <text:list xml:id="list41661817" text:style-name="L1">
        <text:list-item>
          <text:p text:style-name="P113">&lt;Mensagem&gt; + refs #78</text:p>
        </text:list-item>
      </text:list>
      <text:p text:style-name="P59"><text:span text:style-name="T4"><text:tab/>Onde &lt;Mensagem&gt; deverá ser substituída por uma mensagem sucinta explicando o motivo do commit mais a palavra refs (referenciando) #78 o número da sua atividade na </text:span><text:soft-page-break/><text:span text:style-name="T4">ferramenta de gerenciamento de projeto. Logo um exemplo de mensagem é: “Envio do Plano de Gerência de Configuração refs #16”. </text:span><text:span text:style-name="T63"><text:s/></text:span></text:p>
      <text:h text:style-name="P100" text:outline-level="2"><text:bookmark-start text:name="__RefHeading__3288_398758807"/><text:span text:style-name="T65">6.4</text:span><text:bookmark-start text:name="h.urtckcx2msd1"/><text:bookmark-start text:name="_Toc338918242"/> Templates de Artefatos<text:bookmark-end text:name="__RefHeading__3288_398758807"/><text:bookmark-end text:name="h.urtckcx2msd1"/><text:bookmark-end text:name="_Toc338918242"/></text:h>
      <text:p text:style-name="P4"><text:span text:style-name="T7"><text:tab/>Todos os documentos deverão seguir o template de documentos definido em </text:span><text:a xlink:type="simple" xlink:href="http://sgb-02-2012.googlecode.com/svn/trunk/Gerencia_de_Configuracao/SGB_PLGC_PlanoDeGerenciaDeConfiguracao.odt"><text:span text:style-name="T7">http://sgb-02-2012.googlecode.com/svn/trunk/Gerencia_de_Configuracao/SGB_PLGC_PlanoDeGerenciaDeConfiguracao.odt</text:span></text:a><text:span text:style-name="T7"> . Com exceção dos relatórios individuais cujo template foi definido pelo seguinte </text:span><text:span text:style-name="T7">documento </text:span><text:a xlink:type="simple" xlink:href="http://sgb-02-2012.googlecode.com/files/PlanoGeralDaFábricaDeSoftware-segundoSemestre2012.pdf"><text:span text:style-name="T7">http://sgb-02-2012.googlecode.com/files/PlanoGeralDaFábricaDeSoftware-segundoSemestre2012.pdf</text:span></text:a><text:span text:style-name="T7">.</text:span></text:p>
      <text:h text:style-name="P106" text:outline-level="2"/>
      <text:h text:style-name="P98" text:outline-level="1"><text:bookmark-start text:name="__RefHeading__3363_470301073"/>7 Atividades <text:bookmark-end text:name="__RefHeading__3363_470301073"/></text:h>
      <text:h text:style-name="P109" text:outline-level="2"><text:bookmark-start text:name="__RefHeading__3365_470301073"/>7.1 Planejamento da Configuração<text:bookmark-end text:name="__RefHeading__3365_470301073"/></text:h>
      <text:h text:style-name="P119" text:outline-level="10"/>
      <text:p text:style-name="P91"><text:tab/>A cada fase ou iteração o Gerente de Configuração deve atualizar este plano de gerência de configuração de acordo com sua necessidade, verificando se houve a criação de novas estruturas de diretórios, itens de configuração, ferramentas ou mudanças relativas a Gerência de Configuração que impacta na mudança deste plano.</text:p>
      <text:h text:style-name="P110" text:outline-level="2"><text:bookmark-start text:name="__RefHeading__3367_470301073"/>7.2 Acompanhamento da Configuração<text:bookmark-end text:name="__RefHeading__3367_470301073"/></text:h>
      <text:p text:style-name="P64"><text:tab/></text:p>
      <text:p text:style-name="P120"><text:span text:style-name="T76"><text:tab/>O gerente deverá estar acompanhando a configuração do projeto diariamente e a cada fase estar gerando um relatório de acompanhamento da configuração de acordo com seguinte documento </text:span><text:a xlink:type="simple" xlink:href="https://code.google.com/p/sgb-02-2012/source/browse/trunk/Gerencia_de_Configuracao/Template/SGB_TEMPL_TemplateRelatorioDeAcompanhamentoDaConfiguracao.odt"><text:span text:style-name="T13">SGB_TEMPL_TemplateRelatorioDeAcompanhamentoDaConfiguracao.odt</text:span></text:a><text:span text:style-name="T13"> .</text:span></text:p>
      <text:h text:style-name="P104" text:outline-level="2"><text:bookmark-start text:name="__RefHeading__4088_832312424"/><text:span text:style-name="T76">7</text:span><text:span text:style-name="T65">.</text:span><text:span text:style-name="T76">3</text:span><text:bookmark-start text:name="h.urtckcx2msd12"/><text:bookmark-start text:name="_Toc3389182422"/> <text:bookmark-end text:name="h.urtckcx2msd12"/><text:bookmark-end text:name="_Toc3389182422"/><text:span text:style-name="T66">Geração de baselines</text:span><text:bookmark-end text:name="__RefHeading__4088_832312424"/></text:h>
      <text:p text:style-name="P60"><text:span text:style-name="T66"><text:tab/></text:span><text:span text:style-name="T5">As baselines serão geradas ao término de cada fase respeitando a restrição de serem geradas 24 horas após o encerramento de cada fase ou iteração. Esta restrição permite que os relatórios individuais façam parte de cada baseline. </text:span></text:p>
      <text:p text:style-name="P53"><text:tab/>As baselines serão armazenadas na pasta tag, na raiz do repositório, sendo armazenadas nos seguintes diretórios que correspondem a cada fase ou iteração.</text:p>
      <text:p text:style-name="P60"><text:soft-page-break/><text:span text:style-name="T5"><text:tab/></text:span><text:span text:style-name="T6">Somente o Gestor de Configuração terá acesso à edição destas pasta, sendo ele o responsável pela criação das baselines e por controlar as mudanças nas baselines já geradas.</text:span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1">Diretório</text:p>
          </table:table-cell>
          <table:table-cell table:style-name="Tabela7.B1" office:value-type="string">
            <text:p text:style-name="P71">Fase ou Iteração</text:p>
          </table:table-cell>
        </table:table-row>
        <table:table-row>
          <table:table-cell table:style-name="Tabela7.A10" office:value-type="string">
            <text:p text:style-name="P79">0.1</text:p>
          </table:table-cell>
          <table:table-cell table:style-name="Tabela7.B10" office:value-type="string">
            <text:p text:style-name="P79">Fase de Concepção</text:p>
          </table:table-cell>
        </table:table-row>
        <table:table-row>
          <table:table-cell table:style-name="Tabela7.A10" office:value-type="string">
            <text:p text:style-name="P79">0.2</text:p>
          </table:table-cell>
          <table:table-cell table:style-name="Tabela7.B10" office:value-type="string">
            <text:p text:style-name="P79">Fase de Planejamento</text:p>
          </table:table-cell>
        </table:table-row>
        <table:table-row>
          <table:table-cell table:style-name="Tabela7.A10" office:value-type="string">
            <text:p text:style-name="P79">0.3</text:p>
          </table:table-cell>
          <table:table-cell table:style-name="Tabela7.B10" office:value-type="string">
            <text:p text:style-name="P79">Fase de Construção – Iteração 1</text:p>
          </table:table-cell>
        </table:table-row>
        <table:table-row>
          <table:table-cell table:style-name="Tabela7.A10" office:value-type="string">
            <text:p text:style-name="P79">0.4</text:p>
          </table:table-cell>
          <table:table-cell table:style-name="Tabela7.B10" office:value-type="string">
            <text:p text:style-name="P70"><text:span text:style-name="T66">Fase de Construção – Iteração </text:span><text:span text:style-name="T67">2</text:span></text:p>
          </table:table-cell>
        </table:table-row>
        <table:table-row>
          <table:table-cell table:style-name="Tabela7.A10" office:value-type="string">
            <text:p text:style-name="P79">0.5</text:p>
          </table:table-cell>
          <table:table-cell table:style-name="Tabela7.B10" office:value-type="string">
            <text:p text:style-name="P70"><text:span text:style-name="T66">Fase de Construção – Iteração </text:span><text:span text:style-name="T67">3</text:span></text:p>
          </table:table-cell>
        </table:table-row>
        <table:table-row>
          <table:table-cell table:style-name="Tabela7.A10" office:value-type="string">
            <text:p text:style-name="P79">0.6</text:p>
          </table:table-cell>
          <table:table-cell table:style-name="Tabela7.B10" office:value-type="string">
            <text:p text:style-name="P70"><text:span text:style-name="T66">Fase de Construção – Iteração </text:span><text:span text:style-name="T67">4</text:span></text:p>
          </table:table-cell>
        </table:table-row>
        <table:table-row>
          <table:table-cell table:style-name="Tabela7.A10" office:value-type="string">
            <text:p text:style-name="P79">0.7</text:p>
          </table:table-cell>
          <table:table-cell table:style-name="Tabela7.B10" office:value-type="string">
            <text:p text:style-name="P70"><text:span text:style-name="T66">Fase de Construção – Iteração </text:span><text:span text:style-name="T67">5</text:span></text:p>
          </table:table-cell>
        </table:table-row>
        <table:table-row>
          <table:table-cell table:style-name="Tabela7.A10" office:value-type="string">
            <text:p text:style-name="P79">0.8</text:p>
          </table:table-cell>
          <table:table-cell table:style-name="Tabela7.B10" office:value-type="string">
            <text:p text:style-name="P70"><text:span text:style-name="T66">Fase de Construção – Iteração </text:span><text:span text:style-name="T67">6</text:span></text:p>
          </table:table-cell>
        </table:table-row>
        <table:table-row>
          <table:table-cell table:style-name="Tabela7.A10" office:value-type="string">
            <text:p text:style-name="P79">0.9</text:p>
          </table:table-cell>
          <table:table-cell table:style-name="Tabela7.B10" office:value-type="string">
            <text:p text:style-name="P70"><text:span text:style-name="T66">Fase de Construção – Iteração </text:span><text:span text:style-name="T67">7</text:span></text:p>
          </table:table-cell>
        </table:table-row>
        <table:table-row>
          <table:table-cell table:style-name="Tabela7.A11" office:value-type="string">
            <text:p text:style-name="P79">1.0</text:p>
          </table:table-cell>
          <table:table-cell table:style-name="Tabela7.B11" office:value-type="string">
            <text:p text:style-name="P70"><text:span text:style-name="T66">Fase de </text:span><text:span text:style-name="T67">Encerramento</text:span></text:p>
          </table:table-cell>
        </table:table-row>
      </table:table>
      <text:p text:style-name="P54">Tabela 5 – Estrutura de diretórios da pasta tag</text:p>
      <text:p text:style-name="P54"/>
      <text:p text:style-name="P47"><text:span text:style-name="T18"><text:tab/></text:span><text:span text:style-name="T12">Após a geração da baseline o gestor da configuração deverá gerar um relatório de estabelecimento da baseline preenchendo o seguinte template</text:span><text:span text:style-name="T13">: </text:span><text:a xlink:type="simple" xlink:href="http://code.google.com/p/sgb-02-2012/source/browse/trunk/Gerencia_de_Configuracao/Template/SGB_TEMPL_TemplateRelatorioDeEstabelecimentoDeBaseline.odt"><text:span text:style-name="T13">SGB_TEMPL_TemplateRelatorioDeEstabelecimentoDeBaseline.odt</text:span></text:a><text:span text:style-name="T13">. </text:span><text:span text:style-name="T14">O relatório deverá ser submetido para o seguinte diretório </text:span><text:a xlink:type="simple" xlink:href="http://code.google.com/p/sgb-02-2012/source/browse/trunk/"><text:span text:style-name="T58">t</text:span></text:a><text:span text:style-name="T13">runk/ Gerencia_de_Configuracao/ </text:span><text:span text:style-name="T15">Relatorios_De_Estabelecimento_De_Baseline</text:span><text:span text:style-name="T13"> .</text:span></text:p>
      <text:p text:style-name="P51"/>
      <text:p text:style-name="P55">7.4 Auditoria da Configuração</text:p>
      <text:p text:style-name="P55"/>
      <text:p text:style-name="P114"><text:span text:style-name="T18"><text:tab/></text:span><text:span text:style-name="T10">Após a geração da baseline deverá ser realizado uma auditoria da configuração da baseline gerada, preenchendo os seguintes checklists: </text:span><text:a xlink:type="simple" xlink:href="http://code.google.com/p/sgb-02-2012/source/browse/trunk/Gerencia_de_Configuracao/Template/SGB_TEMPL_TemplateChecklistDeAuditoriaDeConfiguraçãoFísica.odt"><text:span text:style-name="T13">SGB_TEMPL_TemplateChecklistDeAuditoriaDeConfiguraçãoFísica.odt</text:span></text:a><text:span text:style-name="T13"> , </text:span><text:a xlink:type="simple" xlink:href="http://code.google.com/p/sgb-02-2012/source/browse/trunk/Gerencia_de_Configuracao/Template/SGB_TEMPL_TemplateChecklistDeAuditoriaDeConfiguracaoFuncional.odt"><text:span text:style-name="T13">SGB_TEMPL_TemplateChecklistDeAuditoriaDeConfiguracaoFuncional.odt</text:span></text:a><text:span text:style-name="T13">. </text:span><text:span text:style-name="T15">Depois deverá ser </text:span><text:soft-page-break/><text:span text:style-name="T15">gerado um relatório de não conformidades da auditoria seguindo o seguind</text:span><text:span text:style-name="T16">o </text:span><text:span text:style-name="T15">template: </text:span><text:a xlink:type="simple" xlink:href="https://code.google.com/p/sgb-02-2012/source/browse/trunk/Gerencia_de_Configuracao/Template/SGB_TEMPL_TemplateRelatorioDeNaoConformidadeDaAuditoriaDaConfiguração.odt"><text:span text:style-name="T54">SGB_TEMPL_TemplateRelatorioDeNaoConformidadeDaAuditoriaDaConfiguração.odt</text:span></text:a><text:span text:style-name="T78"> </text:span></text:p>
      <text:p text:style-name="P62"/>
      <text:p text:style-name="P55">7.5 Analisar Solicitação de mudança em Baseline</text:p>
      <text:p text:style-name="P115"><text:span text:style-name="T18"><text:tab/></text:span><text:span text:style-name="T10">Cada solicitação realizadas deverá passar por uma análise de soliciatação de mudança em baseline,seguindo o preenchimento do seguinte template: </text:span><text:a xlink:type="simple" xlink:href="https://code.google.com/p/sgb-02-2012/source/browse/trunk/Gerencia_de_Configuracao/Template/SGB_TEMPL_TemplateAnaliseDeSolicitacaoMudanca.odt"><text:span text:style-name="T55">SGB_TEMPL_TemplateAnaliseDeSolicitacaoMudanca.odt</text:span></text:a><text:span text:style-name="T80"> .</text:span><text:span text:style-name="T78"> </text:span><text:span text:style-name="T37">Caso seja aprovada deverá ser realizado um planejamento da mudança.</text:span></text:p>
      <text:p text:style-name="P55">7.6 Planejar Mudança em Baseline</text:p>
      <text:p text:style-name="P61"><text:span text:style-name="T18"><text:tab/></text:span><text:span text:style-name="T10">Com a análise de mudança aprovada o gestor deverá planejar a implementação da mudança solicitada juntamente com a Gerência de Projetos e Integração incluindo no cronograma do projeto as atividades relativas a mudança aprovada e solicitada, para o registro deste plano deve ser usado o seguinte template: </text:span><text:a xlink:type="simple" xlink:href="https://code.google.com/p/sgb-02-2012/source/browse/trunk/Gerencia_de_Configuracao/Template/SGB_TEMPL_TemplatePlanoMudancaBaseline.odt"><text:span text:style-name="T55">SGB_TEMPL_TemplatePlanoMudancaBaseline.odt</text:span></text:a><text:span text:style-name="T82"> </text:span></text:p>
      <text:p text:style-name="P55">7.7 Implementar Mudança em Baseline</text:p>
      <text:p text:style-name="P61"><text:span text:style-name="T18"><text:tab/></text:span><text:span text:style-name="T11">Com as atividades de mudança incluídas no cronograma, a <text:s/>medida que elas forem finalizadas o Gestor de configuração deverá ver se as mudanças estão de acordo com o que foi previsto no plano de mudança em baseline, está atividades se encontra melhor descrita no </text:span><text:a xlink:type="simple" xlink:href="http://code.google.com/p/sgb-02-2012/source/browse/trunk/Gerencia_de_Configuracao/SGB_PRGC_ProcessoDeGerenciaDeConfiguracao.odt"><text:span text:style-name="T48">SGB_PRGC_ProcessoDeGerenciaDeConfiguracao.odt</text:span></text:a>. <text:span text:style-name="T19">Com as mudanças completamente implementadas o Gestor de Configuração deverá estabelecer uma nova baseline baseado na baseline a qual sofreu a mudança seguindo a seção 7.3 deste documento de geração de Baseline, porém o versionamento será da seguinte forma:</text:span></text:p>
      <text:p text:style-name="P56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78">Exemplos Baseline original</text:p>
          </table:table-cell>
          <table:table-cell table:style-name="Tabela16.B1" office:value-type="string">
            <text:p text:style-name="P78">Exemplos Baseline com mudança implementada</text:p>
          </table:table-cell>
        </table:table-row>
        <table:table-row>
          <table:table-cell table:style-name="Tabela16.A3" office:value-type="string">
            <text:p text:style-name="P80">0.1</text:p>
          </table:table-cell>
          <table:table-cell table:style-name="Tabela16.B3" office:value-type="string">
            <text:p text:style-name="P88">0.1.1, 0.1.2</text:p>
          </table:table-cell>
        </table:table-row>
        <table:table-row>
          <table:table-cell table:style-name="Tabela16.A3" office:value-type="string">
            <text:p text:style-name="P80">0.2</text:p>
          </table:table-cell>
          <table:table-cell table:style-name="Tabela16.B3" office:value-type="string">
            <text:p text:style-name="P88">0.2.1, 0.2.2</text:p>
          </table:table-cell>
        </table:table-row>
        <table:table-row>
          <table:table-cell table:style-name="Tabela16.A4" office:value-type="string">
            <text:p text:style-name="P80">0.3</text:p>
          </table:table-cell>
          <table:table-cell table:style-name="Tabela16.B4" office:value-type="string">
            <text:p text:style-name="P88">0.3.1, 0.3.2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line-height="150%"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2" style:display-name="WW_CharLFO3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bullet text:level="1" text:style-name="WW_5f_CharLFO3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3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3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3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3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3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3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3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3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line-height="100%" fo:text-align="justify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Standard">
      <style:paragraph-properties fo:margin-top="0cm" fo:margin-bottom="0cm" style:contextual-spacing="false" fo:line-height="115%"/>
    </style:style>
    <style:style style:name="MP5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font-weight="normal" officeooo:rsid="002787a6" style:font-size-asian="11pt" style:font-weight-asian="normal" style:font-size-complex="11pt" style:font-weight-complex="normal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2" text:anchor-type="paragraph" svg:x="14.316cm" svg:y="0.185cm" svg:width="2.514cm" style:rel-width="scale" svg:height="1.741cm" style:rel-height="scale" draw:z-index="2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PLGC_PlanoDeGerênciaDeConfiguração </text:span></text:span><text:span text:style-name="Fonte_20_parág._20_padrão"><text:span text:style-name="MT2">Versão </text:span></text:span><text:span text:style-name="Fonte_20_parág._20_padrão"><text:span text:style-name="MT3">2.0</text:span></text:span></text:p>
        <text:p text:style-name="Header"/>
      </style:header>
      <style:footer>
        <text:p text:style-name="MP3"/>
      </style:footer>
    </style:master-page>
    <style:master-page style:name="MP0" style:page-layout-name="Mpm2">
      <style:header>
        <text:p text:style-name="MP4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5"><text:span text:style-name="Fonte_20_parág._20_padrão"><text:span text:style-name="MT4">Fábrica de Software – Instituto de Informática – Universidade Federal de Goiás</text:span></text:span></text:p>
              <text:p text:style-name="MP5"><text:span text:style-name="Fonte_20_parág._20_padrão"><text:span text:style-name="MT4">SGB – Sistema de Gestão Bibliográfica</text:span></text:span></text:p>
              <text:p text:style-name="MP6"><text:span text:style-name="Fonte_20_parág._20_padrão"><text:span text:style-name="MT4">SGB_TEMPL_TemplateDocumentos Versão 0.1</text:span></text:span></text:p>
            </table:table-cell>
            <table:table-cell table:style-name="Tabela1.A1" office:value-type="string">
              <text:p text:style-name="MP6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6"/>
      </style:header>
      <style:footer>
        <text:p text:style-name="MP7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1-02T21:58:11.79</dc:date>
    <meta:editing-cycles>59</meta:editing-cycles>
    <meta:editing-duration>PT15H8M45S</meta:editing-duration>
    <meta:document-statistic meta:table-count="16" meta:image-count="3" meta:object-count="0" meta:page-count="22" meta:paragraph-count="579" meta:word-count="2626" meta:character-count="22361" meta:non-whitespace-character-count="20129"/>
    <meta:template xlink:type="simple" xlink:actuate="onRequest" xlink:title="" xlink:href="Normal.dotm"/>
  </office:meta>
</office:document-meta>
</file>